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18thCentury" svg:font-family="18thCentury" style:font-pitch="variable"/>
    <style:font-face style:name="AcmeFont" svg:font-family="AcmeFont" style:font-pitch="variable"/>
    <style:font-face style:name="Alfredo" svg:font-family="Alfredo" style:font-pitch="variable"/>
    <style:font-face style:name="Almonte Snow" svg:font-family="'Almonte Snow'" style:font-pitch="variable"/>
    <style:font-face style:name="Arial" svg:font-family="Arial" style:font-family-generic="swiss" style:font-pitch="variable"/>
    <style:font-face style:name="Asimov" svg:font-family="Asimov" style:font-family-generic="swiss" style:font-pitch="variable"/>
    <style:font-face style:name="Baby Kruffy" svg:font-family="'Baby Kruffy'" style:font-pitch="variable"/>
    <style:font-face style:name="Bauhaus 93" svg:font-family="'Bauhaus 93'" style:font-family-generic="decorative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wiss" style:font-pitch="variable"/>
    <style:font-face style:name="OpenSymbol" svg:font-family="OpenSymbol" style:font-family-generic="system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" style:master-page-name="MP0">
      <style:paragraph-properties fo:line-height="150%" fo:text-align="center" style:justify-single-word="false" style:page-number="auto" fo:break-before="page"/>
      <style:text-properties style:font-name="Asimov" fo:font-weight="bold" style:font-weight-asian="bold" style:font-name-complex="Arial" style:font-weight-complex="bold"/>
    </style:style>
    <style:style style:name="P2" style:family="paragraph" style:parent-style-name="TDC_20_1">
      <style:paragraph-properties fo:line-height="150%">
        <style:tab-stops>
          <style:tab-stop style:position="14.982cm" style:type="right" style:leader-style="dotted" style:leader-text="."/>
        </style:tab-stops>
      </style:paragraph-properties>
    </style:style>
    <style:style style:name="P3" style:family="paragraph" style:parent-style-name="TDC_20_2">
      <style:paragraph-properties fo:line-height="150%">
        <style:tab-stops>
          <style:tab-stop style:position="14.594cm" style:type="right" style:leader-style="dotted" style:leader-text="."/>
        </style:tab-stops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Heading_20_1">
      <style:paragraph-properties fo:line-height="150%"/>
      <style:text-properties style:font-name="Arial" fo:font-weight="bold" style:font-weight-asian="bold" style:font-name-complex="Arial" style:font-weight-complex="bold"/>
    </style:style>
    <style:style style:name="P6" style:family="paragraph" style:parent-style-name="Heading_20_1">
      <style:text-properties officeooo:paragraph-rsid="00347ad2"/>
    </style:style>
    <style:style style:name="P7" style:family="paragraph" style:parent-style-name="Heading_20_2">
      <style:paragraph-properties fo:line-height="150%"/>
      <style:text-properties style:font-name="Arial" fo:font-weight="bold" style:font-weight-asian="bold" style:font-name-complex="Arial" style:font-weight-complex="bold"/>
    </style:style>
    <style:style style:name="P8" style:family="paragraph" style:parent-style-name="Heading_20_2">
      <style:paragraph-properties fo:line-height="150%"/>
      <style:text-properties style:font-name="Arial" fo:font-weight="bold" officeooo:paragraph-rsid="002d2b42" style:font-weight-asian="bold" style:font-name-complex="Arial" style:font-weight-complex="bold"/>
    </style:style>
    <style:style style:name="P9" style:family="paragraph" style:parent-style-name="Normal">
      <style:paragraph-properties fo:line-height="150%"/>
      <style:text-properties style:font-name="Arial" style:font-name-complex="Arial"/>
    </style:style>
    <style:style style:name="P10" style:family="paragraph" style:parent-style-name="Normal_20__28_Web_29_" style:list-style-name="L1">
      <style:paragraph-properties fo:line-height="150%"/>
    </style:style>
    <style:style style:name="P11" style:family="paragraph" style:parent-style-name="Normal_20__28_Web_29_" style:list-style-name="L1">
      <style:paragraph-properties fo:line-height="150%"/>
      <style:text-properties officeooo:paragraph-rsid="00266cb4"/>
    </style:style>
    <style:style style:name="P12" style:family="paragraph" style:parent-style-name="Normal_20__28_Web_29_" style:list-style-name="L1">
      <style:paragraph-properties fo:line-height="150%"/>
      <style:text-properties officeooo:paragraph-rsid="0029463c"/>
    </style:style>
    <style:style style:name="P13" style:family="paragraph" style:parent-style-name="Normal_20__28_Web_29_" style:list-style-name="L1">
      <style:paragraph-properties fo:line-height="150%"/>
      <style:text-properties officeooo:paragraph-rsid="00347ad2"/>
    </style:style>
    <style:style style:name="P14" style:family="paragraph" style:parent-style-name="Normal_20__28_Web_29_" style:list-style-name="L1">
      <style:paragraph-properties fo:line-height="150%"/>
      <style:text-properties officeooo:paragraph-rsid="003b7a3b"/>
    </style:style>
    <style:style style:name="P15" style:family="paragraph" style:parent-style-name="Normal_20__28_Web_29_" style:list-style-name="L1">
      <style:paragraph-properties fo:line-height="150%"/>
      <style:text-properties officeooo:paragraph-rsid="003bb4a8"/>
    </style:style>
    <style:style style:name="P16" style:family="paragraph" style:parent-style-name="Párrafo_20_de_20_lista" style:list-style-name="L2">
      <style:paragraph-properties fo:line-height="150%"/>
    </style:style>
    <style:style style:name="P17" style:family="paragraph" style:parent-style-name="Párrafo_20_de_20_lista" style:list-style-name="L2">
      <style:paragraph-properties fo:line-height="150%"/>
      <style:text-properties officeooo:paragraph-rsid="0023e3f7"/>
    </style:style>
    <style:style style:name="P18" style:family="paragraph" style:parent-style-name="Párrafo_20_de_20_lista" style:list-style-name="L6">
      <style:paragraph-properties fo:line-height="150%"/>
    </style:style>
    <style:style style:name="P19" style:family="paragraph" style:parent-style-name="Párrafo_20_de_20_lista" style:list-style-name="L2">
      <style:paragraph-properties fo:line-height="150%"/>
      <style:text-properties style:font-name="Arial" style:font-name-complex="Arial"/>
    </style:style>
    <style:style style:name="P20" style:family="paragraph" style:parent-style-name="Párrafo_20_de_20_lista" style:list-style-name="L6">
      <style:paragraph-properties fo:line-height="150%"/>
      <style:text-properties style:font-name="Arial" style:font-name-complex="Arial"/>
    </style:style>
    <style:style style:name="P21" style:family="paragraph" style:parent-style-name="Párrafo_20_de_20_lista" style:list-style-name="L3">
      <style:paragraph-properties fo:line-height="150%"/>
      <style:text-properties style:font-name="Arial" style:language-asian="es" style:country-asian="ES" style:font-name-complex="Arial"/>
    </style:style>
    <style:style style:name="P22" style:family="paragraph" style:parent-style-name="Párrafo_20_de_20_lista" style:list-style-name="L3">
      <style:paragraph-properties fo:line-height="150%"/>
      <style:text-properties style:font-name="Arial" officeooo:paragraph-rsid="002e023d" style:language-asian="es" style:country-asian="ES" style:font-name-complex="Arial"/>
    </style:style>
    <style:style style:name="P23" style:family="paragraph" style:parent-style-name="Párrafo_20_de_20_lista" style:list-style-name="L4">
      <style:paragraph-properties fo:line-height="150%"/>
      <style:text-properties style:font-name="Arial" style:language-asian="es" style:country-asian="ES" style:font-name-complex="Arial"/>
    </style:style>
    <style:style style:name="P24" style:family="paragraph" style:parent-style-name="Párrafo_20_de_20_lista" style:list-style-name="L4">
      <style:paragraph-properties fo:line-height="150%"/>
      <style:text-properties style:font-name="Arial" officeooo:paragraph-rsid="0042839e" style:language-asian="es" style:country-asian="ES" style:font-name-complex="Arial"/>
    </style:style>
    <style:style style:name="P25" style:family="paragraph" style:parent-style-name="Párrafo_20_de_20_lista" style:list-style-name="L5">
      <style:paragraph-properties fo:line-height="150%"/>
      <style:text-properties style:font-name="Arial" style:language-asian="es" style:country-asian="ES" style:font-name-complex="Arial"/>
    </style:style>
    <style:style style:name="P26" style:family="paragraph" style:parent-style-name="Párrafo_20_de_20_lista">
      <style:paragraph-properties fo:line-height="150%"/>
      <style:text-properties style:font-name="Arial" style:language-asian="es" style:country-asian="ES" style:font-name-complex="Arial"/>
    </style:style>
    <style:style style:name="P27" style:family="paragraph" style:parent-style-name="Párrafo_20_de_20_lista" style:list-style-name="L6">
      <style:paragraph-properties fo:line-height="150%"/>
      <style:text-properties style:font-name="Arial" style:language-asian="es" style:country-asian="ES" style:font-name-complex="Arial"/>
    </style:style>
    <style:style style:name="P28" style:family="paragraph" style:parent-style-name="Standard">
      <style:paragraph-properties fo:line-height="150%"/>
      <style:text-properties fo:color="#000000" loext:opacity="100%" style:font-name="Arial" fo:font-weight="bold" style:font-weight-asian="bold" style:font-name-complex="Arial" style:font-weight-complex="bold"/>
    </style:style>
    <style:style style:name="P29" style:family="paragraph" style:parent-style-name="Standard">
      <style:paragraph-properties fo:line-height="150%"/>
      <style:text-properties fo:color="#000000" loext:opacity="100%" style:font-name="Arial"/>
    </style:style>
    <style:style style:name="P30" style:family="paragraph" style:parent-style-name="Standard">
      <style:paragraph-properties fo:line-height="150%"/>
      <style:text-properties style:font-name="Arial" style:font-name-complex="Arial"/>
    </style:style>
    <style:style style:name="P31" style:family="paragraph" style:parent-style-name="Standard">
      <style:paragraph-properties fo:line-height="150%"/>
      <style:text-properties style:font-name="Arial" fo:font-weight="bold" style:font-weight-asian="bold" style:font-name-complex="Arial" style:font-weight-complex="bold"/>
    </style:style>
    <style:style style:name="P32" style:family="paragraph" style:parent-style-name="Standard">
      <style:paragraph-properties fo:line-height="150%"/>
      <style:text-properties style:font-name="Arial"/>
    </style:style>
    <style:style style:name="P33" style:family="paragraph" style:parent-style-name="Standard">
      <style:paragraph-properties fo:line-height="150%"/>
      <style:text-properties style:font-name="Arial" officeooo:paragraph-rsid="001dc9e1"/>
    </style:style>
    <style:style style:name="P34" style:family="paragraph" style:parent-style-name="Standard">
      <style:paragraph-properties fo:line-height="150%"/>
      <style:text-properties officeooo:paragraph-rsid="0023e3f7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name-complex="Arial" style:font-weight-complex="bold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font-name="Arial" fo:font-size="14pt" style:text-underline-style="none" fo:font-weight="normal" style:font-size-asian="14pt" style:font-weight-asian="normal" style:font-name-complex="Arial" style:font-size-complex="14pt" style:font-weight-complex="normal"/>
    </style:style>
    <style:style style:name="T5" style:family="text">
      <style:text-properties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T6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7" style:family="text">
      <style:text-properties style:font-name="Arial" fo:font-size="11pt" style:font-size-asian="11pt" style:font-name-complex="Arial" style:font-size-complex="11pt"/>
    </style:style>
    <style:style style:name="T8" style:family="text">
      <style:text-properties style:font-name="Arial" fo:font-size="11pt" officeooo:rsid="003b7a3b" style:font-size-asian="11pt" style:font-name-complex="Arial" style:font-size-complex="11pt"/>
    </style:style>
    <style:style style:name="T9" style:family="text">
      <style:text-properties style:font-name="Arial" fo:font-size="11pt" officeooo:rsid="003bb4a8" style:font-size-asian="11pt" style:font-name-complex="Arial" style:font-size-complex="11pt"/>
    </style:style>
    <style:style style:name="T10" style:family="text">
      <style:text-properties style:font-name="Arial" style:font-name-complex="Arial"/>
    </style:style>
    <style:style style:name="T11" style:family="text">
      <style:text-properties style:font-name="Arial" fo:font-weight="normal" style:font-weight-asian="normal" style:font-name-complex="Arial" style:font-weight-complex="normal"/>
    </style:style>
    <style:style style:name="T12" style:family="text">
      <style:text-properties style:font-name="Arial" style:language-asian="es" style:country-asian="ES" style:font-name-complex="Arial"/>
    </style:style>
    <style:style style:name="T13" style:family="text">
      <style:text-properties fo:font-size="14pt" style:text-underline-style="none" style:font-size-asian="14pt" style:font-size-complex="14pt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color="#000000" loext:opacity="100%" style:font-name="Arial" fo:font-size="14pt" style:text-underline-style="none" fo:font-weight="normal" style:font-size-asian="14pt" style:font-weight-asian="normal" style:font-name-complex="Arial" style:font-size-complex="14pt" style:font-weight-complex="normal"/>
    </style:style>
    <style:style style:name="T16" style:family="text">
      <style:text-properties fo:color="#000000" loext:opacity="100%"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LVL2" loext:num-list-format="%2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de Windows, Linux y Mac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text:span text:style-name="T13">Indice</text:span></text:p>
      <text:table-of-content text:style-name="Sect1" text:name="_TOC0">
        <text:table-of-content-source text:outline-level="9">
          <text:index-title-template text:style-name="Contents_20_Heading">Sumario</text:index-title-template>
          <text:table-of-content-entry-template text:outline-level="1" text:style-name="TD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D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"><text:a xlink:type="simple" xlink:href="#_Toc175230603" office:target-frame-name="_top" xlink:show="replace" text:style-name="Internet_20_link" text:visited-style-name="Visited_20_Internet_20_Link"><text:span text:style-name="Hipervínculo"><text:span text:style-name="T15">Windows</text:span></text:span><text:span text:style-name="T16"><text:tab/>2</text:span></text:a></text:p>
          <text:p text:style-name="P3"><text:a xlink:type="simple" xlink:href="#_Toc175230604" office:target-frame-name="_top" xlink:show="replace" text:style-name="Internet_20_link" text:visited-style-name="Visited_20_Internet_20_Link"><text:span text:style-name="Hipervínculo"><text:span text:style-name="T15">CMD</text:span></text:span><text:span text:style-name="T16"><text:tab/>2</text:span></text:a></text:p>
          <text:p text:style-name="P3"><text:a xlink:type="simple" xlink:href="#_Toc175230605" office:target-frame-name="_top" xlink:show="replace" text:style-name="Internet_20_link" text:visited-style-name="Visited_20_Internet_20_Link"><text:span text:style-name="Hipervínculo"><text:span text:style-name="T15">PowerShell</text:span></text:span><text:span text:style-name="T16"><text:tab/>15</text:span></text:a></text:p>
          <text:p text:style-name="P2"><text:a xlink:type="simple" xlink:href="#_Toc175230606" office:target-frame-name="_top" xlink:show="replace" text:style-name="Internet_20_link" text:visited-style-name="Visited_20_Internet_20_Link"><text:span text:style-name="Hipervínculo"><text:span text:style-name="T15">Linux</text:span></text:span><text:span text:style-name="T16"><text:tab/>26</text:span></text:a></text:p>
          <text:p text:style-name="P3"><text:a xlink:type="simple" xlink:href="#_Toc175230607" office:target-frame-name="_top" xlink:show="replace" text:style-name="Internet_20_link" text:visited-style-name="Visited_20_Internet_20_Link"><text:span text:style-name="Hipervínculo"><text:span text:style-name="T15">Debian</text:span></text:span><text:span text:style-name="T16"><text:tab/>26</text:span></text:a></text:p>
          <text:p text:style-name="P3"><text:a xlink:type="simple" xlink:href="#_Toc175230608" office:target-frame-name="_top" xlink:show="replace" text:style-name="Internet_20_link" text:visited-style-name="Visited_20_Internet_20_Link"><text:span text:style-name="Hipervínculo"><text:span text:style-name="T15">Arch Linux</text:span></text:span><text:span text:style-name="T16"><text:tab/>37</text:span></text:a></text:p>
          <text:p text:style-name="P3"><text:a xlink:type="simple" xlink:href="#_Toc175230609" office:target-frame-name="_top" xlink:show="replace" text:style-name="Internet_20_link" text:visited-style-name="Visited_20_Internet_20_Link"><text:span text:style-name="Hipervínculo"><text:span text:style-name="T15">Red Hat</text:span></text:span><text:span text:style-name="T16"><text:tab/>48</text:span></text:a></text:p>
          <text:p text:style-name="P2"><text:a xlink:type="simple" xlink:href="#_Toc175230610" office:target-frame-name="_top" xlink:show="replace" text:style-name="Internet_20_link" text:visited-style-name="Visited_20_Internet_20_Link"><text:span text:style-name="Hipervínculo"><text:span text:style-name="T15">Mac</text:span></text:span><text:span text:style-name="T16"><text:tab/>59</text:span></text:a></text:p>
        </text:index-body>
      </text:table-of-content>
      <text:p text:style-name="P29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3"><text:bookmark-start text:name="__RefHeading___Toc575_3506179662"/><text:line-break/><text:bookmark-end text:name="__RefHeading___Toc575_3506179662"/></text:p>
      <text:h text:style-name="P6" text:outline-level="1" text:is-list-header="true"><text:bookmark-start text:name="_Toc175230603"/><text:soft-page-break/><text:span text:style-name="T3">Windows</text:span><text:bookmark-end text:name="_Toc175230603"/><text:line-break/></text:h>
      <text:h text:style-name="P7" text:outline-level="2"><text:bookmark-start text:name="_Toc175230604"/><text:bookmark-start text:name="__RefHeading___Toc593_3506179662"/>CM<text:bookmark-start text:name="__RefHeading___Toc595_3506179662"/>D<text:bookmark-end text:name="_Toc175230604"/><text:bookmark-end text:name="__RefHeading___Toc593_3506179662"/></text:h>
      <text:p text:style-name="P9"/>
      <text:list text:style-name="L1">
        <text:list-item>
          <text:p text:style-name="P10"><text:span text:style-name="Texto_20_en_20_negrita"><text:span text:style-name="T6">dir</text:span></text:span><text:span text:style-name="Fuente_20_de_20_párrafo_20_predeter."><text:span text:style-name="T7"><text:line-break/>Ejemplo: </text:span></text:span><text:span text:style-name="Código_20_HTML"><text:span text:style-name="T7">dir</text:span></text:span><text:span text:style-name="Fuente_20_de_20_párrafo_20_predeter."><text:span text:style-name="T7"><text:line-break/>Descripción: Muestra una lista de los archivos y carpetas en el directorio actual.<text:line-break/></text:span></text:span></text:p>
        </text:list-item>
        <text:list-item>
          <text:p text:style-name="P10"><text:span text:style-name="Texto_20_en_20_negrita"><text:span text:style-name="T6">cd</text:span></text:span><text:span text:style-name="Fuente_20_de_20_párrafo_20_predeter."><text:span text:style-name="T7"><text:line-break/>Ejemplo: </text:span></text:span><text:span text:style-name="Código_20_HTML"><text:span text:style-name="T7">cd C:\Users\Nombre</text:span></text:span><text:span text:style-name="Fuente_20_de_20_párrafo_20_predeter."><text:span text:style-name="T7"><text:line-break/>Descripción: Cambia el directorio de trabajo actual.<text:line-break/></text:span></text:span></text:p>
        </text:list-item>
        <text:list-item>
          <text:p text:style-name="P10"><text:span text:style-name="Texto_20_en_20_negrita"><text:span text:style-name="T6">md</text:span></text:span><text:span text:style-name="Fuente_20_de_20_párrafo_20_predeter."><text:span text:style-name="T7"><text:line-break/>Ejemplo: </text:span></text:span><text:span text:style-name="Código_20_HTML"><text:span text:style-name="T7">md NuevaCarpeta</text:span></text:span><text:span text:style-name="Fuente_20_de_20_párrafo_20_predeter."><text:span text:style-name="T7"><text:line-break/>Descripción: Crea un nuevo directorio.<text:line-break/></text:span></text:span></text:p>
        </text:list-item>
        <text:list-item>
          <text:p text:style-name="P10"><text:span text:style-name="Texto_20_en_20_negrita"><text:span text:style-name="T6">rd</text:span></text:span><text:span text:style-name="Fuente_20_de_20_párrafo_20_predeter."><text:span text:style-name="T7"><text:line-break/>Ejemplo: </text:span></text:span><text:span text:style-name="Código_20_HTML"><text:span text:style-name="T7">rd CarpetaVieja</text:span></text:span><text:span text:style-name="Fuente_20_de_20_párrafo_20_predeter."><text:span text:style-name="T7"><text:line-break/>Descripción: Elimina un directorio vacío.<text:line-break/></text:span></text:span></text:p>
        </text:list-item>
        <text:list-item>
          <text:p text:style-name="P10"><text:span text:style-name="Texto_20_en_20_negrita"><text:span text:style-name="T6">del</text:span></text:span><text:span text:style-name="Fuente_20_de_20_párrafo_20_predeter."><text:span text:style-name="T7"><text:line-break/>Ejemplo: </text:span></text:span><text:span text:style-name="Código_20_HTML"><text:span text:style-name="T7">del archivo.txt</text:span></text:span><text:span text:style-name="Fuente_20_de_20_párrafo_20_predeter."><text:span text:style-name="T7"><text:line-break/>Descripción: Elimina uno o más archivos.<text:line-break/></text:span></text:span></text:p>
        </text:list-item>
        <text:list-item>
          <text:p text:style-name="P10"><text:span text:style-name="Texto_20_en_20_negrita"><text:span text:style-name="T6">copy</text:span></text:span><text:span text:style-name="Fuente_20_de_20_párrafo_20_predeter."><text:span text:style-name="T7"><text:line-break/>Ejemplo: </text:span></text:span><text:span text:style-name="Código_20_HTML"><text:span text:style-name="T7">copy archivo.txt D:\Backup\</text:span></text:span><text:span text:style-name="Fuente_20_de_20_párrafo_20_predeter."><text:span text:style-name="T7"><text:line-break/>Descripción: Copia uno o más archivos a una ubicación especificada.<text:line-break/></text:span></text:span></text:p>
        </text:list-item>
        <text:list-item>
          <text:p text:style-name="P10"><text:span text:style-name="Texto_20_en_20_negrita"><text:span text:style-name="T6">xcopy</text:span></text:span><text:span text:style-name="Fuente_20_de_20_párrafo_20_predeter."><text:span text:style-name="T7"><text:line-break/>Ejemplo: </text:span></text:span><text:span text:style-name="Código_20_HTML"><text:span text:style-name="T7">xcopy C:\Fuente\* D:\Destino\ /s</text:span></text:span><text:span text:style-name="Fuente_20_de_20_párrafo_20_predeter."><text:span text:style-name="T7"><text:line-break/>Descripción: Copia archivos y directorios, incluyendo subdirectorios.<text:line-break/><text:line-break/><text:line-break/></text:span></text:span></text:p>
        </text:list-item>
        <text:list-item>
          <text:p text:style-name="P10"><text:soft-page-break/><text:span text:style-name="Texto_20_en_20_negrita"><text:span text:style-name="T6">move</text:span></text:span><text:span text:style-name="Fuente_20_de_20_párrafo_20_predeter."><text:span text:style-name="T7"><text:line-break/>Ejemplo: </text:span></text:span><text:span text:style-name="Código_20_HTML"><text:span text:style-name="T7">move archivo.txt D:\Destino\</text:span></text:span><text:span text:style-name="Fuente_20_de_20_párrafo_20_predeter."><text:span text:style-name="T7"><text:line-break/>Descripción: Mueve uno o más archivos a una ubicación especificada.<text:line-break/></text:span></text:span></text:p>
        </text:list-item>
        <text:list-item>
          <text:p text:style-name="P10"><text:span text:style-name="Texto_20_en_20_negrita"><text:span text:style-name="T6">ren</text:span></text:span><text:span text:style-name="Fuente_20_de_20_párrafo_20_predeter."><text:span text:style-name="T7"><text:line-break/>Ejemplo: </text:span></text:span><text:span text:style-name="Código_20_HTML"><text:span text:style-name="T7">ren archivo.txt nuevo_nombre.txt</text:span></text:span><text:span text:style-name="Fuente_20_de_20_párrafo_20_predeter."><text:span text:style-name="T7"><text:line-break/>Descripción: Cambia el nombre de un archivo o directorio.<text:line-break/></text:span></text:span></text:p>
        </text:list-item>
        <text:list-item>
          <text:p text:style-name="P10"><text:span text:style-name="Texto_20_en_20_negrita"><text:span text:style-name="T6">cls</text:span></text:span><text:span text:style-name="Fuente_20_de_20_párrafo_20_predeter."><text:span text:style-name="T7"><text:line-break/>Ejemplo: </text:span></text:span><text:span text:style-name="Código_20_HTML"><text:span text:style-name="T7">cls</text:span></text:span><text:span text:style-name="Fuente_20_de_20_párrafo_20_predeter."><text:span text:style-name="T7"><text:line-break/>Descripción: Limpia la pantalla de la consola.<text:line-break/></text:span></text:span></text:p>
        </text:list-item>
        <text:list-item>
          <text:p text:style-name="P10"><text:span text:style-name="Texto_20_en_20_negrita"><text:span text:style-name="T6">type</text:span></text:span><text:span text:style-name="Fuente_20_de_20_párrafo_20_predeter."><text:span text:style-name="T7"><text:line-break/>Ejemplo: </text:span></text:span><text:span text:style-name="Código_20_HTML"><text:span text:style-name="T7">type archivo.txt</text:span></text:span><text:span text:style-name="Fuente_20_de_20_párrafo_20_predeter."><text:span text:style-name="T7"><text:line-break/>Descripción: Muestra el contenido de un archivo en la pantalla.<text:line-break/></text:span></text:span></text:p>
        </text:list-item>
        <text:list-item>
          <text:p text:style-name="P10"><text:span text:style-name="Texto_20_en_20_negrita"><text:span text:style-name="T6">attrib</text:span></text:span><text:span text:style-name="Fuente_20_de_20_párrafo_20_predeter."><text:span text:style-name="T7"><text:line-break/>Ejemplo: </text:span></text:span><text:span text:style-name="Código_20_HTML"><text:span text:style-name="T7">attrib +r archivo.txt</text:span></text:span><text:span text:style-name="Fuente_20_de_20_párrafo_20_predeter."><text:span text:style-name="T7"><text:line-break/>Descripción: Cambia los atributos de un archivo o directorio.<text:line-break/></text:span></text:span></text:p>
        </text:list-item>
        <text:list-item>
          <text:p text:style-name="P10"><text:span text:style-name="Texto_20_en_20_negrita"><text:span text:style-name="T6">chkdsk</text:span></text:span><text:span text:style-name="Fuente_20_de_20_párrafo_20_predeter."><text:span text:style-name="T7"><text:line-break/>Ejemplo: </text:span></text:span><text:span text:style-name="Código_20_HTML"><text:span text:style-name="T7">chkdsk C:</text:span></text:span><text:span text:style-name="Fuente_20_de_20_párrafo_20_predeter."><text:span text:style-name="T7"><text:line-break/>Descripción: Verifica un disco y muestra un informe del estado del disco.<text:line-break/></text:span></text:span></text:p>
        </text:list-item>
        <text:list-item>
          <text:p text:style-name="P10"><text:span text:style-name="Texto_20_en_20_negrita"><text:span text:style-name="T6">diskpart</text:span></text:span><text:span text:style-name="Fuente_20_de_20_párrafo_20_predeter."><text:span text:style-name="T7"><text:line-break/>Ejemplo: </text:span></text:span><text:span text:style-name="Código_20_HTML"><text:span text:style-name="T7">diskpart</text:span></text:span><text:span text:style-name="Fuente_20_de_20_párrafo_20_predeter."><text:span text:style-name="T7"><text:line-break/>Descripción: Abre la utilidad de partición de disco.<text:line-break/></text:span></text:span></text:p>
        </text:list-item>
        <text:list-item>
          <text:p text:style-name="P10"><text:span text:style-name="Texto_20_en_20_negrita"><text:span text:style-name="T6">format</text:span></text:span><text:span text:style-name="Fuente_20_de_20_párrafo_20_predeter."><text:span text:style-name="T7"><text:line-break/>Ejemplo: </text:span></text:span><text:span text:style-name="Código_20_HTML"><text:span text:style-name="T7">format D:</text:span></text:span><text:span text:style-name="Fuente_20_de_20_párrafo_20_predeter."><text:span text:style-name="T7"><text:line-break/>Descripción: Formatea un disco.<text:line-break/><text:line-break/><text:line-break/></text:span></text:span></text:p>
        </text:list-item>
        <text:list-item>
          <text:p text:style-name="P11"><text:soft-page-break/><text:span text:style-name="Texto_20_en_20_negrita"><text:span text:style-name="T6">sfc</text:span></text:span><text:span text:style-name="Fuente_20_de_20_párrafo_20_predeter."><text:span text:style-name="T7"><text:line-break/>Ejemplo: </text:span></text:span><text:span text:style-name="Código_20_HTML"><text:span text:style-name="T7">sfc /scannow</text:span></text:span><text:span text:style-name="Fuente_20_de_20_párrafo_20_predeter."><text:span text:style-name="T7"><text:line-break/>Descripción: Escanea y repara archivos del sistema.<text:line-break/></text:span></text:span></text:p>
        </text:list-item>
        <text:list-item>
          <text:p text:style-name="P11"><text:span text:style-name="Texto_20_en_20_negrita"><text:span text:style-name="T6">tasklist</text:span></text:span><text:span text:style-name="Fuente_20_de_20_párrafo_20_predeter."><text:span text:style-name="T7"><text:line-break/>Ejemplo: </text:span></text:span><text:span text:style-name="Código_20_HTML"><text:span text:style-name="T7">tasklist</text:span></text:span><text:span text:style-name="Fuente_20_de_20_párrafo_20_predeter."><text:span text:style-name="T7"><text:line-break/>Descripción: Muestra una lista de los procesos en ejecución.<text:line-break/></text:span></text:span></text:p>
        </text:list-item>
        <text:list-item>
          <text:p text:style-name="P10"><text:span text:style-name="Texto_20_en_20_negrita"><text:span text:style-name="T6">taskkill</text:span></text:span><text:span text:style-name="Fuente_20_de_20_párrafo_20_predeter."><text:span text:style-name="T7"><text:line-break/>Ejemplo: </text:span></text:span><text:span text:style-name="Código_20_HTML"><text:span text:style-name="T7">taskkill /im notepad.exe</text:span></text:span><text:span text:style-name="Fuente_20_de_20_párrafo_20_predeter."><text:span text:style-name="T7"><text:line-break/>Descripción: Finaliza un proceso.<text:line-break/></text:span></text:span></text:p>
        </text:list-item>
        <text:list-item>
          <text:p text:style-name="P10"><text:span text:style-name="Texto_20_en_20_negrita"><text:span text:style-name="T6">shutdown</text:span></text:span><text:span text:style-name="Fuente_20_de_20_párrafo_20_predeter."><text:span text:style-name="T7"><text:line-break/>Ejemplo: </text:span></text:span><text:span text:style-name="Código_20_HTML"><text:span text:style-name="T7">shutdown /s /t 60</text:span></text:span><text:span text:style-name="Fuente_20_de_20_párrafo_20_predeter."><text:span text:style-name="T7"><text:line-break/>Descripción: Apaga el equipo en 60 segundos.<text:line-break/></text:span></text:span></text:p>
        </text:list-item>
        <text:list-item>
          <text:p text:style-name="P10"><text:span text:style-name="Texto_20_en_20_negrita"><text:span text:style-name="T6">ping</text:span></text:span><text:span text:style-name="Fuente_20_de_20_párrafo_20_predeter."><text:span text:style-name="T7"><text:line-break/>Ejemplo: </text:span></text:span><text:span text:style-name="Código_20_HTML"><text:span text:style-name="T7">ping google.com</text:span></text:span><text:span text:style-name="Fuente_20_de_20_párrafo_20_predeter."><text:span text:style-name="T7"><text:line-break/>Descripción: Envía paquetes ICMP a una dirección para comprobar la conectividad.<text:line-break/></text:span></text:span></text:p>
        </text:list-item>
        <text:list-item>
          <text:p text:style-name="P10"><text:span text:style-name="Texto_20_en_20_negrita"><text:span text:style-name="T6">tracert</text:span></text:span><text:span text:style-name="Fuente_20_de_20_párrafo_20_predeter."><text:span text:style-name="T7"><text:line-break/>Ejemplo: </text:span></text:span><text:span text:style-name="Código_20_HTML"><text:span text:style-name="T7">tracert google.com</text:span></text:span><text:span text:style-name="Fuente_20_de_20_párrafo_20_predeter."><text:span text:style-name="T7"><text:line-break/>Descripción: Rastrea la ruta de paquetes a una dirección.<text:line-break/></text:span></text:span></text:p>
        </text:list-item>
        <text:list-item>
          <text:p text:style-name="P10"><text:span text:style-name="Texto_20_en_20_negrita"><text:span text:style-name="T6">ipconfig</text:span></text:span><text:span text:style-name="Fuente_20_de_20_párrafo_20_predeter."><text:span text:style-name="T7"><text:line-break/>Ejemplo: </text:span></text:span><text:span text:style-name="Código_20_HTML"><text:span text:style-name="T7">ipconfig</text:span></text:span><text:span text:style-name="Fuente_20_de_20_párrafo_20_predeter."><text:span text:style-name="T7"><text:line-break/>Descripción: Muestra la configuración IP del sistema.<text:line-break/></text:span></text:span></text:p>
        </text:list-item>
        <text:list-item>
          <text:p text:style-name="P10"><text:span text:style-name="Texto_20_en_20_negrita"><text:span text:style-name="T6">netstat</text:span></text:span><text:span text:style-name="Fuente_20_de_20_párrafo_20_predeter."><text:span text:style-name="T7"><text:line-break/>Ejemplo: </text:span></text:span><text:span text:style-name="Código_20_HTML"><text:span text:style-name="T7">netstat -a</text:span></text:span><text:span text:style-name="Fuente_20_de_20_párrafo_20_predeter."><text:span text:style-name="T7"><text:line-break/>Descripción: Muestra las conexiones de red y puertos en uso.<text:line-break/><text:line-break/></text:span></text:span></text:p>
        </text:list-item>
        <text:list-item>
          <text:p text:style-name="P12"><text:soft-page-break/><text:span text:style-name="Texto_20_en_20_negrita"><text:span text:style-name="T6">net</text:span></text:span><text:span text:style-name="Fuente_20_de_20_párrafo_20_predeter."><text:span text:style-name="T7"><text:line-break/>Ejemplo: </text:span></text:span><text:span text:style-name="Código_20_HTML"><text:span text:style-name="T7">net user</text:span></text:span><text:span text:style-name="Fuente_20_de_20_párrafo_20_predeter."><text:span text:style-name="T7"><text:line-break/>Descripción: Muestra la información de los usuarios de la red.<text:line-break/></text:span></text:span></text:p>
        </text:list-item>
        <text:list-item>
          <text:p text:style-name="P12"><text:span text:style-name="Texto_20_en_20_negrita"><text:span text:style-name="T6">systeminfo</text:span></text:span><text:span text:style-name="Fuente_20_de_20_párrafo_20_predeter."><text:span text:style-name="T7"><text:line-break/>Ejemplo: </text:span></text:span><text:span text:style-name="Código_20_HTML"><text:span text:style-name="T7">systeminfo</text:span></text:span><text:span text:style-name="Fuente_20_de_20_párrafo_20_predeter."><text:span text:style-name="T7"><text:line-break/>Descripción: Muestra información del sistema operativo y hardware.<text:line-break/></text:span></text:span></text:p>
        </text:list-item>
        <text:list-item>
          <text:p text:style-name="P10"><text:span text:style-name="Texto_20_en_20_negrita"><text:span text:style-name="T6">powercfg</text:span></text:span><text:span text:style-name="Fuente_20_de_20_párrafo_20_predeter."><text:span text:style-name="T7"><text:line-break/>Ejemplo: </text:span></text:span><text:span text:style-name="Código_20_HTML"><text:span text:style-name="T7">powercfg /list</text:span></text:span><text:span text:style-name="Fuente_20_de_20_párrafo_20_predeter."><text:span text:style-name="T7"><text:line-break/>Descripción: Muestra la configuración de administración de energía.<text:line-break/></text:span></text:span></text:p>
        </text:list-item>
        <text:list-item>
          <text:p text:style-name="P10"><text:span text:style-name="Texto_20_en_20_negrita"><text:span text:style-name="T6">fc</text:span></text:span><text:span text:style-name="Fuente_20_de_20_párrafo_20_predeter."><text:span text:style-name="T7"><text:line-break/>Ejemplo: </text:span></text:span><text:span text:style-name="Código_20_HTML"><text:span text:style-name="T7">fc archivo1.txt archivo2.txt</text:span></text:span><text:span text:style-name="Fuente_20_de_20_párrafo_20_predeter."><text:span text:style-name="T7"><text:line-break/>Descripción: Compara dos archivos y muestra las diferencias.<text:line-break/></text:span></text:span></text:p>
        </text:list-item>
        <text:list-item>
          <text:p text:style-name="P10"><text:span text:style-name="Texto_20_en_20_negrita"><text:span text:style-name="T6">assoc</text:span></text:span><text:span text:style-name="Fuente_20_de_20_párrafo_20_predeter."><text:span text:style-name="T7"><text:line-break/>Ejemplo: </text:span></text:span><text:span text:style-name="Código_20_HTML"><text:span text:style-name="T7">assoc .txt</text:span></text:span><text:span text:style-name="Fuente_20_de_20_párrafo_20_predeter."><text:span text:style-name="T7"><text:line-break/>Descripción: Muestra o modifica asociaciones de extensiones de archivo.<text:line-break/></text:span></text:span></text:p>
        </text:list-item>
        <text:list-item>
          <text:p text:style-name="P10"><text:span text:style-name="Texto_20_en_20_negrita"><text:span text:style-name="T6">path</text:span></text:span><text:span text:style-name="Fuente_20_de_20_párrafo_20_predeter."><text:span text:style-name="T7"><text:line-break/>Ejemplo: </text:span></text:span><text:span text:style-name="Código_20_HTML"><text:span text:style-name="T7">path</text:span></text:span><text:span text:style-name="Fuente_20_de_20_párrafo_20_predeter."><text:span text:style-name="T7"><text:line-break/>Descripción: Muestra o establece la variable de entorno PATH.<text:line-break/></text:span></text:span></text:p>
        </text:list-item>
        <text:list-item>
          <text:p text:style-name="P10"><text:span text:style-name="Texto_20_en_20_negrita"><text:span text:style-name="T6">set</text:span></text:span><text:span text:style-name="Fuente_20_de_20_párrafo_20_predeter."><text:span text:style-name="T7"><text:line-break/>Ejemplo: </text:span></text:span><text:span text:style-name="Código_20_HTML"><text:span text:style-name="T7">set variable=valor</text:span></text:span><text:span text:style-name="Fuente_20_de_20_párrafo_20_predeter."><text:span text:style-name="T7"><text:line-break/>Descripción: Establece o muestra variables de entorno.<text:line-break/></text:span></text:span></text:p>
        </text:list-item>
        <text:list-item>
          <text:p text:style-name="P10"><text:span text:style-name="Texto_20_en_20_negrita"><text:span text:style-name="T6">echo</text:span></text:span><text:span text:style-name="Fuente_20_de_20_párrafo_20_predeter."><text:span text:style-name="T7"><text:line-break/>Ejemplo: </text:span></text:span><text:span text:style-name="Código_20_HTML"><text:span text:style-name="T7">echo Hola Mundo</text:span></text:span><text:span text:style-name="Fuente_20_de_20_párrafo_20_predeter."><text:span text:style-name="T7"><text:line-break/>Descripción: Muestra mensajes en la pantalla.<text:line-break/><text:line-break/></text:span></text:span></text:p>
        </text:list-item>
        <text:list-item>
          <text:p text:style-name="P10"><text:soft-page-break/><text:span text:style-name="Texto_20_en_20_negrita"><text:span text:style-name="T6">call</text:span></text:span><text:span text:style-name="Fuente_20_de_20_párrafo_20_predeter."><text:span text:style-name="T7"><text:line-break/>Ejemplo: </text:span></text:span><text:span text:style-name="Código_20_HTML"><text:span text:style-name="T7">call script.bat</text:span></text:span><text:span text:style-name="Fuente_20_de_20_párrafo_20_predeter."><text:span text:style-name="T7"><text:line-break/>Descripción: Llama a un archivo por lotes desde otro archivo por lotes.<text:line-break/></text:span></text:span></text:p>
        </text:list-item>
        <text:list-item>
          <text:p text:style-name="P10"><text:span text:style-name="Texto_20_en_20_negrita"><text:span text:style-name="T6">pause</text:span></text:span><text:span text:style-name="Fuente_20_de_20_párrafo_20_predeter."><text:span text:style-name="T7"><text:line-break/>Ejemplo: </text:span></text:span><text:span text:style-name="Código_20_HTML"><text:span text:style-name="T7">pause</text:span></text:span><text:span text:style-name="Fuente_20_de_20_párrafo_20_predeter."><text:span text:style-name="T7"><text:line-break/>Descripción: Pausa la ejecución de un archivo por lotes y muestra un mensaje.<text:line-break/></text:span></text:span></text:p>
        </text:list-item>
        <text:list-item>
          <text:p text:style-name="P10"><text:span text:style-name="Texto_20_en_20_negrita"><text:span text:style-name="T6">rem</text:span></text:span><text:span text:style-name="Fuente_20_de_20_párrafo_20_predeter."><text:span text:style-name="T7"><text:line-break/>Ejemplo: </text:span></text:span><text:span text:style-name="Código_20_HTML"><text:span text:style-name="T7">rem Esto es un comentario</text:span></text:span><text:span text:style-name="Fuente_20_de_20_párrafo_20_predeter."><text:span text:style-name="T7"><text:line-break/>Descripción: Agrega un comentario en un archivo por lotes.<text:line-break/></text:span></text:span></text:p>
        </text:list-item>
        <text:list-item>
          <text:p text:style-name="P10"><text:span text:style-name="Texto_20_en_20_negrita"><text:span text:style-name="T6">for</text:span></text:span><text:span text:style-name="Fuente_20_de_20_párrafo_20_predeter."><text:span text:style-name="T7"><text:line-break/>Ejemplo: </text:span></text:span><text:span text:style-name="Código_20_HTML"><text:span text:style-name="T7">for %i in (*.txt) do echo %i</text:span></text:span><text:span text:style-name="Fuente_20_de_20_párrafo_20_predeter."><text:span text:style-name="T7"><text:line-break/>Descripción: Ejecuta un comando para cada archivo en un conjunto de archivos.<text:line-break/></text:span></text:span></text:p>
        </text:list-item>
        <text:list-item>
          <text:p text:style-name="P10"><text:span text:style-name="Texto_20_en_20_negrita"><text:span text:style-name="T6">goto</text:span></text:span><text:span text:style-name="Fuente_20_de_20_párrafo_20_predeter."><text:span text:style-name="T7"><text:line-break/>Ejemplo: </text:span></text:span><text:span text:style-name="Código_20_HTML"><text:span text:style-name="T7">goto etiqueta</text:span></text:span><text:span text:style-name="Fuente_20_de_20_párrafo_20_predeter."><text:span text:style-name="T7"><text:line-break/>Descripción: Salta a una etiqueta específica en un archivo por lotes.<text:line-break/></text:span></text:span></text:p>
        </text:list-item>
        <text:list-item>
          <text:p text:style-name="P10"><text:span text:style-name="Texto_20_en_20_negrita"><text:span text:style-name="T6">find</text:span></text:span><text:span text:style-name="Fuente_20_de_20_párrafo_20_predeter."><text:span text:style-name="T7"><text:line-break/>Ejemplo: </text:span></text:span><text:span text:style-name="Código_20_HTML"><text:span text:style-name="T7">find "texto" archivo.txt</text:span></text:span><text:span text:style-name="Fuente_20_de_20_párrafo_20_predeter."><text:span text:style-name="T7"><text:line-break/>Descripción: Busca texto en un archivo.<text:line-break/></text:span></text:span></text:p>
        </text:list-item>
        <text:list-item>
          <text:p text:style-name="P10"><text:span text:style-name="Texto_20_en_20_negrita"><text:span text:style-name="T6">findstr</text:span></text:span><text:span text:style-name="Fuente_20_de_20_párrafo_20_predeter."><text:span text:style-name="T7"><text:line-break/>Ejemplo: </text:span></text:span><text:span text:style-name="Código_20_HTML"><text:span text:style-name="T7">findstr "texto" archivo.txt</text:span></text:span><text:span text:style-name="Fuente_20_de_20_párrafo_20_predeter."><text:span text:style-name="T7"><text:line-break/>Descripción: Busca cadenas de texto en uno o más archivos.<text:line-break/></text:span></text:span></text:p>
        </text:list-item>
        <text:list-item>
          <text:p text:style-name="P10"><text:span text:style-name="Texto_20_en_20_negrita"><text:span text:style-name="T6">netsh</text:span></text:span><text:span text:style-name="Fuente_20_de_20_párrafo_20_predeter."><text:span text:style-name="T7"><text:line-break/>Ejemplo: </text:span></text:span><text:span text:style-name="Código_20_HTML"><text:span text:style-name="T7">netsh wlan show profiles</text:span></text:span><text:span text:style-name="Fuente_20_de_20_párrafo_20_predeter."><text:span text:style-name="T7"><text:line-break/>Descripción: Configura y muestra la configuración de red.<text:line-break/></text:span></text:span></text:p>
        </text:list-item>
        <text:list-item>
          <text:p text:style-name="P10"><text:soft-page-break/><text:span text:style-name="Texto_20_en_20_negrita"><text:span text:style-name="T6">setlocal</text:span></text:span><text:span text:style-name="Fuente_20_de_20_párrafo_20_predeter."><text:span text:style-name="T7"><text:line-break/>Ejemplo: </text:span></text:span><text:span text:style-name="Código_20_HTML"><text:span text:style-name="T7">setlocal</text:span></text:span><text:span text:style-name="Fuente_20_de_20_párrafo_20_predeter."><text:span text:style-name="T7"><text:line-break/>Descripción: Inicia la localización de cambios en las variables de entorno en un archivo por lotes.<text:line-break/></text:span></text:span></text:p>
        </text:list-item>
        <text:list-item>
          <text:p text:style-name="P10"><text:span text:style-name="Texto_20_en_20_negrita"><text:span text:style-name="T6">endlocal</text:span></text:span><text:span text:style-name="Fuente_20_de_20_párrafo_20_predeter."><text:span text:style-name="T7"><text:line-break/>Ejemplo: </text:span></text:span><text:span text:style-name="Código_20_HTML"><text:span text:style-name="T7">endlocal</text:span></text:span><text:span text:style-name="Fuente_20_de_20_párrafo_20_predeter."><text:span text:style-name="T7"><text:line-break/>Descripción: Finaliza la localización de cambios en las variables de entorno.<text:line-break/></text:span></text:span></text:p>
        </text:list-item>
        <text:list-item>
          <text:p text:style-name="P10"><text:span text:style-name="Texto_20_en_20_negrita"><text:span text:style-name="T6">mkdir</text:span></text:span><text:span text:style-name="Fuente_20_de_20_párrafo_20_predeter."><text:span text:style-name="T7"><text:line-break/>Ejemplo: </text:span></text:span><text:span text:style-name="Código_20_HTML"><text:span text:style-name="T7">mkdir CarpetaNueva</text:span></text:span><text:span text:style-name="Fuente_20_de_20_párrafo_20_predeter."><text:span text:style-name="T7"><text:line-break/>Descripción: Crea un nuevo directorio (equivalente a md).<text:line-break/></text:span></text:span></text:p>
        </text:list-item>
        <text:list-item>
          <text:p text:style-name="P10"><text:span text:style-name="Texto_20_en_20_negrita"><text:span text:style-name="T6">rmdir</text:span></text:span><text:span text:style-name="Fuente_20_de_20_párrafo_20_predeter."><text:span text:style-name="T7"><text:line-break/>Ejemplo: </text:span></text:span><text:span text:style-name="Código_20_HTML"><text:span text:style-name="T7">rmdir CarpetaVacia</text:span></text:span><text:span text:style-name="Fuente_20_de_20_párrafo_20_predeter."><text:span text:style-name="T7"><text:line-break/>Descripción: Elimina un directorio vacío (equivalente a rd).<text:line-break/></text:span></text:span></text:p>
        </text:list-item>
        <text:list-item>
          <text:p text:style-name="P10"><text:span text:style-name="Texto_20_en_20_negrita"><text:span text:style-name="T6">expand</text:span></text:span><text:span text:style-name="Fuente_20_de_20_párrafo_20_predeter."><text:span text:style-name="T7"><text:line-break/>Ejemplo: </text:span></text:span><text:span text:style-name="Código_20_HTML"><text:span text:style-name="T7">expand archivo.cab -F:* destino</text:span></text:span><text:span text:style-name="Fuente_20_de_20_párrafo_20_predeter."><text:span text:style-name="T7"><text:line-break/>Descripción: Expande archivos comprimidos de CAB.<text:line-break/></text:span></text:span></text:p>
        </text:list-item>
        <text:list-item>
          <text:p text:style-name="P10"><text:span text:style-name="Texto_20_en_20_negrita"><text:span text:style-name="T6">compress</text:span></text:span><text:span text:style-name="Fuente_20_de_20_párrafo_20_predeter."><text:span text:style-name="T7"><text:line-break/>Ejemplo: </text:span></text:span><text:span text:style-name="Código_20_HTML"><text:span text:style-name="T7">compress archivo.txt</text:span></text:span><text:span text:style-name="Fuente_20_de_20_párrafo_20_predeter."><text:span text:style-name="T7"><text:line-break/>Descripción: Comprime archivos en el formato de compresión de Windows.<text:line-break/></text:span></text:span></text:p>
        </text:list-item>
        <text:list-item>
          <text:p text:style-name="P10"><text:span text:style-name="Texto_20_en_20_negrita"><text:span text:style-name="T6">cipher</text:span></text:span><text:span text:style-name="Fuente_20_de_20_párrafo_20_predeter."><text:span text:style-name="T7"><text:line-break/>Ejemplo: </text:span></text:span><text:span text:style-name="Código_20_HTML"><text:span text:style-name="T7">cipher /e archivo.txt</text:span></text:span><text:span text:style-name="Fuente_20_de_20_párrafo_20_predeter."><text:span text:style-name="T7"><text:line-break/>Descripción: Encripta o desencripta archivos y directorios.<text:line-break/></text:span></text:span></text:p>
        </text:list-item>
        <text:list-item>
          <text:p text:style-name="P10"><text:span text:style-name="Texto_20_en_20_negrita"><text:span text:style-name="T6">fsutil</text:span></text:span><text:span text:style-name="Fuente_20_de_20_párrafo_20_predeter."><text:span text:style-name="T7"><text:line-break/>Ejemplo: </text:span></text:span><text:span text:style-name="Código_20_HTML"><text:span text:style-name="T7">fsutil volume diskfree C:</text:span></text:span><text:span text:style-name="Fuente_20_de_20_párrafo_20_predeter."><text:span text:style-name="T7"><text:line-break/>Descripción: Muestra información sobre el espacio libre en un volumen.<text:line-break/></text:span></text:span></text:p>
        </text:list-item>
        <text:list-item>
          <text:p text:style-name="P10"><text:soft-page-break/><text:span text:style-name="Texto_20_en_20_negrita"><text:span text:style-name="T6">powercfg</text:span></text:span><text:span text:style-name="Fuente_20_de_20_párrafo_20_predeter."><text:span text:style-name="T7"><text:line-break/>Ejemplo: </text:span></text:span><text:span text:style-name="Código_20_HTML"><text:span text:style-name="T7">powercfg /batteryreport</text:span></text:span><text:span text:style-name="Fuente_20_de_20_párrafo_20_predeter."><text:span text:style-name="T7"><text:line-break/>Descripción: Genera un informe sobre el estado de la batería.<text:line-break/></text:span></text:span></text:p>
        </text:list-item>
        <text:list-item>
          <text:p text:style-name="P10"><text:span text:style-name="Texto_20_en_20_negrita"><text:span text:style-name="T6">net use</text:span></text:span><text:span text:style-name="Fuente_20_de_20_párrafo_20_predeter."><text:span text:style-name="T7"><text:line-break/>Ejemplo: </text:span></text:span><text:span text:style-name="Código_20_HTML"><text:span text:style-name="T7">net use Z: \\Servidor\Carpeta</text:span></text:span><text:span text:style-name="Fuente_20_de_20_párrafo_20_predeter."><text:span text:style-name="T7"><text:line-break/>Descripción: Conecta o desconecta un recurso compartido de red.<text:line-break/></text:span></text:span></text:p>
        </text:list-item>
        <text:list-item>
          <text:p text:style-name="P10"><text:span text:style-name="Texto_20_en_20_negrita"><text:span text:style-name="T6">assoc</text:span></text:span><text:span text:style-name="Fuente_20_de_20_párrafo_20_predeter."><text:span text:style-name="T7"><text:line-break/>Ejemplo: </text:span></text:span><text:span text:style-name="Código_20_HTML"><text:span text:style-name="T7">assoc .jpg=jpgfile</text:span></text:span><text:span text:style-name="Fuente_20_de_20_párrafo_20_predeter."><text:span text:style-name="T7"><text:line-break/>Descripción: Asocia una extensión de archivo con un tipo de archivo.<text:line-break/></text:span></text:span></text:p>
        </text:list-item>
        <text:list-item>
          <text:p text:style-name="P10"><text:span text:style-name="Texto_20_en_20_negrita"><text:span text:style-name="T6">taskkill</text:span></text:span><text:span text:style-name="Fuente_20_de_20_párrafo_20_predeter."><text:span text:style-name="T7"><text:line-break/>Ejemplo: </text:span></text:span><text:span text:style-name="Código_20_HTML"><text:span text:style-name="T7">taskkill /pid 1234</text:span></text:span><text:span text:style-name="Fuente_20_de_20_párrafo_20_predeter."><text:span text:style-name="T7"><text:line-break/>Descripción: Termina un proceso por su ID.<text:line-break/></text:span></text:span></text:p>
        </text:list-item>
        <text:list-item>
          <text:p text:style-name="P10"><text:span text:style-name="Texto_20_en_20_negrita"><text:span text:style-name="T6">schtasks</text:span></text:span><text:span text:style-name="Fuente_20_de_20_párrafo_20_predeter."><text:span text:style-name="T7"><text:line-break/>Ejemplo: </text:span></text:span><text:span text:style-name="Código_20_HTML"><text:span text:style-name="T7">schtasks /create /tn "Mi tarea" /tr "C:\programa.exe" /sc daily</text:span></text:span><text:span text:style-name="Fuente_20_de_20_párrafo_20_predeter."><text:span text:style-name="T7"><text:line-break/>Descripción: Crea, elimina, modifica o muestra tareas programadas.<text:line-break/></text:span></text:span></text:p>
        </text:list-item>
        <text:list-item>
          <text:p text:style-name="P10"><text:span text:style-name="Texto_20_en_20_negrita"><text:span text:style-name="T6">setx</text:span></text:span><text:span text:style-name="Fuente_20_de_20_párrafo_20_predeter."><text:span text:style-name="T7"><text:line-break/>Ejemplo: </text:span></text:span><text:span text:style-name="Código_20_HTML"><text:span text:style-name="T7">setx variable valor</text:span></text:span><text:span text:style-name="Fuente_20_de_20_párrafo_20_predeter."><text:span text:style-name="T7"><text:line-break/>Descripción: Establece variables de entorno de usuario.<text:line-break/></text:span></text:span></text:p>
        </text:list-item>
        <text:list-item>
          <text:p text:style-name="P10"><text:span text:style-name="Texto_20_en_20_negrita"><text:span text:style-name="T6">robocopy</text:span></text:span><text:span text:style-name="Fuente_20_de_20_párrafo_20_predeter."><text:span text:style-name="T7"><text:line-break/>Ejemplo: </text:span></text:span><text:span text:style-name="Código_20_HTML"><text:span text:style-name="T7">robocopy C:\Origen D:\Destino /mir</text:span></text:span><text:span text:style-name="Fuente_20_de_20_párrafo_20_predeter."><text:span text:style-name="T7"><text:line-break/>Descripción: Copia archivos y directorios con muchas opciones avanzadas.<text:line-break/></text:span></text:span></text:p>
        </text:list-item>
        <text:list-item>
          <text:p text:style-name="P10"><text:span text:style-name="Texto_20_en_20_negrita"><text:span text:style-name="T6">bcdedit</text:span></text:span><text:span text:style-name="Fuente_20_de_20_párrafo_20_predeter."><text:span text:style-name="T7"><text:line-break/>Ejemplo: </text:span></text:span><text:span text:style-name="Código_20_HTML"><text:span text:style-name="T7">bcdedit /enum</text:span></text:span><text:span text:style-name="Fuente_20_de_20_párrafo_20_predeter."><text:span text:style-name="T7"><text:line-break/>Descripción: Muestra o modifica la configuración del cargador de arranque.<text:line-break/><text:line-break/></text:span></text:span></text:p>
        </text:list-item>
        <text:list-item>
          <text:p text:style-name="P10"><text:soft-page-break/><text:span text:style-name="Texto_20_en_20_negrita"><text:span text:style-name="T6">wevtutil</text:span></text:span><text:span text:style-name="Fuente_20_de_20_párrafo_20_predeter."><text:span text:style-name="T7"><text:line-break/>Ejemplo: </text:span></text:span><text:span text:style-name="Código_20_HTML"><text:span text:style-name="T7">wevtutil qe System</text:span></text:span><text:span text:style-name="Fuente_20_de_20_párrafo_20_predeter."><text:span text:style-name="T7"><text:line-break/>Descripción: Accede a los registros de eventos.<text:line-break/></text:span></text:span></text:p>
        </text:list-item>
        <text:list-item>
          <text:p text:style-name="P10"><text:span text:style-name="Texto_20_en_20_negrita"><text:span text:style-name="T6">wmic</text:span></text:span><text:span text:style-name="Fuente_20_de_20_párrafo_20_predeter."><text:span text:style-name="T7"><text:line-break/>Ejemplo: </text:span></text:span><text:span text:style-name="Código_20_HTML"><text:span text:style-name="T7">wmic cpu get caption</text:span></text:span><text:span text:style-name="Fuente_20_de_20_párrafo_20_predeter."><text:span text:style-name="T7"><text:line-break/>Descripción: Muestra información del sistema mediante WMI.<text:line-break/></text:span></text:span></text:p>
        </text:list-item>
        <text:list-item>
          <text:p text:style-name="P10"><text:span text:style-name="Texto_20_en_20_negrita"><text:span text:style-name="T6">getmac</text:span></text:span><text:span text:style-name="Fuente_20_de_20_párrafo_20_predeter."><text:span text:style-name="T7"><text:line-break/>Ejemplo: </text:span></text:span><text:span text:style-name="Código_20_HTML"><text:span text:style-name="T7">getmac</text:span></text:span><text:span text:style-name="Fuente_20_de_20_párrafo_20_predeter."><text:span text:style-name="T7"><text:line-break/>Descripción: Muestra las direcciones MAC de los adaptadores de red.<text:line-break/></text:span></text:span></text:p>
        </text:list-item>
        <text:list-item>
          <text:p text:style-name="P10"><text:span text:style-name="Texto_20_en_20_negrita"><text:span text:style-name="T6">ver</text:span></text:span><text:span text:style-name="Fuente_20_de_20_párrafo_20_predeter."><text:span text:style-name="T7"><text:line-break/>Ejemplo: </text:span></text:span><text:span text:style-name="Código_20_HTML"><text:span text:style-name="T7">ver</text:span></text:span><text:span text:style-name="Fuente_20_de_20_párrafo_20_predeter."><text:span text:style-name="T7"><text:line-break/>Descripción: Muestra la versión del sistema operativo.<text:line-break/></text:span></text:span></text:p>
        </text:list-item>
        <text:list-item>
          <text:p text:style-name="P10"><text:span text:style-name="Texto_20_en_20_negrita"><text:span text:style-name="T6">start</text:span></text:span><text:span text:style-name="Fuente_20_de_20_párrafo_20_predeter."><text:span text:style-name="T7"><text:line-break/>Ejemplo: </text:span></text:span><text:span text:style-name="Código_20_HTML"><text:span text:style-name="T7">start programa.exe</text:span></text:span><text:span text:style-name="Fuente_20_de_20_párrafo_20_predeter."><text:span text:style-name="T7"><text:line-break/>Descripción: Inicia un programa o abre un documento.<text:line-break/></text:span></text:span></text:p>
        </text:list-item>
        <text:list-item>
          <text:p text:style-name="P10"><text:span text:style-name="Texto_20_en_20_negrita"><text:span text:style-name="T6">title</text:span></text:span><text:span text:style-name="Fuente_20_de_20_párrafo_20_predeter."><text:span text:style-name="T7"><text:line-break/>Ejemplo: </text:span></text:span><text:span text:style-name="Código_20_HTML"><text:span text:style-name="T7">title Mi Consola</text:span></text:span><text:span text:style-name="Fuente_20_de_20_párrafo_20_predeter."><text:span text:style-name="T7"><text:line-break/>Descripción: Establece el título de la ventana de la consola.<text:line-break/></text:span></text:span></text:p>
        </text:list-item>
        <text:list-item>
          <text:p text:style-name="P10"><text:span text:style-name="Texto_20_en_20_negrita"><text:span text:style-name="T6">color</text:span></text:span><text:span text:style-name="Fuente_20_de_20_párrafo_20_predeter."><text:span text:style-name="T7"><text:line-break/>Ejemplo: </text:span></text:span><text:span text:style-name="Código_20_HTML"><text:span text:style-name="T7">color 0a</text:span></text:span><text:span text:style-name="Fuente_20_de_20_párrafo_20_predeter."><text:span text:style-name="T7"><text:line-break/>Descripción: Cambia el color del texto y del fondo de la consola.<text:line-break/></text:span></text:span></text:p>
        </text:list-item>
        <text:list-item>
          <text:p text:style-name="P10"><text:span text:style-name="Texto_20_en_20_negrita"><text:span text:style-name="T6">tree</text:span></text:span><text:span text:style-name="Fuente_20_de_20_párrafo_20_predeter."><text:span text:style-name="T7"><text:line-break/>Ejemplo: </text:span></text:span><text:span text:style-name="Código_20_HTML"><text:span text:style-name="T7">tree</text:span></text:span><text:span text:style-name="Fuente_20_de_20_párrafo_20_predeter."><text:span text:style-name="T7"><text:line-break/>Descripción: Muestra la estructura de directorios en forma de árbol.<text:line-break/><text:line-break/></text:span></text:span></text:p>
        </text:list-item>
        <text:list-item>
          <text:p text:style-name="P10"><text:soft-page-break/><text:span text:style-name="Texto_20_en_20_negrita"><text:span text:style-name="T6">fciv</text:span></text:span><text:span text:style-name="Fuente_20_de_20_párrafo_20_predeter."><text:span text:style-name="T7"><text:line-break/>Ejemplo: </text:span></text:span><text:span text:style-name="Código_20_HTML"><text:span text:style-name="T7">fciv archivo.txt</text:span></text:span><text:span text:style-name="Fuente_20_de_20_párrafo_20_predeter."><text:span text:style-name="T7"><text:line-break/>Descripción: Calcula y verifica sumas de comprobación MD5 o SHA-1.<text:line-break/></text:span></text:span></text:p>
        </text:list-item>
        <text:list-item>
          <text:p text:style-name="P10"><text:span text:style-name="Texto_20_en_20_negrita"><text:span text:style-name="T6">pushd</text:span></text:span><text:span text:style-name="Fuente_20_de_20_párrafo_20_predeter."><text:span text:style-name="T7"><text:line-break/>Ejemplo: </text:span></text:span><text:span text:style-name="Código_20_HTML"><text:span text:style-name="T7">pushd C:\Carpeta</text:span></text:span><text:span text:style-name="Fuente_20_de_20_párrafo_20_predeter."><text:span text:style-name="T7"><text:line-break/>Descripción: Guarda el directorio actual y cambia a uno nuevo.<text:line-break/></text:span></text:span></text:p>
        </text:list-item>
        <text:list-item>
          <text:p text:style-name="P10"><text:span text:style-name="Texto_20_en_20_negrita"><text:span text:style-name="T6">popd</text:span></text:span><text:span text:style-name="Fuente_20_de_20_párrafo_20_predeter."><text:span text:style-name="T7"><text:line-break/>Ejemplo: </text:span></text:span><text:span text:style-name="Código_20_HTML"><text:span text:style-name="T7">popd</text:span></text:span><text:span text:style-name="Fuente_20_de_20_párrafo_20_predeter."><text:span text:style-name="T7"><text:line-break/>Descripción: Restaura el directorio anterior guardado con </text:span></text:span><text:span text:style-name="Código_20_HTML"><text:span text:style-name="T7">pushd</text:span></text:span><text:span text:style-name="Fuente_20_de_20_párrafo_20_predeter."><text:span text:style-name="T7">.<text:line-break/></text:span></text:span></text:p>
        </text:list-item>
        <text:list-item>
          <text:p text:style-name="P10"><text:span text:style-name="Texto_20_en_20_negrita"><text:span text:style-name="T6">date</text:span></text:span><text:span text:style-name="Fuente_20_de_20_párrafo_20_predeter."><text:span text:style-name="T7"><text:line-break/>Ejemplo: </text:span></text:span><text:span text:style-name="Código_20_HTML"><text:span text:style-name="T7">date</text:span></text:span><text:span text:style-name="Fuente_20_de_20_párrafo_20_predeter."><text:span text:style-name="T7"><text:line-break/>Descripción: Muestra o establece la fecha actual del sistema.<text:line-break/></text:span></text:span></text:p>
        </text:list-item>
        <text:list-item>
          <text:p text:style-name="P13"><text:span text:style-name="Texto_20_en_20_negrita"><text:span text:style-name="T6">time</text:span></text:span><text:span text:style-name="Fuente_20_de_20_párrafo_20_predeter."><text:span text:style-name="T7"><text:line-break/>Ejemplo: </text:span></text:span><text:span text:style-name="Código_20_HTML"><text:span text:style-name="T7">time</text:span></text:span><text:span text:style-name="Fuente_20_de_20_párrafo_20_predeter."><text:span text:style-name="T7"><text:line-break/>Descripción: Muestra o establece la hora actual del sistema.<text:line-break/></text:span></text:span></text:p>
        </text:list-item>
        <text:list-item>
          <text:p text:style-name="P13"><text:span text:style-name="Texto_20_en_20_negrita"><text:span text:style-name="T6">exit</text:span></text:span><text:span text:style-name="Fuente_20_de_20_párrafo_20_predeter."><text:span text:style-name="T7"><text:line-break/>Ejemplo: </text:span></text:span><text:span text:style-name="Código_20_HTML"><text:span text:style-name="T7">exit</text:span></text:span><text:span text:style-name="Fuente_20_de_20_párrafo_20_predeter."><text:span text:style-name="T7"><text:line-break/>Descripción: Cierra la ventana de la consola.<text:line-break/></text:span></text:span></text:p>
        </text:list-item>
        <text:list-item>
          <text:p text:style-name="P10"><text:span text:style-name="Texto_20_en_20_negrita"><text:span text:style-name="T6">find /c</text:span></text:span><text:span text:style-name="Fuente_20_de_20_párrafo_20_predeter."><text:span text:style-name="T7"><text:line-break/>Ejemplo: </text:span></text:span><text:span text:style-name="Código_20_HTML"><text:span text:style-name="T7">find /c "texto" archivo.txt</text:span></text:span><text:span text:style-name="Fuente_20_de_20_párrafo_20_predeter."><text:span text:style-name="T7"><text:line-break/>Descripción: Cuenta el número de líneas que contienen un texto específico en un archivo.<text:line-break/></text:span></text:span></text:p>
        </text:list-item>
        <text:list-item>
          <text:p text:style-name="P10"><text:span text:style-name="Texto_20_en_20_negrita"><text:span text:style-name="T6">msg</text:span></text:span><text:span text:style-name="Fuente_20_de_20_párrafo_20_predeter."><text:span text:style-name="T7"><text:line-break/>Ejemplo: </text:span></text:span><text:span text:style-name="Código_20_HTML"><text:span text:style-name="T7">msg * "Se va a apagar el sistema en 10 minutos"</text:span></text:span><text:span text:style-name="Fuente_20_de_20_párrafo_20_predeter."><text:span text:style-name="T7"><text:line-break/>Descripción: Envía un mensaje a usuarios en la red o en la misma máquina.<text:line-break/><text:line-break/></text:span></text:span></text:p>
        </text:list-item>
        <text:list-item>
          <text:p text:style-name="P10"><text:soft-page-break/><text:span text:style-name="Texto_20_en_20_negrita"><text:span text:style-name="T6">timeout</text:span></text:span><text:span text:style-name="Fuente_20_de_20_párrafo_20_predeter."><text:span text:style-name="T7"><text:line-break/>Ejemplo: </text:span></text:span><text:span text:style-name="Código_20_HTML"><text:span text:style-name="T7">timeout /t 10</text:span></text:span><text:span text:style-name="Fuente_20_de_20_párrafo_20_predeter."><text:span text:style-name="T7"><text:line-break/>Descripción: Pausa la ejecución durante un número específico de segundos.<text:line-break/></text:span></text:span></text:p>
        </text:list-item>
        <text:list-item>
          <text:p text:style-name="P10"><text:span text:style-name="Texto_20_en_20_negrita"><text:span text:style-name="T6">doskey</text:span></text:span><text:span text:style-name="Fuente_20_de_20_párrafo_20_predeter."><text:span text:style-name="T7"><text:line-break/>Ejemplo: </text:span></text:span><text:span text:style-name="Código_20_HTML"><text:span text:style-name="T7">doskey /history</text:span></text:span><text:span text:style-name="Fuente_20_de_20_párrafo_20_predeter."><text:span text:style-name="T7"><text:line-break/>Descripción: Recupera comandos ingresados previamente en la sesión actual.<text:line-break/></text:span></text:span></text:p>
        </text:list-item>
        <text:list-item>
          <text:p text:style-name="P10"><text:span text:style-name="Texto_20_en_20_negrita"><text:span text:style-name="T6">subst</text:span></text:span><text:span text:style-name="Fuente_20_de_20_párrafo_20_predeter."><text:span text:style-name="T7"><text:line-break/>Ejemplo: </text:span></text:span><text:span text:style-name="Código_20_HTML"><text:span text:style-name="T7">subst Z: C:\Carpeta</text:span></text:span><text:span text:style-name="Fuente_20_de_20_párrafo_20_predeter."><text:span text:style-name="T7"><text:line-break/>Descripción: Asocia una letra de unidad a un directorio.<text:line-break/></text:span></text:span></text:p>
        </text:list-item>
        <text:list-item>
          <text:p text:style-name="P10"><text:span text:style-name="Texto_20_en_20_negrita"><text:span text:style-name="T6">replace</text:span></text:span><text:span text:style-name="Fuente_20_de_20_párrafo_20_predeter."><text:span text:style-name="T7"><text:line-break/>Ejemplo: </text:span></text:span><text:span text:style-name="Código_20_HTML"><text:span text:style-name="T7">replace archivo.txt D:\Destino\</text:span></text:span><text:span text:style-name="Fuente_20_de_20_párrafo_20_predeter."><text:span text:style-name="T7"><text:line-break/>Descripción: Reemplaza archivos.<text:line-break/></text:span></text:span></text:p>
        </text:list-item>
        <text:list-item>
          <text:p text:style-name="P10"><text:span text:style-name="Texto_20_en_20_negrita"><text:span text:style-name="T6">label</text:span></text:span><text:span text:style-name="Fuente_20_de_20_párrafo_20_predeter."><text:span text:style-name="T7"><text:line-break/>Ejemplo: </text:span></text:span><text:span text:style-name="Código_20_HTML"><text:span text:style-name="T7">label D: MiUnidad</text:span></text:span><text:span text:style-name="Fuente_20_de_20_párrafo_20_predeter."><text:span text:style-name="T7"><text:line-break/>Descripción: Crea, cambia o elimina la etiqueta de un volumen de disco.<text:line-break/></text:span></text:span></text:p>
        </text:list-item>
        <text:list-item>
          <text:p text:style-name="P10"><text:span text:style-name="Texto_20_en_20_negrita"><text:span text:style-name="T6">compact</text:span></text:span><text:span text:style-name="Fuente_20_de_20_párrafo_20_predeter."><text:span text:style-name="T7"><text:line-break/>Ejemplo: </text:span></text:span><text:span text:style-name="Código_20_HTML"><text:span text:style-name="T7">compact /c archivo.txt</text:span></text:span><text:span text:style-name="Fuente_20_de_20_párrafo_20_predeter."><text:span text:style-name="T7"><text:line-break/>Descripción: Muestra o modifica la compresión de archivos en NTFS.<text:line-break/></text:span></text:span></text:p>
        </text:list-item>
        <text:list-item>
          <text:p text:style-name="P10"><text:span text:style-name="Texto_20_en_20_negrita"><text:span text:style-name="T6">convert</text:span></text:span><text:span text:style-name="Fuente_20_de_20_párrafo_20_predeter."><text:span text:style-name="T7"><text:line-break/>Ejemplo: </text:span></text:span><text:span text:style-name="Código_20_HTML"><text:span text:style-name="T7">convert D: /fs:ntfs</text:span></text:span><text:span text:style-name="Fuente_20_de_20_párrafo_20_predeter."><text:span text:style-name="T7"><text:line-break/>Descripción: Convierte un volumen FAT a NTFS sin perder datos.<text:line-break/></text:span></text:span></text:p>
        </text:list-item>
        <text:list-item>
          <text:p text:style-name="P10"><text:span text:style-name="Texto_20_en_20_negrita"><text:span text:style-name="T6">driverquery</text:span></text:span><text:span text:style-name="Fuente_20_de_20_párrafo_20_predeter."><text:span text:style-name="T7"><text:line-break/>Ejemplo: </text:span></text:span><text:span text:style-name="Código_20_HTML"><text:span text:style-name="T7">driverquery</text:span></text:span><text:span text:style-name="Fuente_20_de_20_párrafo_20_predeter."><text:span text:style-name="T7"><text:line-break/>Descripción: Muestra una lista de los controladores instalados en el sistema.<text:line-break/><text:line-break/></text:span></text:span></text:p>
        </text:list-item>
        <text:list-item>
          <text:p text:style-name="P10"><text:soft-page-break/><text:span text:style-name="Texto_20_en_20_negrita"><text:span text:style-name="T6">sc</text:span></text:span><text:span text:style-name="Fuente_20_de_20_párrafo_20_predeter."><text:span text:style-name="T7"><text:line-break/>Ejemplo: </text:span></text:span><text:span text:style-name="Código_20_HTML"><text:span text:style-name="T7">sc query</text:span></text:span><text:span text:style-name="Fuente_20_de_20_párrafo_20_predeter."><text:span text:style-name="T7"><text:line-break/>Descripción: Configura y consulta los servicios en el sistema.<text:line-break/></text:span></text:span></text:p>
        </text:list-item>
        <text:list-item>
          <text:p text:style-name="P10"><text:span text:style-name="Texto_20_en_20_negrita"><text:span text:style-name="T6">fsutil behavior</text:span></text:span><text:span text:style-name="Fuente_20_de_20_párrafo_20_predeter."><text:span text:style-name="T7"><text:line-break/>Ejemplo: </text:span></text:span><text:span text:style-name="Código_20_HTML"><text:span text:style-name="T7">fsutil behavior query disablelastaccess</text:span></text:span><text:span text:style-name="Fuente_20_de_20_párrafo_20_predeter."><text:span text:style-name="T7"><text:line-break/>Descripción: Consulta o establece el comportamiento del sistema de archivos.<text:line-break/></text:span></text:span></text:p>
        </text:list-item>
        <text:list-item>
          <text:p text:style-name="P10"><text:span text:style-name="Texto_20_en_20_negrita"><text:span text:style-name="T6">cacls</text:span></text:span><text:span text:style-name="Fuente_20_de_20_párrafo_20_predeter."><text:span text:style-name="T7"><text:line-break/>Ejemplo: </text:span></text:span><text:span text:style-name="Código_20_HTML"><text:span text:style-name="T7">cacls archivo.txt /p usuario:f</text:span></text:span><text:span text:style-name="Fuente_20_de_20_párrafo_20_predeter."><text:span text:style-name="T7"><text:line-break/>Descripción: Muestra o modifica las listas de control de acceso (ACLs) de archivos.<text:line-break/></text:span></text:span></text:p>
        </text:list-item>
        <text:list-item>
          <text:p text:style-name="P10"><text:span text:style-name="Texto_20_en_20_negrita"><text:span text:style-name="T6">icacls</text:span></text:span><text:span text:style-name="Fuente_20_de_20_párrafo_20_predeter."><text:span text:style-name="T7"><text:line-break/>Ejemplo: </text:span></text:span><text:span text:style-name="Código_20_HTML"><text:span text:style-name="T7">icacls archivo.txt /grant usuario:f</text:span></text:span><text:span text:style-name="Fuente_20_de_20_párrafo_20_predeter."><text:span text:style-name="T7"><text:line-break/>Descripción: Muestra o modifica los permisos de archivos y directorios.<text:line-break/></text:span></text:span></text:p>
        </text:list-item>
        <text:list-item>
          <text:p text:style-name="P10"><text:span text:style-name="Texto_20_en_20_negrita"><text:span text:style-name="T6">openfiles</text:span></text:span><text:span text:style-name="Fuente_20_de_20_párrafo_20_predeter."><text:span text:style-name="T7"><text:line-break/>Ejemplo: </text:span></text:span><text:span text:style-name="Código_20_HTML"><text:span text:style-name="T7">openfiles /query</text:span></text:span><text:span text:style-name="Fuente_20_de_20_párrafo_20_predeter."><text:span text:style-name="T7"><text:line-break/>Descripción: Muestra archivos abiertos en un sistema, útil en sistemas de red.<text:line-break/></text:span></text:span></text:p>
        </text:list-item>
        <text:list-item>
          <text:p text:style-name="P10"><text:span text:style-name="Texto_20_en_20_negrita"><text:span text:style-name="T6">shadow</text:span></text:span><text:span text:style-name="Fuente_20_de_20_párrafo_20_predeter."><text:span text:style-name="T7"><text:line-break/>Ejemplo: </text:span></text:span><text:span text:style-name="Código_20_HTML"><text:span text:style-name="T7">shadow 1</text:span></text:span><text:span text:style-name="Fuente_20_de_20_párrafo_20_predeter."><text:span text:style-name="T7"><text:line-break/>Descripción: Supervisa sesiones de Terminal Server.<text:line-break/></text:span></text:span></text:p>
        </text:list-item>
        <text:list-item>
          <text:p text:style-name="P10"><text:span text:style-name="Texto_20_en_20_negrita"><text:span text:style-name="T6">robocopy /purge</text:span></text:span><text:span text:style-name="Fuente_20_de_20_párrafo_20_predeter."><text:span text:style-name="T7"><text:line-break/>Ejemplo: </text:span></text:span><text:span text:style-name="Código_20_HTML"><text:span text:style-name="T7">robocopy C:\Origen D:\Destino /mir /purge</text:span></text:span><text:span text:style-name="Fuente_20_de_20_párrafo_20_predeter."><text:span text:style-name="T7"><text:line-break/>Descripción: Elimina archivos de destino que no están en el origen durante la copia.<text:line-break/><text:line-break/><text:line-break/><text:line-break/></text:span></text:span></text:p>
        </text:list-item>
        <text:list-item>
          <text:p text:style-name="P10"><text:soft-page-break/><text:span text:style-name="Texto_20_en_20_negrita"><text:span text:style-name="T6">charmap</text:span></text:span><text:span text:style-name="Fuente_20_de_20_párrafo_20_predeter."><text:span text:style-name="T7"><text:line-break/>Ejemplo: </text:span></text:span><text:span text:style-name="Código_20_HTML"><text:span text:style-name="T7">charmap</text:span></text:span><text:span text:style-name="Fuente_20_de_20_párrafo_20_predeter."><text:span text:style-name="T7"><text:line-break/>Descripción: Abre el Mapa de Caracteres, una utilidad para insertar caracteres especiales.<text:line-break/></text:span></text:span></text:p>
        </text:list-item>
        <text:list-item>
          <text:p text:style-name="P10"><text:span text:style-name="Texto_20_en_20_negrita"><text:span text:style-name="T6">taskview</text:span></text:span><text:span text:style-name="Fuente_20_de_20_párrafo_20_predeter."><text:span text:style-name="T7"><text:line-break/>Ejemplo: </text:span></text:span><text:span text:style-name="Código_20_HTML"><text:span text:style-name="T7">taskview /delete</text:span></text:span><text:span text:style-name="Fuente_20_de_20_párrafo_20_predeter."><text:span text:style-name="T7"><text:line-break/>Descripción: Gestiona y cierra tareas de la interfaz de usuario de Windows.<text:line-break/></text:span></text:span></text:p>
        </text:list-item>
        <text:list-item>
          <text:p text:style-name="P10"><text:span text:style-name="Texto_20_en_20_negrita"><text:span text:style-name="T6">where</text:span></text:span><text:span text:style-name="Fuente_20_de_20_párrafo_20_predeter."><text:span text:style-name="T7"><text:line-break/>Ejemplo: </text:span></text:span><text:span text:style-name="Código_20_HTML"><text:span text:style-name="T7">where notepad.exe</text:span></text:span><text:span text:style-name="Fuente_20_de_20_párrafo_20_predeter."><text:span text:style-name="T7"><text:line-break/>Descripción: Ubica y muestra rutas de archivos ejecutables en la ruta especificada.<text:line-break/></text:span></text:span></text:p>
        </text:list-item>
        <text:list-item>
          <text:p text:style-name="P10"><text:span text:style-name="Texto_20_en_20_negrita"><text:span text:style-name="T6">finger</text:span></text:span><text:span text:style-name="Fuente_20_de_20_párrafo_20_predeter."><text:span text:style-name="T7"><text:line-break/>Ejemplo: </text:span></text:span><text:span text:style-name="Código_20_HTML"><text:span text:style-name="T7">finger usuario@dominio.com</text:span></text:span><text:span text:style-name="Fuente_20_de_20_párrafo_20_predeter."><text:span text:style-name="T7"><text:line-break/>Descripción: Muestra información sobre un usuario en un servidor remoto.<text:line-break/></text:span></text:span></text:p>
        </text:list-item>
        <text:list-item>
          <text:p text:style-name="P14"><text:span text:style-name="Código_20_HTML"><text:span text:style-name="T6">driverquery</text:span></text:span><text:span text:style-name="Fuente_20_de_20_párrafo_20_predeter."><text:span text:style-name="T7"><text:line-break/>Ejemplo: </text:span></text:span><text:span text:style-name="Código_20_HTML"><text:span text:style-name="T7">driverquery /V /FO CSV</text:span></text:span><text:span text:style-name="Fuente_20_de_20_párrafo_20_predeter."><text:span text:style-name="T7"><text:line-break/>Descripción: </text:span></text:span><text:span text:style-name="Fuente_20_de_20_párrafo_20_predeter."><text:span text:style-name="T8">L</text:span></text:span><text:span text:style-name="Fuente_20_de_20_párrafo_20_predeter."><text:span text:style-name="T7">ista todos los controladores instalados en el sistema.<text:line-break/></text:span></text:span></text:p>
        </text:list-item>
        <text:list-item>
          <text:p text:style-name="P10"><text:span text:style-name="Texto_20_en_20_negrita"><text:span text:style-name="T6">powershell</text:span></text:span><text:span text:style-name="Fuente_20_de_20_párrafo_20_predeter."><text:span text:style-name="T7"><text:line-break/>Ejemplo: </text:span></text:span><text:span text:style-name="Código_20_HTML"><text:span text:style-name="T7">powershell</text:span></text:span><text:span text:style-name="Fuente_20_de_20_párrafo_20_predeter."><text:span text:style-name="T7"><text:line-break/>Descripción: Inicia una sesión de PowerShell desde CMD.<text:line-break/></text:span></text:span></text:p>
        </text:list-item>
        <text:list-item>
          <text:p text:style-name="P10"><text:span text:style-name="Texto_20_en_20_negrita"><text:span text:style-name="T6">sxstrace</text:span></text:span><text:span text:style-name="Fuente_20_de_20_párrafo_20_predeter."><text:span text:style-name="T7"><text:line-break/>Ejemplo: </text:span></text:span><text:span text:style-name="Código_20_HTML"><text:span text:style-name="T7">sxstrace Trace -logfile:sxstrace.etl</text:span></text:span><text:span text:style-name="Fuente_20_de_20_párrafo_20_predeter."><text:span text:style-name="T7"><text:line-break/>Descripción: Diagnostica problemas de carga de Side-by-Side (SxS) en Windows.<text:line-break/><text:line-break/><text:line-break/></text:span></text:span></text:p>
        </text:list-item>
        <text:list-item>
          <text:p text:style-name="P10"><text:soft-page-break/><text:span text:style-name="Texto_20_en_20_negrita"><text:span text:style-name="T6">taskschd.msc</text:span></text:span><text:span text:style-name="Fuente_20_de_20_párrafo_20_predeter."><text:span text:style-name="T7"><text:line-break/>Ejemplo: </text:span></text:span><text:span text:style-name="Código_20_HTML"><text:span text:style-name="T7">taskschd.msc</text:span></text:span><text:span text:style-name="Fuente_20_de_20_párrafo_20_predeter."><text:span text:style-name="T7"><text:line-break/>Descripción: Abre el Programador de Tareas de Windows.<text:line-break/></text:span></text:span></text:p>
        </text:list-item>
        <text:list-item>
          <text:p text:style-name="P10"><text:span text:style-name="Texto_20_en_20_negrita"><text:span text:style-name="T6">secedit</text:span></text:span><text:span text:style-name="Fuente_20_de_20_párrafo_20_predeter."><text:span text:style-name="T7"><text:line-break/>Ejemplo: </text:span></text:span><text:span text:style-name="Código_20_HTML"><text:span text:style-name="T7">secedit /analyze /cfg c:\directorio\mi_config.inf</text:span></text:span><text:span text:style-name="Fuente_20_de_20_párrafo_20_predeter."><text:span text:style-name="T7"><text:line-break/>Descripción: Analiza y configura la seguridad del sistema según una plantilla.<text:line-break/></text:span></text:span></text:p>
        </text:list-item>
        <text:list-item>
          <text:p text:style-name="P10"><text:span text:style-name="Texto_20_en_20_negrita"><text:span text:style-name="T6">gpupdate</text:span></text:span><text:span text:style-name="Fuente_20_de_20_párrafo_20_predeter."><text:span text:style-name="T7"><text:line-break/>Ejemplo: </text:span></text:span><text:span text:style-name="Código_20_HTML"><text:span text:style-name="T7">gpupdate /force</text:span></text:span><text:span text:style-name="Fuente_20_de_20_párrafo_20_predeter."><text:span text:style-name="T7"><text:line-break/>Descripción: Actualiza la directiva de grupo local y basada en Active Directory.<text:line-break/></text:span></text:span></text:p>
        </text:list-item>
        <text:list-item>
          <text:p text:style-name="P10"><text:span text:style-name="Texto_20_en_20_negrita"><text:span text:style-name="T6">gpresult</text:span></text:span><text:span text:style-name="Fuente_20_de_20_párrafo_20_predeter."><text:span text:style-name="T7"><text:line-break/>Ejemplo: </text:span></text:span><text:span text:style-name="Código_20_HTML"><text:span text:style-name="T7">gpresult /r</text:span></text:span><text:span text:style-name="Fuente_20_de_20_párrafo_20_predeter."><text:span text:style-name="T7"><text:line-break/>Descripción: Muestra las configuraciones de directiva de grupo para un usuario o sistema.<text:line-break/></text:span></text:span></text:p>
        </text:list-item>
        <text:list-item>
          <text:p text:style-name="P10"><text:span text:style-name="Texto_20_en_20_negrita"><text:span text:style-name="T6">sfc /verifyonly</text:span></text:span><text:span text:style-name="Fuente_20_de_20_párrafo_20_predeter."><text:span text:style-name="T7"><text:line-break/>Ejemplo: </text:span></text:span><text:span text:style-name="Código_20_HTML"><text:span text:style-name="T7">sfc /verifyonly</text:span></text:span><text:span text:style-name="Fuente_20_de_20_párrafo_20_predeter."><text:span text:style-name="T7"><text:line-break/>Descripción: Verifica la integridad de todos los archivos protegidos del sistema, sin repararlos.<text:line-break/></text:span></text:span></text:p>
        </text:list-item>
        <text:list-item>
          <text:p text:style-name="P10"><text:span text:style-name="Texto_20_en_20_negrita"><text:span text:style-name="T6">lodctr /r</text:span></text:span><text:span text:style-name="Fuente_20_de_20_párrafo_20_predeter."><text:span text:style-name="T7"><text:line-break/>Ejemplo: </text:span></text:span><text:span text:style-name="Código_20_HTML"><text:span text:style-name="T7">lodctr /r</text:span></text:span><text:span text:style-name="Fuente_20_de_20_párrafo_20_predeter."><text:span text:style-name="T7"><text:line-break/>Descripción: Restaura los contadores de rendimiento predeterminados del sistema.<text:line-break/></text:span></text:span></text:p>
        </text:list-item>
        <text:list-item>
          <text:p text:style-name="P15"><text:span text:style-name="Fuente_20_de_20_párrafo_20_predeter."><text:span text:style-name="T7">comp <text:line-break/>Ejemplo: </text:span></text:span><text:span text:style-name="Código_20_HTML"><text:span text:style-name="T7">comp archivo1.txt archivo2.txt</text:span></text:span><text:span text:style-name="Fuente_20_de_20_párrafo_20_predeter."><text:span text:style-name="T7"><text:line-break/>Descripción: </text:span></text:span><text:span text:style-name="Fuente_20_de_20_párrafo_20_predeter."><text:span text:style-name="T9">C</text:span></text:span><text:span text:style-name="Fuente_20_de_20_párrafo_20_predeter."><text:span text:style-name="T7">ompara dos archivos o conjuntos de archivos byte por byte y muestra las diferencias .</text:span></text:span></text:p>
        </text:list-item>
      </text:list>
      <text:h text:style-name="Heading_20_2" text:outline-level="2" text:is-list-header="true"><text:bookmark-end text:name="__RefHeading___Toc595_3506179662"/><text:soft-page-break/><text:span text:style-name="Fuente_20_de_20_párrafo_20_predeter."><text:span text:style-name="T2"><text:line-break/></text:span></text:span><text:bookmark-start text:name="__RefHeading___Toc601_3506179662"/><text:bookmark-start text:name="_Toc175230605"/><text:span text:style-name="T2">PowerShell</text:span><text:bookmark-end text:name="__RefHeading___Toc601_3506179662"/><text:bookmark-end text:name="_Toc175230605"/><text:span text:style-name="T2"><text:line-break/></text:span></text:h>
      <text:list text:style-name="L2">
        <text:list-item>
          <text:p text:style-name="P19">Get-Help<text:line-break/>Ejemplo: Get-Help Get-Process<text:line-break/>Descripción: Muestra información de ayuda para cmdlets y scripts.<text:line-break/></text:p>
        </text:list-item>
        <text:list-item>
          <text:p text:style-name="P16"><text:span text:style-name="Texto_20_en_20_negrita"><text:span text:style-name="T11">Get-Command</text:span></text:span><text:span text:style-name="Fuente_20_de_20_párrafo_20_predeter."><text:span text:style-name="T10"><text:line-break/>Ejemplo: Get-Command<text:line-break/>Descripción: Muestra todos los comandos disponibles.<text:line-break/></text:span></text:span></text:p>
        </text:list-item>
        <text:list-item>
          <text:p text:style-name="P16"><text:span text:style-name="Texto_20_en_20_negrita"><text:span text:style-name="T11">Get-Process</text:span></text:span><text:span text:style-name="Fuente_20_de_20_párrafo_20_predeter."><text:span text:style-name="T10"><text:line-break/>Ejemplo: Get-Process<text:line-break/>Descripción: Muestra los procesos en ejecución.<text:line-break/></text:span></text:span></text:p>
        </text:list-item>
        <text:list-item>
          <text:p text:style-name="P16"><text:span text:style-name="Texto_20_en_20_negrita"><text:span text:style-name="T11">Start-Process</text:span></text:span><text:span text:style-name="Fuente_20_de_20_párrafo_20_predeter."><text:span text:style-name="T10"><text:line-break/>Ejemplo: Start-Process notepad.exe<text:line-break/>Descripción: Inicia un proceso.<text:line-break/></text:span></text:span></text:p>
        </text:list-item>
        <text:list-item>
          <text:p text:style-name="P16"><text:span text:style-name="Texto_20_en_20_negrita"><text:span text:style-name="T11">Stop-Process</text:span></text:span><text:span text:style-name="Fuente_20_de_20_párrafo_20_predeter."><text:span text:style-name="T10"><text:line-break/>Ejemplo: Stop-Process -Name notepad<text:line-break/>Descripción: Detiene un proceso.<text:line-break/></text:span></text:span></text:p>
        </text:list-item>
        <text:list-item>
          <text:p text:style-name="P16"><text:span text:style-name="Texto_20_en_20_negrita"><text:span text:style-name="T11">Get-Service</text:span></text:span><text:span text:style-name="Fuente_20_de_20_párrafo_20_predeter."><text:span text:style-name="T10"><text:line-break/>Ejemplo: Get-Service<text:line-break/>Descripción: Muestra los servicios en el sistema.<text:line-break/></text:span></text:span></text:p>
        </text:list-item>
        <text:list-item>
          <text:p text:style-name="P16"><text:span text:style-name="Texto_20_en_20_negrita"><text:span text:style-name="T11">Start-Service</text:span></text:span><text:span text:style-name="Fuente_20_de_20_párrafo_20_predeter."><text:span text:style-name="T10"><text:line-break/>Ejemplo: Start-Service -Name wuauserv<text:line-break/>Descripción: Inicia un servicio.<text:line-break/></text:span></text:span></text:p>
        </text:list-item>
        <text:list-item>
          <text:p text:style-name="P16"><text:span text:style-name="Texto_20_en_20_negrita"><text:span text:style-name="T11">Stop-Service</text:span></text:span><text:span text:style-name="Fuente_20_de_20_párrafo_20_predeter."><text:span text:style-name="T10"><text:line-break/>Ejemplo: Stop-Service -Name wuauserv<text:line-break/>Descripción: Detiene un servicio.<text:line-break/></text:span></text:span></text:p>
        </text:list-item>
        <text:list-item>
          <text:p text:style-name="P16"><text:span text:style-name="Texto_20_en_20_negrita"><text:span text:style-name="T11">Set-Service</text:span></text:span><text:span text:style-name="Fuente_20_de_20_párrafo_20_predeter."><text:span text:style-name="T10"><text:line-break/>Ejemplo: Set-Service -Name wuauserv -StartupType Automatic<text:line-break/>Descripción: Configura el tipo de inicio de un servicio.</text:span></text:span></text:p>
        </text:list-item>
        <text:list-item>
          <text:p text:style-name="P16"><text:soft-page-break/><text:span text:style-name="Texto_20_en_20_negrita"><text:span text:style-name="T11">Get-EventLog</text:span></text:span><text:span text:style-name="Fuente_20_de_20_párrafo_20_predeter."><text:span text:style-name="T10"><text:line-break/>Ejemplo: Get-EventLog -LogName Application -Newest 10<text:line-break/>Descripción: Muestra los eventos del registro de eventos.<text:line-break/></text:span></text:span></text:p>
        </text:list-item>
        <text:list-item>
          <text:p text:style-name="P16"><text:span text:style-name="Texto_20_en_20_negrita"><text:span text:style-name="T11">Get-Content</text:span></text:span><text:span text:style-name="Fuente_20_de_20_párrafo_20_predeter."><text:span text:style-name="T10"><text:line-break/>Ejemplo: Get-Content archivo.txt<text:line-break/>Descripción: Muestra el contenido de un archivo.<text:line-break/></text:span></text:span></text:p>
        </text:list-item>
        <text:list-item>
          <text:p text:style-name="P16"><text:span text:style-name="Texto_20_en_20_negrita"><text:span text:style-name="T11">Set-Content</text:span></text:span><text:span text:style-name="Fuente_20_de_20_párrafo_20_predeter."><text:span text:style-name="T10"><text:line-break/>Ejemplo: Set-Content archivo.txt -Value "Nuevo contenido"<text:line-break/>Descripción: Establece el contenido de un archivo.<text:line-break/></text:span></text:span></text:p>
        </text:list-item>
        <text:list-item>
          <text:p text:style-name="P16"><text:span text:style-name="Texto_20_en_20_negrita"><text:span text:style-name="T11">Add-Content</text:span></text:span><text:span text:style-name="Fuente_20_de_20_párrafo_20_predeter."><text:span text:style-name="T10"><text:line-break/>Ejemplo: Add-Content archivo.txt -Value "Más contenido"<text:line-break/>Descripción: Agrega contenido al final de un archivo.<text:line-break/></text:span></text:span></text:p>
        </text:list-item>
        <text:list-item>
          <text:p text:style-name="P16"><text:span text:style-name="Texto_20_en_20_negrita"><text:span text:style-name="T11">Remove-Item</text:span></text:span><text:span text:style-name="Fuente_20_de_20_párrafo_20_predeter."><text:span text:style-name="T10"><text:line-break/>Ejemplo: Remove-Item archivo.txt<text:line-break/>Descripción: Elimina un archivo o directorio.<text:line-break/></text:span></text:span></text:p>
        </text:list-item>
        <text:list-item>
          <text:p text:style-name="P16"><text:span text:style-name="Texto_20_en_20_negrita"><text:span text:style-name="T11">Copy-Item</text:span></text:span><text:span text:style-name="Fuente_20_de_20_párrafo_20_predeter."><text:span text:style-name="T10"><text:line-break/>Ejemplo: Copy-Item archivo.txt -Destination D:\Backup<text:line-break/>Descripción: Copia un archivo o directorio.<text:line-break/></text:span></text:span></text:p>
        </text:list-item>
        <text:list-item>
          <text:p text:style-name="P16"><text:span text:style-name="Texto_20_en_20_negrita"><text:span text:style-name="T11">Move-Item</text:span></text:span><text:span text:style-name="Fuente_20_de_20_párrafo_20_predeter."><text:span text:style-name="T10"><text:line-break/>Ejemplo: Move-Item archivo.txt -Destination D:\Backup<text:line-break/>Descripción: Mueve un archivo o directorio.<text:line-break/></text:span></text:span></text:p>
        </text:list-item>
        <text:list-item>
          <text:p text:style-name="P16"><text:span text:style-name="Texto_20_en_20_negrita"><text:span text:style-name="T11">Rename-Item</text:span></text:span><text:span text:style-name="Fuente_20_de_20_párrafo_20_predeter."><text:span text:style-name="T10"><text:line-break/>Ejemplo: Rename-Item archivo.txt -NewName nuevo_nombre.txt<text:line-break/>Descripción: Cambia el nombre de un archivo o directorio.<text:line-break/></text:span></text:span></text:p>
        </text:list-item>
        <text:list-item>
          <text:p text:style-name="P16"><text:span text:style-name="Texto_20_en_20_negrita"><text:span text:style-name="T11">New-Item</text:span></text:span><text:span text:style-name="Fuente_20_de_20_párrafo_20_predeter."><text:span text:style-name="T10"><text:line-break/>Ejemplo: New-Item -Path C:\CarpetaNueva -ItemType Directory<text:line-break/>Descripción: Crea un nuevo archivo o directorio.<text:line-break/><text:line-break/><text:line-break/></text:span></text:span></text:p>
        </text:list-item>
        <text:list-item>
          <text:p text:style-name="P16"><text:soft-page-break/><text:span text:style-name="Texto_20_en_20_negrita"><text:span text:style-name="T11">Get-ChildItem</text:span></text:span><text:span text:style-name="Fuente_20_de_20_párrafo_20_predeter."><text:span text:style-name="T10"><text:line-break/>Ejemplo: Get-ChildItem C:\<text:line-break/>Descripción: Muestra los archivos y carpetas en el directorio especificado.<text:line-break/></text:span></text:span></text:p>
        </text:list-item>
        <text:list-item>
          <text:p text:style-name="P16"><text:span text:style-name="Texto_20_en_20_negrita"><text:span text:style-name="T11">Set-Location</text:span></text:span><text:span text:style-name="Fuente_20_de_20_párrafo_20_predeter."><text:span text:style-name="T10"><text:line-break/>Ejemplo: Set-Location C:\<text:line-break/>Descripción: Cambia el directorio de trabajo actual.<text:line-break/></text:span></text:span></text:p>
        </text:list-item>
        <text:list-item>
          <text:p text:style-name="P16"><text:span text:style-name="Texto_20_en_20_negrita"><text:span text:style-name="T11">Get-Location</text:span></text:span><text:span text:style-name="Fuente_20_de_20_párrafo_20_predeter."><text:span text:style-name="T10"><text:line-break/>Ejemplo: Get-Location<text:line-break/>Descripción: Muestra el directorio de trabajo actual.<text:line-break/></text:span></text:span></text:p>
        </text:list-item>
        <text:list-item>
          <text:p text:style-name="P16"><text:span text:style-name="Texto_20_en_20_negrita"><text:span text:style-name="T11">Clear-Host</text:span></text:span><text:span text:style-name="Fuente_20_de_20_párrafo_20_predeter."><text:span text:style-name="T10"><text:line-break/>Ejemplo: Clear-Host<text:line-break/>Descripción: Limpia la pantalla de la consola.<text:line-break/></text:span></text:span></text:p>
        </text:list-item>
        <text:list-item>
          <text:p text:style-name="P17"><text:span text:style-name="Texto_20_en_20_negrita"><text:span text:style-name="T11">Invoke-Command</text:span></text:span><text:span text:style-name="Fuente_20_de_20_párrafo_20_predeter."><text:span text:style-name="T10"><text:line-break/>Ejemplo: Invoke-Command -ScriptBlock { Get-Process }<text:line-break/>Descripción: Ejecuta un comando o script en el contexto de PowerShell.<text:line-break/></text:span></text:span></text:p>
        </text:list-item>
        <text:list-item>
          <text:p text:style-name="P16"><text:span text:style-name="Texto_20_en_20_negrita"><text:span text:style-name="T11">Get-Module</text:span></text:span><text:span text:style-name="Fuente_20_de_20_párrafo_20_predeter."><text:span text:style-name="T10"><text:line-break/>Ejemplo: Get-Module -ListAvailable<text:line-break/>Descripción: Muestra los módulos disponibles.<text:line-break/></text:span></text:span></text:p>
        </text:list-item>
        <text:list-item>
          <text:p text:style-name="P16"><text:span text:style-name="Texto_20_en_20_negrita"><text:span text:style-name="T11">Import-Module</text:span></text:span><text:span text:style-name="Fuente_20_de_20_párrafo_20_predeter."><text:span text:style-name="T10"><text:line-break/>Ejemplo: Import-Module ActiveDirectory<text:line-break/>Descripción: Importa un módulo para usar sus cmdlets.<text:line-break/></text:span></text:span></text:p>
        </text:list-item>
        <text:list-item>
          <text:p text:style-name="P16"><text:span text:style-name="Texto_20_en_20_negrita"><text:span text:style-name="T11">Export-ModuleMember</text:span></text:span><text:span text:style-name="Fuente_20_de_20_párrafo_20_predeter."><text:span text:style-name="T10"><text:line-break/>Ejemplo: Export-ModuleMember -Function FunciónEjemplo<text:line-break/>Descripción: Exporta cmdlets, funciones, o variables de un módulo.<text:line-break/></text:span></text:span></text:p>
        </text:list-item>
        <text:list-item>
          <text:p text:style-name="P16"><text:span text:style-name="Texto_20_en_20_negrita"><text:span text:style-name="T11">New-Variable</text:span></text:span><text:span text:style-name="Fuente_20_de_20_párrafo_20_predeter."><text:span text:style-name="T10"><text:line-break/>Ejemplo: New-Variable -Name MiVariable -Value "Valor"<text:line-break/>Descripción: Crea una nueva variable.<text:line-break/><text:line-break/><text:line-break/></text:span></text:span></text:p>
        </text:list-item>
        <text:list-item>
          <text:p text:style-name="P16"><text:soft-page-break/><text:span text:style-name="Texto_20_en_20_negrita"><text:span text:style-name="T11">Get-Variable</text:span></text:span><text:span text:style-name="Fuente_20_de_20_párrafo_20_predeter."><text:span text:style-name="T10"><text:line-break/>Ejemplo: Get-Variable -Name MiVariable<text:line-break/>Descripción: Muestra el valor de una variable.<text:line-break/></text:span></text:span></text:p>
        </text:list-item>
        <text:list-item>
          <text:p text:style-name="P16"><text:span text:style-name="Texto_20_en_20_negrita"><text:span text:style-name="T11">Set-Variable</text:span></text:span><text:span text:style-name="Fuente_20_de_20_párrafo_20_predeter."><text:span text:style-name="T10"><text:line-break/>Ejemplo: Set-Variable -Name MiVariable -Value "Nuevo Valor"<text:line-break/>Descripción: Establece el valor de una variable.<text:line-break/></text:span></text:span></text:p>
        </text:list-item>
        <text:list-item>
          <text:p text:style-name="P16"><text:span text:style-name="Texto_20_en_20_negrita"><text:span text:style-name="T11">Remove-Variable</text:span></text:span><text:span text:style-name="Fuente_20_de_20_párrafo_20_predeter."><text:span text:style-name="T10"><text:line-break/>Ejemplo: Remove-Variable -Name MiVariable<text:line-break/>Descripción: Elimina una variable.<text:line-break/></text:span></text:span></text:p>
        </text:list-item>
        <text:list-item>
          <text:p text:style-name="P16"><text:span text:style-name="Texto_20_en_20_negrita"><text:span text:style-name="T11">ForEach-Object</text:span></text:span><text:span text:style-name="Fuente_20_de_20_párrafo_20_predeter."><text:span text:style-name="T10"><text:line-break/>Ejemplo: 1..5 | ForEach-Object { $_ * 2 }<text:line-break/>Descripción: Ejecuta un script block para cada objeto en una colección.</text:span></text:span><text:span text:style-name="T1"><text:line-break/></text:span></text:p>
        </text:list-item>
        <text:list-item>
          <text:p text:style-name="P16"><text:span text:style-name="Texto_20_en_20_negrita"><text:span text:style-name="T11">Where-Object</text:span></text:span><text:span text:style-name="Fuente_20_de_20_párrafo_20_predeter."><text:span text:style-name="T10"><text:line-break/>Ejemplo: 1..5 | Where-Object { $_ -gt 3 }<text:line-break/>Descripción: Filtra objetos basados en una condición.<text:line-break/></text:span></text:span></text:p>
        </text:list-item>
        <text:list-item>
          <text:p text:style-name="P16"><text:span text:style-name="Texto_20_en_20_negrita"><text:span text:style-name="T11">Select-Object</text:span></text:span><text:span text:style-name="Fuente_20_de_20_párrafo_20_predeter."><text:span text:style-name="T10"><text:line-break/>Ejemplo: Get-Process | Select-Object -Property Name,Id<text:line-break/>Descripción: Selecciona propiedades específicas de objetos.<text:line-break/></text:span></text:span></text:p>
        </text:list-item>
        <text:list-item>
          <text:p text:style-name="P16"><text:span text:style-name="Texto_20_en_20_negrita"><text:span text:style-name="T11">Sort-Object</text:span></text:span><text:span text:style-name="Fuente_20_de_20_párrafo_20_predeter."><text:span text:style-name="T10"><text:line-break/>Ejemplo: Get-Process | Sort-Object -Property CPU -Descending<text:line-break/>Descripción: Ordena objetos basados en una propiedad.<text:line-break/></text:span></text:span></text:p>
        </text:list-item>
        <text:list-item>
          <text:p text:style-name="P16"><text:span text:style-name="Texto_20_en_20_negrita"><text:span text:style-name="T11">Measure-Object</text:span></text:span><text:span text:style-name="Fuente_20_de_20_párrafo_20_predeter."><text:span text:style-name="T10"><text:line-break/>Ejemplo: Get-Process | Measure-Object -Property CPU -Sum<text:line-break/>Descripción: Mide propiedades de objetos.<text:line-break/></text:span></text:span></text:p>
        </text:list-item>
        <text:list-item>
          <text:p text:style-name="P16"><text:span text:style-name="Texto_20_en_20_negrita"><text:span text:style-name="T11">Out-File</text:span></text:span><text:span text:style-name="Fuente_20_de_20_párrafo_20_predeter."><text:span text:style-name="T10"><text:line-break/>Ejemplo: Get-Process | Out-File -FilePath procesos.txt<text:line-break/>Descripción: Envía la salida de un comando a un archivo.<text:line-break/><text:line-break/><text:line-break/></text:span></text:span></text:p>
        </text:list-item>
        <text:list-item>
          <text:p text:style-name="P16"><text:soft-page-break/><text:span text:style-name="Texto_20_en_20_negrita"><text:span text:style-name="T11">Out-Host</text:span></text:span><text:span text:style-name="Fuente_20_de_20_párrafo_20_predeter."><text:span text:style-name="T10"><text:line-break/>Ejemplo: Get-Process | Out-Host<text:line-break/>Descripción: Envía la salida de un comando al host.<text:line-break/></text:span></text:span></text:p>
        </text:list-item>
        <text:list-item>
          <text:p text:style-name="P16"><text:span text:style-name="Texto_20_en_20_negrita"><text:span text:style-name="T11">Out-String</text:span></text:span><text:span text:style-name="Fuente_20_de_20_párrafo_20_predeter."><text:span text:style-name="T10"><text:line-break/>Ejemplo: Get-Process | Out-String<text:line-break/>Descripción: Convierte la salida de un comando a una cadena de texto.<text:line-break/></text:span></text:span></text:p>
        </text:list-item>
        <text:list-item>
          <text:p text:style-name="P16"><text:span text:style-name="Texto_20_en_20_negrita"><text:span text:style-name="T11">ConvertTo-Json</text:span></text:span><text:span text:style-name="Fuente_20_de_20_párrafo_20_predeter."><text:span text:style-name="T10"><text:line-break/>Ejemplo: Get-Process | ConvertTo-Json<text:line-break/>Descripción: Convierte un objeto a formato JSON.<text:line-break/></text:span></text:span></text:p>
        </text:list-item>
        <text:list-item>
          <text:p text:style-name="P16"><text:span text:style-name="Texto_20_en_20_negrita"><text:span text:style-name="T11">ConvertFrom-Json</text:span></text:span><text:span text:style-name="Fuente_20_de_20_párrafo_20_predeter."><text:span text:style-name="T10"><text:line-break/>Ejemplo: Get-Content archivo.json | ConvertFrom-Json<text:line-break/>Descripción: Convierte una cadena JSON a un objeto.<text:line-break/></text:span></text:span></text:p>
        </text:list-item>
        <text:list-item>
          <text:p text:style-name="P16"><text:span text:style-name="Texto_20_en_20_negrita"><text:span text:style-name="T11">Invoke-WebRequest</text:span></text:span><text:span text:style-name="Fuente_20_de_20_párrafo_20_predeter."><text:span text:style-name="T10"><text:line-break/>Ejemplo: Invoke-WebRequest -Uri "</text:span></text:span><text:a xlink:type="simple" xlink:href="http://example.com/" office:target-frame-name="_top" xlink:show="replace" text:style-name="Internet_20_link" text:visited-style-name="Visited_20_Internet_20_Link"><text:span text:style-name="Hipervínculo"><text:span text:style-name="T10">http://example.com</text:span></text:span></text:a><text:span text:style-name="Fuente_20_de_20_párrafo_20_predeter."><text:span text:style-name="T10">"<text:line-break/>Descripción: Realiza una solicitud web.<text:line-break/></text:span></text:span></text:p>
        </text:list-item>
        <text:list-item>
          <text:p text:style-name="P16"><text:span text:style-name="Texto_20_en_20_negrita"><text:span text:style-name="T11">Invoke-RestMethod</text:span></text:span><text:span text:style-name="Fuente_20_de_20_párrafo_20_predeter."><text:span text:style-name="T10"><text:line-break/>Ejemplo: Invoke-RestMethod -Uri "</text:span></text:span><text:a xlink:type="simple" xlink:href="http://api.example.com/data" office:target-frame-name="_top" xlink:show="replace" text:style-name="Internet_20_link" text:visited-style-name="Visited_20_Internet_20_Link"><text:span text:style-name="Hipervínculo"><text:span text:style-name="T10">http://api.example.com/data</text:span></text:span></text:a><text:span text:style-name="Fuente_20_de_20_párrafo_20_predeter."><text:span text:style-name="T10">"<text:line-break/>Descripción: Realiza una solicitud REST y convierte la respuesta.<text:line-break/></text:span></text:span></text:p>
        </text:list-item>
        <text:list-item>
          <text:p text:style-name="P16"><text:span text:style-name="Texto_20_en_20_negrita"><text:span text:style-name="T11">Test-Connection</text:span></text:span><text:span text:style-name="Fuente_20_de_20_párrafo_20_predeter."><text:span text:style-name="T10"><text:line-break/>Ejemplo: Test-Connection google.com<text:line-break/>Descripción: Verifica la conectividad de red con un host.<text:line-break/></text:span></text:span></text:p>
        </text:list-item>
        <text:list-item>
          <text:p text:style-name="P16"><text:span text:style-name="Texto_20_en_20_negrita"><text:span text:style-name="T11">New-Object</text:span></text:span><text:span text:style-name="Fuente_20_de_20_párrafo_20_predeter."><text:span text:style-name="T10"><text:line-break/>Ejemplo: New-Object -TypeName PSObject -Property @{Name="Test"; Value=1}<text:line-break/>Descripción: Crea una nueva instancia de un objeto.<text:line-break/></text:span></text:span></text:p>
        </text:list-item>
        <text:list-item>
          <text:p text:style-name="P16"><text:span text:style-name="Texto_20_en_20_negrita"><text:span text:style-name="T11">Get-Date</text:span></text:span><text:span text:style-name="Fuente_20_de_20_párrafo_20_predeter."><text:span text:style-name="T10"><text:line-break/>Ejemplo: Get-Date<text:line-break/>Descripción: Muestra la fecha y hora actuales.<text:line-break/><text:line-break/></text:span></text:span></text:p>
        </text:list-item>
        <text:list-item>
          <text:p text:style-name="P16"><text:soft-page-break/><text:span text:style-name="Texto_20_en_20_negrita"><text:span text:style-name="T11">Set-Date</text:span></text:span><text:span text:style-name="Fuente_20_de_20_párrafo_20_predeter."><text:span text:style-name="T10"><text:line-break/>Ejemplo: Set-Date -Date "2024-08-01 08:00:00"<text:line-break/>Descripción: Establece la fecha y hora del sistema.<text:line-break/></text:span></text:span></text:p>
        </text:list-item>
        <text:list-item>
          <text:p text:style-name="P16"><text:span text:style-name="Texto_20_en_20_negrita"><text:span text:style-name="T11">Get-Member</text:span></text:span><text:span text:style-name="Fuente_20_de_20_párrafo_20_predeter."><text:span text:style-name="T10"><text:line-break/>Ejemplo: Get-Process | Get-Member<text:line-break/>Descripción: Muestra los miembros de un objeto.<text:line-break/></text:span></text:span></text:p>
        </text:list-item>
        <text:list-item>
          <text:p text:style-name="P16"><text:span text:style-name="Texto_20_en_20_negrita"><text:span text:style-name="T11">Start-Job</text:span></text:span><text:span text:style-name="Fuente_20_de_20_párrafo_20_predeter."><text:span text:style-name="T10"><text:line-break/>Ejemplo: Start-Job -ScriptBlock { Get-Process }<text:line-break/>Descripción: Inicia un trabajo en segundo plano.<text:line-break/></text:span></text:span></text:p>
        </text:list-item>
        <text:list-item>
          <text:p text:style-name="P16"><text:span text:style-name="Texto_20_en_20_negrita"><text:span text:style-name="T11">Get-Job</text:span></text:span><text:span text:style-name="Fuente_20_de_20_párrafo_20_predeter."><text:span text:style-name="T10"><text:line-break/>Ejemplo: Get-Job<text:line-break/>Descripción: Muestra los trabajos en segundo plano.<text:line-break/></text:span></text:span></text:p>
        </text:list-item>
        <text:list-item>
          <text:p text:style-name="P16"><text:span text:style-name="Texto_20_en_20_negrita"><text:span text:style-name="T11">Receive-Job</text:span></text:span><text:span text:style-name="Fuente_20_de_20_párrafo_20_predeter."><text:span text:style-name="T10"><text:line-break/>Ejemplo: Receive-Job -Id 1<text:line-break/>Descripción: Obtiene los resultados de un trabajo en segundo plano.<text:line-break/></text:span></text:span></text:p>
        </text:list-item>
        <text:list-item>
          <text:p text:style-name="P16"><text:span text:style-name="Texto_20_en_20_negrita"><text:span text:style-name="T11">Remove-Job</text:span></text:span><text:span text:style-name="Fuente_20_de_20_párrafo_20_predeter."><text:span text:style-name="T10"><text:line-break/>Ejemplo: Remove-Job -Id 1<text:line-break/>Descripción: Elimina un trabajo en segundo plano.<text:line-break/></text:span></text:span></text:p>
        </text:list-item>
        <text:list-item>
          <text:p text:style-name="P16"><text:span text:style-name="Texto_20_en_20_negrita"><text:span text:style-name="T11">Stop-Job</text:span></text:span><text:span text:style-name="Fuente_20_de_20_párrafo_20_predeter."><text:span text:style-name="T10"><text:line-break/>Ejemplo: Stop-Job -Id 1<text:line-break/>Descripción: Detiene un trabajo en segundo plano.<text:line-break/></text:span></text:span></text:p>
        </text:list-item>
        <text:list-item>
          <text:p text:style-name="P16"><text:span text:style-name="Texto_20_en_20_negrita"><text:span text:style-name="T11">Start-Transcript</text:span></text:span><text:span text:style-name="Fuente_20_de_20_párrafo_20_predeter."><text:span text:style-name="T10"><text:line-break/>Ejemplo: Start-Transcript -Path "C:\log.txt"<text:line-break/>Descripción: Inicia la grabación de la sesión de PowerShell.<text:line-break/></text:span></text:span></text:p>
        </text:list-item>
        <text:list-item>
          <text:p text:style-name="P16"><text:span text:style-name="Texto_20_en_20_negrita"><text:span text:style-name="T11">Stop-Transcript</text:span></text:span><text:span text:style-name="Fuente_20_de_20_párrafo_20_predeter."><text:span text:style-name="T10"><text:line-break/>Ejemplo: Stop-Transcript<text:line-break/>Descripción: Detiene la grabación de la sesión de PowerShell.<text:line-break/><text:line-break/><text:line-break/></text:span></text:span></text:p>
        </text:list-item>
        <text:list-item>
          <text:p text:style-name="P16"><text:soft-page-break/><text:span text:style-name="Texto_20_en_20_negrita"><text:span text:style-name="T11">Set-ExecutionPolicy</text:span></text:span><text:span text:style-name="Fuente_20_de_20_párrafo_20_predeter."><text:span text:style-name="T10"><text:line-break/>Ejemplo: Set-ExecutionPolicy RemoteSigned<text:line-break/>Descripción: Establece la política de ejecución de scripts.<text:line-break/></text:span></text:span></text:p>
        </text:list-item>
        <text:list-item>
          <text:p text:style-name="P16"><text:span text:style-name="Texto_20_en_20_negrita"><text:span text:style-name="T11">Get-ExecutionPolicy</text:span></text:span><text:span text:style-name="Fuente_20_de_20_párrafo_20_predeter."><text:span text:style-name="T10"><text:line-break/>Ejemplo: Get-ExecutionPolicy<text:line-break/>Descripción: Muestra la política de ejecución de scripts.<text:line-break/></text:span></text:span></text:p>
        </text:list-item>
        <text:list-item>
          <text:p text:style-name="P16"><text:span text:style-name="Texto_20_en_20_negrita"><text:span text:style-name="T11">Set-PSDebug</text:span></text:span><text:span text:style-name="Fuente_20_de_20_párrafo_20_predeter."><text:span text:style-name="T10"><text:line-break/>Ejemplo: Set-PSDebug -Trace 2<text:line-break/>Descripción: Configura el nivel de depuración de PowerShell.<text:line-break/></text:span></text:span></text:p>
        </text:list-item>
        <text:list-item>
          <text:p text:style-name="P16"><text:span text:style-name="Texto_20_en_20_negrita"><text:span text:style-name="T11">Get-Help</text:span></text:span><text:span text:style-name="Fuente_20_de_20_párrafo_20_predeter."><text:span text:style-name="T10"><text:line-break/>Ejemplo: Get-Help<text:line-break/>Descripción: Muestra ayuda general sobre PowerShell.<text:line-break/></text:span></text:span></text:p>
        </text:list-item>
        <text:list-item>
          <text:p text:style-name="P16"><text:span text:style-name="Texto_20_en_20_negrita"><text:span text:style-name="T11">Get-Alias</text:span></text:span><text:span text:style-name="Fuente_20_de_20_párrafo_20_predeter."><text:span text:style-name="T10"><text:line-break/>Ejemplo: Get-Alias<text:line-break/>Descripción: Muestra los alias de los cmdlets disponibles.<text:line-break/></text:span></text:span></text:p>
        </text:list-item>
        <text:list-item>
          <text:p text:style-name="P16"><text:span text:style-name="Texto_20_en_20_negrita"><text:span text:style-name="T11">Set-Alias</text:span></text:span><text:span text:style-name="Fuente_20_de_20_párrafo_20_predeter."><text:span text:style-name="T10"><text:line-break/>Ejemplo: Set-Alias -Name ll -Value Get-ChildItem<text:line-break/>Descripción: Crea un alias para un cmdlet.<text:line-break/></text:span></text:span></text:p>
        </text:list-item>
        <text:list-item>
          <text:p text:style-name="P16"><text:span text:style-name="Texto_20_en_20_negrita"><text:span text:style-name="T11">New-Alias</text:span></text:span><text:span text:style-name="Fuente_20_de_20_párrafo_20_predeter."><text:span text:style-name="T10"><text:line-break/>Ejemplo: New-Alias -Name ls -Value Get-ChildItem<text:line-break/>Descripción: Crea un nuevo alias temporal para un cmdlet.<text:line-break/></text:span></text:span></text:p>
        </text:list-item>
        <text:list-item>
          <text:p text:style-name="P16"><text:span text:style-name="Texto_20_en_20_negrita"><text:span text:style-name="T11">Export-Alias</text:span></text:span><text:span text:style-name="Fuente_20_de_20_párrafo_20_predeter."><text:span text:style-name="T10"><text:line-break/>Ejemplo: Export-Alias -Path "C:\alias.ps1"<text:line-break/>Descripción: Exporta todos los alias actuales a un archivo.<text:line-break/></text:span></text:span></text:p>
        </text:list-item>
        <text:list-item>
          <text:p text:style-name="P16"><text:span text:style-name="Texto_20_en_20_negrita"><text:span text:style-name="T11">Import-Alias</text:span></text:span><text:span text:style-name="Fuente_20_de_20_párrafo_20_predeter."><text:span text:style-name="T10"><text:line-break/>Ejemplo: Import-Alias -Path "C:\alias.ps1"<text:line-break/>Descripción: Importa alias desde un archivo.<text:line-break/><text:line-break/><text:line-break/></text:span></text:span></text:p>
        </text:list-item>
        <text:list-item>
          <text:p text:style-name="P16"><text:soft-page-break/><text:span text:style-name="Texto_20_en_20_negrita"><text:span text:style-name="T11">Select-String</text:span></text:span><text:span text:style-name="Fuente_20_de_20_párrafo_20_predeter."><text:span text:style-name="T10"><text:line-break/>Ejemplo: Select-String -Path "C:\archivo.txt" -Pattern "error"<text:line-break/>Descripción: Busca texto específico dentro de un archivo.<text:line-break/></text:span></text:span></text:p>
        </text:list-item>
        <text:list-item>
          <text:p text:style-name="P16"><text:span text:style-name="Texto_20_en_20_negrita"><text:span text:style-name="T11">Get-ACL</text:span></text:span><text:span text:style-name="Fuente_20_de_20_párrafo_20_predeter."><text:span text:style-name="T10"><text:line-break/>Ejemplo: Get-ACL -Path "C:\archivo.txt"<text:line-break/>Descripción: Muestra la lista de control de acceso (ACL) de un archivo.<text:line-break/></text:span></text:span></text:p>
        </text:list-item>
        <text:list-item>
          <text:p text:style-name="P16"><text:span text:style-name="Texto_20_en_20_negrita"><text:span text:style-name="T11">Set-ACL</text:span></text:span><text:span text:style-name="Fuente_20_de_20_párrafo_20_predeter."><text:span text:style-name="T10"><text:line-break/>Ejemplo: Set-ACL -Path "C:\archivo.txt" -AclObject $acl<text:line-break/>Descripción: Establece la lista de control de acceso (ACL) de un archivo.<text:line-break/></text:span></text:span></text:p>
        </text:list-item>
        <text:list-item>
          <text:p text:style-name="P16"><text:span text:style-name="Texto_20_en_20_negrita"><text:span text:style-name="T11">Get-History</text:span></text:span><text:span text:style-name="Fuente_20_de_20_párrafo_20_predeter."><text:span text:style-name="T10"><text:line-break/>Ejemplo: Get-History<text:line-break/>Descripción: Muestra el historial de comandos ejecutados en la sesión actual.<text:line-break/></text:span></text:span></text:p>
        </text:list-item>
        <text:list-item>
          <text:p text:style-name="P16"><text:span text:style-name="Texto_20_en_20_negrita"><text:span text:style-name="T11">Add-History</text:span></text:span><text:span text:style-name="Fuente_20_de_20_párrafo_20_predeter."><text:span text:style-name="T10"><text:line-break/>Ejemplo: Add-History -InputObject "Get-Process"<text:line-break/>Descripción: Agrega un comando al historial.<text:line-break/></text:span></text:span></text:p>
        </text:list-item>
        <text:list-item>
          <text:p text:style-name="P16"><text:span text:style-name="Texto_20_en_20_negrita"><text:span text:style-name="T11">Clear-History</text:span></text:span><text:span text:style-name="Fuente_20_de_20_párrafo_20_predeter."><text:span text:style-name="T10"><text:line-break/>Ejemplo: Clear-History<text:line-break/>Descripción: Limpia el historial de comandos de la sesión actual.<text:line-break/></text:span></text:span></text:p>
        </text:list-item>
        <text:list-item>
          <text:p text:style-name="P16"><text:span text:style-name="Texto_20_en_20_negrita"><text:span text:style-name="T11">Backup-SqlDatabase</text:span></text:span><text:span text:style-name="Fuente_20_de_20_párrafo_20_predeter."><text:span text:style-name="T10"><text:line-break/>Ejemplo: Backup-SqlDatabase -ServerInstance "localhost" -Database "MiBaseDeDatos"<text:line-break/>Descripción: Realiza una copia de seguridad de una base de datos SQL.<text:line-break/></text:span></text:span></text:p>
        </text:list-item>
        <text:list-item>
          <text:p text:style-name="P16"><text:span text:style-name="Texto_20_en_20_negrita"><text:span text:style-name="T11">Restore-SqlDatabase</text:span></text:span><text:span text:style-name="Fuente_20_de_20_párrafo_20_predeter."><text:span text:style-name="T10"><text:line-break/>Ejemplo: Restore-SqlDatabase -ServerInstance "localhost" -Database "MiBaseDeDatos" -BackupFile "C:\Backup.bak"<text:line-break/>Descripción: Restaura una base de datos SQL desde un archivo de copia de seguridad.<text:line-break/></text:span></text:span></text:p>
        </text:list-item>
        <text:list-item>
          <text:p text:style-name="P16"><text:span text:style-name="Texto_20_en_20_negrita"><text:span text:style-name="T11">Invoke-Expression</text:span></text:span><text:span text:style-name="Fuente_20_de_20_párrafo_20_predeter."><text:span text:style-name="T10"><text:line-break/>Ejemplo: Invoke-Expression -Command "Get-Process"<text:line-break/>Descripción: Ejecuta una cadena como un comando de PowerShell.</text:span></text:span></text:p>
        </text:list-item>
        <text:list-item>
          <text:p text:style-name="P16"><text:soft-page-break/><text:span text:style-name="Texto_20_en_20_negrita"><text:span text:style-name="T11">Write-Output</text:span></text:span><text:span text:style-name="Fuente_20_de_20_párrafo_20_predeter."><text:span text:style-name="T10"><text:line-break/>Ejemplo: Write-Output "Hola, Mundo!"<text:line-break/>Descripción: Envía la salida a la canalización.<text:line-break/></text:span></text:span></text:p>
        </text:list-item>
        <text:list-item>
          <text:p text:style-name="P16"><text:span text:style-name="Texto_20_en_20_negrita"><text:span text:style-name="T11">Write-Error</text:span></text:span><text:span text:style-name="Fuente_20_de_20_párrafo_20_predeter."><text:span text:style-name="T10"><text:line-break/>Ejemplo: Write-Error "Se produjo un error"<text:line-break/>Descripción: Genera un mensaje de error.<text:line-break/></text:span></text:span></text:p>
        </text:list-item>
        <text:list-item>
          <text:p text:style-name="P16"><text:span text:style-name="Texto_20_en_20_negrita"><text:span text:style-name="T11">Write-Warning</text:span></text:span><text:span text:style-name="Fuente_20_de_20_párrafo_20_predeter."><text:span text:style-name="T10"><text:line-break/>Ejemplo: Write-Warning "Advertencia: Algo no está bien"<text:line-break/>Descripción: Genera un mensaje de advertencia.<text:line-break/></text:span></text:span></text:p>
        </text:list-item>
        <text:list-item>
          <text:p text:style-name="P16"><text:span text:style-name="Texto_20_en_20_negrita"><text:span text:style-name="T11">Write-Verbose</text:span></text:span><text:span text:style-name="Fuente_20_de_20_párrafo_20_predeter."><text:span text:style-name="T10"><text:line-break/>Ejemplo: Write-Verbose "Operación en curso"<text:line-break/>Descripción: Genera un mensaje detallado.<text:line-break/></text:span></text:span></text:p>
        </text:list-item>
        <text:list-item>
          <text:p text:style-name="P16"><text:span text:style-name="Texto_20_en_20_negrita"><text:span text:style-name="T11">Write-Debug</text:span></text:span><text:span text:style-name="Fuente_20_de_20_párrafo_20_predeter."><text:span text:style-name="T10"><text:line-break/>Ejemplo: Write-Debug "Información de depuración"<text:line-break/>Descripción: Genera un mensaje de depuración.<text:line-break/></text:span></text:span></text:p>
        </text:list-item>
        <text:list-item>
          <text:p text:style-name="P16"><text:span text:style-name="Texto_20_en_20_negrita"><text:span text:style-name="T11">Write-Host</text:span></text:span><text:span text:style-name="Fuente_20_de_20_párrafo_20_predeter."><text:span text:style-name="T10"><text:line-break/>Ejemplo: Write-Host "Este mensaje aparece en la pantalla"<text:line-break/>Descripción: Muestra un mensaje directamente en la consola.<text:line-break/></text:span></text:span></text:p>
        </text:list-item>
        <text:list-item>
          <text:p text:style-name="P16"><text:span text:style-name="Texto_20_en_20_negrita"><text:span text:style-name="T11">Get-WmiObject</text:span></text:span><text:span text:style-name="Fuente_20_de_20_párrafo_20_predeter."><text:span text:style-name="T10"><text:line-break/>Ejemplo: Get-WmiObject -Class Win32_BIOS<text:line-break/>Descripción: Obtiene información de WMI (Windows Management Instrumentation).<text:line-break/></text:span></text:span></text:p>
        </text:list-item>
        <text:list-item>
          <text:p text:style-name="P16"><text:span text:style-name="Texto_20_en_20_negrita"><text:span text:style-name="T11">Get-EventSubscriber</text:span></text:span><text:span text:style-name="Fuente_20_de_20_párrafo_20_predeter."><text:span text:style-name="T10"><text:line-break/>Ejemplo: Get-EventSubscriber<text:line-break/>Descripción: Muestra los suscriptores de eventos registrados.<text:line-break/></text:span></text:span></text:p>
        </text:list-item>
        <text:list-item>
          <text:p text:style-name="P16"><text:span text:style-name="Texto_20_en_20_negrita"><text:span text:style-name="T11">Register-ObjectEvent</text:span></text:span><text:span text:style-name="Fuente_20_de_20_párrafo_20_predeter."><text:span text:style-name="T10"><text:line-break/>Ejemplo: Register-ObjectEvent -InputObject $timer -EventName Elapsed -Action { Write-Host "Evento activado" }<text:line-break/>Descripción: Registra un suscriptor de eventos para un objeto.<text:line-break/></text:span></text:span></text:p>
        </text:list-item>
        <text:list-item>
          <text:p text:style-name="P16"><text:soft-page-break/><text:span text:style-name="Texto_20_en_20_negrita"><text:span text:style-name="T11">Unregister-Event</text:span></text:span><text:span text:style-name="Fuente_20_de_20_párrafo_20_predeter."><text:span text:style-name="T10"><text:line-break/>Ejemplo: Unregister-Event -SourceIdentifier "MiEvento"<text:line-break/>Descripción: Cancela la suscripción a un evento.<text:line-break/></text:span></text:span></text:p>
        </text:list-item>
        <text:list-item>
          <text:p text:style-name="P16"><text:span text:style-name="Texto_20_en_20_negrita"><text:span text:style-name="T11">New-Event</text:span></text:span><text:span text:style-name="Fuente_20_de_20_párrafo_20_predeter."><text:span text:style-name="T10"><text:line-break/>Ejemplo: New-Event -SourceIdentifier "MiEvento"<text:line-break/>Descripción: Crea un nuevo evento manual.<text:line-break/></text:span></text:span></text:p>
        </text:list-item>
        <text:list-item>
          <text:p text:style-name="P16"><text:span text:style-name="Texto_20_en_20_negrita"><text:span text:style-name="T11">Wait-Event</text:span></text:span><text:span text:style-name="Fuente_20_de_20_párrafo_20_predeter."><text:span text:style-name="T10"><text:line-break/>Ejemplo: Wait-Event -SourceIdentifier "MiEvento"<text:line-break/>Descripción: Espera a que ocurra un evento específico.<text:line-break/></text:span></text:span></text:p>
        </text:list-item>
        <text:list-item>
          <text:p text:style-name="P16"><text:span text:style-name="Texto_20_en_20_negrita"><text:span text:style-name="T11">Remove-Event</text:span></text:span><text:span text:style-name="Fuente_20_de_20_párrafo_20_predeter."><text:span text:style-name="T10"><text:line-break/>Ejemplo: Remove-Event -SourceIdentifier "MiEvento"<text:line-break/>Descripción: Elimina un evento de la cola de eventos.<text:line-break/></text:span></text:span></text:p>
        </text:list-item>
        <text:list-item>
          <text:p text:style-name="P16"><text:span text:style-name="Texto_20_en_20_negrita"><text:span text:style-name="T11">Start-Sleep</text:span></text:span><text:span text:style-name="Fuente_20_de_20_párrafo_20_predeter."><text:span text:style-name="T10"><text:line-break/>Ejemplo: Start-Sleep -Seconds 10<text:line-break/>Descripción: Pausa la ejecución del script durante un período de tiempo especificado.<text:line-break/></text:span></text:span></text:p>
        </text:list-item>
        <text:list-item>
          <text:p text:style-name="P16"><text:span text:style-name="Texto_20_en_20_negrita"><text:span text:style-name="T11">Get-Random</text:span></text:span><text:span text:style-name="Fuente_20_de_20_párrafo_20_predeter."><text:span text:style-name="T10"><text:line-break/>Ejemplo: Get-Random -Maximum 100<text:line-break/>Descripción: Genera un número aleatorio.<text:line-break/></text:span></text:span></text:p>
        </text:list-item>
        <text:list-item>
          <text:p text:style-name="P16"><text:span text:style-name="Texto_20_en_20_negrita"><text:span text:style-name="T11">New-Guid</text:span></text:span><text:span text:style-name="Fuente_20_de_20_párrafo_20_predeter."><text:span text:style-name="T10"><text:line-break/>Ejemplo: New-Guid<text:line-break/>Descripción: Genera un nuevo GUID (Identificador Único Global).<text:line-break/></text:span></text:span></text:p>
        </text:list-item>
        <text:list-item>
          <text:p text:style-name="P16"><text:span text:style-name="Texto_20_en_20_negrita"><text:span text:style-name="T11">New-PSDrive</text:span></text:span><text:span text:style-name="Fuente_20_de_20_párrafo_20_predeter."><text:span text:style-name="T10"><text:line-break/>Ejemplo: New-PSDrive -Name "X" -PSProvider FileSystem -Root "\servidor\compartido"<text:line-break/>Descripción: Crea una nueva unidad lógica en PowerShell.<text:line-break/></text:span></text:span></text:p>
        </text:list-item>
        <text:list-item>
          <text:p text:style-name="P16"><text:span text:style-name="Texto_20_en_20_negrita"><text:span text:style-name="T11">Remove-PSDrive</text:span></text:span><text:span text:style-name="Fuente_20_de_20_párrafo_20_predeter."><text:span text:style-name="T10"><text:line-break/>Ejemplo: Remove-PSDrive -Name "X"<text:line-break/>Descripción: Elimina una unidad lógica creada con New-PSDrive.<text:line-break/></text:span></text:span></text:p>
        </text:list-item>
        <text:list-item>
          <text:p text:style-name="P16"><text:soft-page-break/><text:span text:style-name="Texto_20_en_20_negrita"><text:span text:style-name="T11">New-SelfSignedCertificate</text:span></text:span><text:span text:style-name="Fuente_20_de_20_párrafo_20_predeter."><text:span text:style-name="T10"><text:line-break/>Ejemplo: New-SelfSignedCertificate -DnsName "example.com"<text:line-break/>Descripción: Crea un certificado autofirmado.<text:line-break/></text:span></text:span></text:p>
        </text:list-item>
        <text:list-item>
          <text:p text:style-name="P16"><text:span text:style-name="Texto_20_en_20_negrita"><text:span text:style-name="T11">Get-Volume</text:span></text:span><text:span text:style-name="Fuente_20_de_20_párrafo_20_predeter."><text:span text:style-name="T10"><text:line-break/>Ejemplo: Get-Volume<text:line-break/>Descripción: Muestra información sobre los volúmenes de disco en el sistema.<text:line-break/></text:span></text:span></text:p>
        </text:list-item>
        <text:list-item>
          <text:p text:style-name="P16"><text:span text:style-name="Texto_20_en_20_negrita"><text:span text:style-name="T11">Optimize-Volume</text:span></text:span><text:span text:style-name="Fuente_20_de_20_párrafo_20_predeter."><text:span text:style-name="T10"><text:line-break/>Ejemplo: Optimize-Volume -DriveLetter C<text:line-break/>Descripción: Optimiza un volumen de disco, por ejemplo, desfragmentándolo.<text:line-break/></text:span></text:span></text:p>
        </text:list-item>
        <text:list-item>
          <text:p text:style-name="P16"><text:span text:style-name="Texto_20_en_20_negrita"><text:span text:style-name="T11">Convert-String</text:span></text:span><text:span text:style-name="Fuente_20_de_20_párrafo_20_predeter."><text:span text:style-name="T10"><text:line-break/>Ejemplo: Convert-String -InputObject "TextoEnCamelCase" -Example "Texto En Camel Case=Texto en camel case"<text:line-break/>Descripción: Convierte una cadena de texto basándose en un ejemplo.<text:line-break/></text:span></text:span></text:p>
        </text:list-item>
        <text:list-item>
          <text:p text:style-name="P16"><text:span text:style-name="Texto_20_en_20_negrita"><text:span text:style-name="T11">New-SmbShare</text:span></text:span><text:span text:style-name="Fuente_20_de_20_párrafo_20_predeter."><text:span text:style-name="T10"><text:line-break/>Ejemplo: New-SmbShare -Name "Compartido" -Path "C:\Ruta\A\Compartir"<text:line-break/>Descripción: Crea un nuevo recurso compartido SMB.<text:line-break/></text:span></text:span></text:p>
        </text:list-item>
        <text:list-item>
          <text:p text:style-name="P16"><text:span text:style-name="Texto_20_en_20_negrita"><text:span text:style-name="T11">Remove-SmbShare</text:span></text:span><text:span text:style-name="Fuente_20_de_20_párrafo_20_predeter."><text:span text:style-name="T10"><text:line-break/>Ejemplo: Remove-SmbShare -Name "Compartido"<text:line-break/>Descripción: Elimina un recurso compartido SMB.<text:line-break/></text:span></text:span></text:p>
        </text:list-item>
        <text:list-item>
          <text:p text:style-name="P16"><text:span text:style-name="Texto_20_en_20_negrita"><text:span text:style-name="T11">Test-Path</text:span></text:span><text:span text:style-name="Fuente_20_de_20_párrafo_20_predeter."><text:span text:style-name="T10"><text:line-break/>Ejemplo: Test-Path -Path "C:\archivo.txt"<text:line-break/>Descripción: Verifica si una ruta de archivo o directorio existe.<text:line-break/></text:span></text:span></text:p>
        </text:list-item>
        <text:list-item>
          <text:p text:style-name="P16"><text:span text:style-name="Texto_20_en_20_negrita"><text:span text:style-name="T11">New-ItemProperty</text:span></text:span><text:span text:style-name="Fuente_20_de_20_párrafo_20_predeter."><text:span text:style-name="T10"><text:line-break/>Ejemplo: New-ItemProperty -Path "HKCU:\Software\MiSoftware" -Name "Configuración" -Value "Valor"<text:line-break/>Descripción: Crea un nuevo valor en una clave del registro.<text:line-break/></text:span></text:span></text:p>
        </text:list-item>
        <text:list-item>
          <text:p text:style-name="P16"><text:span text:style-name="Texto_20_en_20_negrita"><text:span text:style-name="T11">Remove-ItemProperty</text:span></text:span><text:span text:style-name="Fuente_20_de_20_párrafo_20_predeter."><text:span text:style-name="T10"><text:line-break/>Ejemplo: Remove-ItemProperty -Path "HKCU:\Software\MiSoftware" -Name "Configuración"<text:line-break/>Descripción: Elimina un valor en una clave del registro.</text:span></text:span></text:p>
        </text:list-item>
        <text:list-item>
          <text:p text:style-name="P16"><text:soft-page-break/><text:span text:style-name="Texto_20_en_20_negrita"><text:span text:style-name="T11">Get-ItemProperty</text:span></text:span><text:span text:style-name="Fuente_20_de_20_párrafo_20_predeter."><text:span text:style-name="T10"><text:line-break/>Ejemplo: Get-ItemProperty -Path "HKCU:\Software\MiSoftware"<text:line-break/>Descripción: Muestra los valores de una clave del registro.</text:span></text:span></text:p>
        </text:list-item>
      </text:list>
      <text:p text:style-name="P32"/>
      <text:p text:style-name="P32"/>
      <text:p text:style-name="P32"/>
      <text:p text:style-name="P32"/>
      <text:p text:style-name="P32"/>
      <text:p text:style-name="P34"><text:span text:style-name="Fuente_20_de_20_párrafo_20_predeter."><text:span text:style-name="T1"><text:line-break/></text:span></text:span><text:span text:style-name="Fuente_20_de_20_párrafo_20_predeter."><text:span text:style-name="T2"><text:line-break/></text:span></text:span></text:p>
      <text:p text:style-name="P34"><text:span text:style-name="Fuente_20_de_20_párrafo_20_predeter."><text:span text:style-name="T2"/></text:span></text:p>
      <text:p text:style-name="P34"><text:span text:style-name="Fuente_20_de_20_párrafo_20_predeter."><text:span text:style-name="T2"/></text:span></text:p>
      <text:p text:style-name="P34"><text:span text:style-name="Fuente_20_de_20_párrafo_20_predeter."><text:span text:style-name="T2"/></text:span></text:p>
      <text:p text:style-name="P34"><text:span text:style-name="Fuente_20_de_20_párrafo_20_predeter."><text:span text:style-name="T2"/></text:span></text:p>
      <text:p text:style-name="P34"><text:span text:style-name="Fuente_20_de_20_párrafo_20_predeter."><text:span text:style-name="T2"/></text:span></text:p>
      <text:p text:style-name="P34"><text:span text:style-name="Fuente_20_de_20_párrafo_20_predeter."><text:span text:style-name="T2"/></text:span></text:p>
      <text:p text:style-name="P34"><text:span text:style-name="Fuente_20_de_20_párrafo_20_predeter."><text:span text:style-name="T2"/></text:span></text:p>
      <text:p text:style-name="P34"><text:span text:style-name="Fuente_20_de_20_párrafo_20_predeter."><text:span text:style-name="T2"/></text:span></text:p>
      <text:p text:style-name="P34"><text:span text:style-name="Fuente_20_de_20_párrafo_20_predeter."><text:span text:style-name="T2"/></text:span></text:p>
      <text:p text:style-name="P34"><text:span text:style-name="Fuente_20_de_20_párrafo_20_predeter."><text:span text:style-name="T2"/></text:span></text:p>
      <text:p text:style-name="P34"><text:span text:style-name="Fuente_20_de_20_párrafo_20_predeter."><text:span text:style-name="T2"/></text:span></text:p>
      <text:p text:style-name="P34"><text:span text:style-name="Fuente_20_de_20_párrafo_20_predeter."><text:span text:style-name="T2"/></text:span></text:p>
      <text:p text:style-name="P34"><text:span text:style-name="Fuente_20_de_20_párrafo_20_predeter."><text:span text:style-name="T2"/></text:span></text:p>
      <text:p text:style-name="P34"><text:span text:style-name="Fuente_20_de_20_párrafo_20_predeter."><text:span text:style-name="T2"/></text:span></text:p>
      <text:h text:style-name="Heading_20_1" text:outline-level="1"><text:bookmark-start text:name="_Toc175230606"/><text:soft-page-break/><text:span text:style-name="Fuente_20_de_20_párrafo_20_predeter."><text:span text:style-name="T3">Linux</text:span></text:span><text:bookmark-end text:name="_Toc175230606"/><text:span text:style-name="Fuente_20_de_20_párrafo_20_predeter."><text:span text:style-name="T3"><text:line-break/></text:span></text:span></text:h>
      <text:h text:style-name="P8" text:outline-level="2" text:is-list-header="true"><text:bookmark-start text:name="__RefHeading___Toc579_3506179662"/><text:bookmark-start text:name="_Toc175230607"/>Debian<text:bookmark-end text:name="__RefHeading___Toc579_3506179662"/><text:bookmark-end text:name="_Toc175230607"/></text:h>
      <text:p text:style-name="P32"/>
      <text:list text:style-name="L3">
        <text:list-item>
          <text:p text:style-name="P21">ls<text:line-break/>Ejemplo: ls /home<text:line-break/>Descripción: Lista los archivos y directorios en el directorio actual.<text:line-break/></text:p>
        </text:list-item>
        <text:list-item>
          <text:p text:style-name="P21">cd<text:line-break/>Ejemplo: cd /var/log<text:line-break/>Descripción: Cambia el directorio de trabajo actual.<text:line-break/></text:p>
        </text:list-item>
        <text:list-item>
          <text:p text:style-name="P21">pwd<text:line-break/>Ejemplo: pwd<text:line-break/>Descripción: Muestra el directorio de trabajo actual.<text:line-break/></text:p>
        </text:list-item>
        <text:list-item>
          <text:p text:style-name="P21">mkdir<text:line-break/>Ejemplo: mkdir nueva_carpeta<text:line-break/>Descripción: Crea un nuevo directorio.<text:line-break/></text:p>
        </text:list-item>
        <text:list-item>
          <text:p text:style-name="P21">rmdir<text:line-break/>Ejemplo: rmdir vieja_carpeta<text:line-break/>Descripción: Elimina un directorio vacío.<text:line-break/></text:p>
        </text:list-item>
        <text:list-item>
          <text:p text:style-name="P21">rm<text:line-break/>Ejemplo: rm archivo.txt<text:line-break/>Descripción: Elimina un archivo.<text:line-break/></text:p>
        </text:list-item>
        <text:list-item>
          <text:p text:style-name="P21">cp<text:line-break/>Ejemplo: cp archivo.txt copia_archivo.txt<text:line-break/>Descripción: Copia un archivo o directorio.<text:line-break/></text:p>
        </text:list-item>
        <text:list-item>
          <text:p text:style-name="P21">mv<text:line-break/>Ejemplo: mv archivo.txt /home/user/<text:line-break/>Descripción: Mueve o renombra archivos o directorios.<text:line-break/><text:line-break/></text:p>
        </text:list-item>
        <text:list-item>
          <text:p text:style-name="P21"><text:soft-page-break/>touch<text:line-break/>Ejemplo: touch nuevo_archivo.txt<text:line-break/>Descripción: Crea un archivo vacío o actualiza la fecha de modificación.<text:line-break/></text:p>
        </text:list-item>
        <text:list-item>
          <text:p text:style-name="P21">cat<text:line-break/>Ejemplo: cat archivo.txt<text:line-break/>Descripción: Muestra el contenido de un archivo.<text:line-break/></text:p>
        </text:list-item>
        <text:list-item>
          <text:p text:style-name="P21">more<text:line-break/>Ejemplo: more archivo.txt<text:line-break/>Descripción: Muestra el contenido de un archivo paginado.<text:line-break/></text:p>
        </text:list-item>
        <text:list-item>
          <text:p text:style-name="P21">less<text:line-break/>Ejemplo: less archivo.txt<text:line-break/>Descripción: Muestra el contenido de un archivo con capacidad de desplazamiento.<text:line-break/></text:p>
        </text:list-item>
        <text:list-item>
          <text:p text:style-name="P21">head<text:line-break/>Ejemplo: head -n 10 archivo.txt<text:line-break/>Descripción: Muestra las primeras líneas de un archivo.<text:line-break/></text:p>
        </text:list-item>
        <text:list-item>
          <text:p text:style-name="P21">tail<text:line-break/>Ejemplo: tail -n 10 archivo.txt<text:line-break/>Descripción: Muestra las últimas líneas de un archivo.<text:line-break/></text:p>
        </text:list-item>
        <text:list-item>
          <text:p text:style-name="P21">grep<text:line-break/>Ejemplo: grep "texto" archivo.txt<text:line-break/>Descripción: Busca una cadena de texto en un archivo.<text:line-break/></text:p>
        </text:list-item>
        <text:list-item>
          <text:p text:style-name="P21">find<text:line-break/>Ejemplo: find /home/user -name "*.txt"<text:line-break/>Descripción: Busca archivos y directorios que coincidan con un patrón.<text:line-break/></text:p>
        </text:list-item>
        <text:list-item>
          <text:p text:style-name="P21">locate<text:line-break/>Ejemplo: locate archivo.txt<text:line-break/>Descripción: Busca archivos en la base de datos de locate.<text:line-break/><text:line-break/></text:p>
        </text:list-item>
        <text:list-item>
          <text:p text:style-name="P21"><text:soft-page-break/>updatedb<text:line-break/>Ejemplo: updatedb<text:line-break/>Descripción: Actualiza la base de datos de locate.<text:line-break/></text:p>
        </text:list-item>
        <text:list-item>
          <text:p text:style-name="P21">which<text:line-break/>Ejemplo: which ls<text:line-break/>Descripción: Muestra la ruta completa del comando.<text:line-break/></text:p>
        </text:list-item>
        <text:list-item>
          <text:p text:style-name="P21">whereis<text:line-break/>Ejemplo: whereis bash<text:line-break/>Descripción: Muestra la ubicación de binarios, archivos de man y fuentes.<text:line-break/></text:p>
        </text:list-item>
        <text:list-item>
          <text:p text:style-name="P21">man<text:line-break/>Ejemplo: man ls<text:line-break/>Descripción: Muestra el manual de un comando.<text:line-break/></text:p>
        </text:list-item>
        <text:list-item>
          <text:p text:style-name="P21">chmod<text:line-break/>Ejemplo: chmod 755 archivo.sh<text:line-break/>Descripción: Cambia los permisos de un archivo o directorio.<text:line-break/></text:p>
        </text:list-item>
        <text:list-item>
          <text:p text:style-name="P21">chown<text:line-break/>Ejemplo: chown usuario archivo.txt<text:line-break/>Descripción: Cambia el propietario y grupo de un archivo o directorio.<text:line-break/></text:p>
        </text:list-item>
        <text:list-item>
          <text:p text:style-name="P21">ps<text:line-break/>Ejemplo: ps aux<text:line-break/>Descripción: Muestra los procesos en ejecución.<text:line-break/></text:p>
        </text:list-item>
        <text:list-item>
          <text:p text:style-name="P21">top<text:line-break/>Ejemplo: top<text:line-break/>Descripción: Muestra los procesos en ejecución en tiempo real.<text:line-break/></text:p>
        </text:list-item>
        <text:list-item>
          <text:p text:style-name="P22">kill<text:line-break/>Ejemplo: kill 1234<text:line-break/>Descripción: Envía una señal a un proceso (usualmente para terminarlo).<text:line-break/><text:line-break/><text:line-break/></text:p>
        </text:list-item>
        <text:list-item>
          <text:p text:style-name="P21"><text:soft-page-break/>killall<text:line-break/>Ejemplo: killall firefox<text:line-break/>Descripción: Termina todos los procesos con el nombre especificado.<text:line-break/></text:p>
        </text:list-item>
        <text:list-item>
          <text:p text:style-name="P21">pkill<text:line-break/>Ejemplo: pkill -f "firefox"<text:line-break/>Descripción: Termina procesos que coinciden con un patrón.<text:line-break/></text:p>
        </text:list-item>
        <text:list-item>
          <text:p text:style-name="P21">df<text:line-break/>Ejemplo: df -h<text:line-break/>Descripción: Muestra el uso del espacio en disco.<text:line-break/></text:p>
        </text:list-item>
        <text:list-item>
          <text:p text:style-name="P21">du<text:line-break/>Ejemplo: du -sh /home/user<text:line-break/>Descripción: Muestra el uso del espacio en disco de archivos y directorios.<text:line-break/></text:p>
        </text:list-item>
        <text:list-item>
          <text:p text:style-name="P21">free<text:line-break/>Ejemplo: free -h<text:line-break/>Descripción: Muestra el uso de la memoria.<text:line-break/></text:p>
        </text:list-item>
        <text:list-item>
          <text:p text:style-name="P21">uptime<text:line-break/>Ejemplo: uptime<text:line-break/>Descripción: Muestra el tiempo que el sistema ha estado en funcionamiento.<text:line-break/></text:p>
        </text:list-item>
        <text:list-item>
          <text:p text:style-name="P21">reboot<text:line-break/>Ejemplo: reboot<text:line-break/>Descripción: Reinicia el sistema.<text:line-break/></text:p>
        </text:list-item>
        <text:list-item>
          <text:p text:style-name="P21">shutdown<text:line-break/>Ejemplo: shutdown -h now<text:line-break/>Descripción: Apaga el sistema inmediatamente.<text:line-break/></text:p>
        </text:list-item>
        <text:list-item>
          <text:p text:style-name="P21">systemctl<text:line-break/>Ejemplo: systemctl status apache2<text:line-break/>Descripción: Muestra el estado de los servicios y controla el sistema.<text:line-break/>Ejemplo: systemctl start apache2<text:line-break/>Descripción: Administra servicios del sistema con systemd.<text:line-break/></text:p>
        </text:list-item>
        <text:list-item>
          <text:p text:style-name="P21"><text:soft-page-break/>service<text:line-break/>Ejemplo: service apache2 status<text:line-break/>Descripción: Administra servicios del sistema.<text:line-break/></text:p>
        </text:list-item>
        <text:list-item>
          <text:p text:style-name="P21">apt-get<text:line-break/>Ejemplo: apt-get update<text:line-break/>Descripción: Actualiza la lista de paquetes disponibles.<text:line-break/></text:p>
        </text:list-item>
        <text:list-item>
          <text:p text:style-name="P21">apt-get install<text:line-break/>Ejemplo: apt-get install vim<text:line-break/>Descripción: Instala un paquete.<text:line-break/></text:p>
        </text:list-item>
        <text:list-item>
          <text:p text:style-name="P21">apt-get remove<text:line-break/>Ejemplo: apt-get remove vim<text:line-break/>Descripción: Elimina un paquete.<text:line-break/></text:p>
        </text:list-item>
        <text:list-item>
          <text:p text:style-name="P21">apt-get upgrade<text:line-break/>Ejemplo: apt-get upgrade<text:line-break/>Descripción: Actualiza los paquetes instalados.<text:line-break/></text:p>
        </text:list-item>
        <text:list-item>
          <text:p text:style-name="P21">apt-cache search<text:line-break/>Ejemplo: apt-cache search vim<text:line-break/>Descripción: Busca paquetes disponibles.<text:line-break/></text:p>
        </text:list-item>
        <text:list-item>
          <text:p text:style-name="P21">dpkg<text:line-break/>Ejemplo: dpkg -l<text:line-break/>Descripción: Muestra los paquetes instalados.<text:line-break/>Ejemplo: dpkg -i paquete.deb<text:line-break/>Descripción: Instala un paquete .deb.<text:line-break/></text:p>
        </text:list-item>
        <text:list-item>
          <text:p text:style-name="P21">aptitude<text:line-break/>Ejemplo: aptitude update<text:line-break/>Descripción: Interfaz alternativa para la administración de paquetes.<text:line-break/></text:p>
        </text:list-item>
        <text:list-item>
          <text:p text:style-name="P21">nano<text:line-break/>Ejemplo: nano archivo.txt<text:line-break/>Descripción: Editor de texto en terminal.<text:line-break/></text:p>
        </text:list-item>
        <text:list-item>
          <text:p text:style-name="P21"><text:soft-page-break/>vim<text:line-break/>Ejemplo: vim archivo.txt<text:line-break/>Descripción: Editor de texto avanzado.<text:line-break/></text:p>
        </text:list-item>
        <text:list-item>
          <text:p text:style-name="P21">emacs<text:line-break/>Ejemplo: emacs archivo.txt<text:line-break/>Descripción: Editor de texto extensible y personalizable.<text:line-break/></text:p>
        </text:list-item>
        <text:list-item>
          <text:p text:style-name="P21">tar<text:line-break/>Ejemplo: tar -czvf archivo.tar.gz /directorio<text:line-break/>Descripción: Comprime y empaqueta archivos.<text:line-break/></text:p>
        </text:list-item>
        <text:list-item>
          <text:p text:style-name="P21">gzip<text:line-break/>Ejemplo: gzip archivo.txt<text:line-break/>Descripción: Comprime archivos en formato .gz.<text:line-break/></text:p>
        </text:list-item>
        <text:list-item>
          <text:p text:style-name="P21">gunzip<text:line-break/>Ejemplo: gunzip archivo.txt.gz<text:line-break/>Descripción: Descomprime archivos en formato .gz.<text:line-break/></text:p>
        </text:list-item>
        <text:list-item>
          <text:p text:style-name="P21">zip<text:line-break/>Ejemplo: zip archivo.zip archivo.txt<text:line-break/>Descripción: Comprime archivos en formato .zip.<text:line-break/></text:p>
        </text:list-item>
        <text:list-item>
          <text:p text:style-name="P21">unzip<text:line-break/>Ejemplo: unzip archivo.zip<text:line-break/>Descripción: Descomprime archivos en formato .zip.<text:line-break/></text:p>
        </text:list-item>
        <text:list-item>
          <text:p text:style-name="P21">diff<text:line-break/>Ejemplo: diff archivo1.txt archivo2.txt<text:line-break/>Descripción: Muestra las diferencias entre dos archivos.<text:line-break/></text:p>
        </text:list-item>
        <text:list-item>
          <text:p text:style-name="P21">cmp<text:line-break/>Ejemplo: cmp archivo1.txt archivo2.txt<text:line-break/>Descripción: Compara dos archivos byte a byte.<text:line-break/><text:line-break/><text:line-break/></text:p>
        </text:list-item>
        <text:list-item>
          <text:p text:style-name="P21"><text:soft-page-break/>wc<text:line-break/>Ejemplo: wc -l archivo.txt<text:line-break/>Descripción: Muestra el número de líneas, palabras y caracteres en un archivo.<text:line-break/></text:p>
        </text:list-item>
        <text:list-item>
          <text:p text:style-name="P21">history<text:line-break/>Ejemplo: history<text:line-break/>Descripción: Muestra el historial de comandos ejecutados.<text:line-break/></text:p>
        </text:list-item>
        <text:list-item>
          <text:p text:style-name="P21">alias<text:line-break/>Ejemplo: alias ll='ls -l'<text:line-break/>Descripción: Crea un alias para un comando.<text:line-break/></text:p>
        </text:list-item>
        <text:list-item>
          <text:p text:style-name="P21">unalias<text:line-break/>Ejemplo: unalias ll<text:line-break/>Descripción: Elimina un alias.<text:line-break/></text:p>
        </text:list-item>
        <text:list-item>
          <text:p text:style-name="P21">env<text:line-break/>Ejemplo: env<text:line-break/>Descripción: Muestra el entorno de variables.<text:line-break/></text:p>
        </text:list-item>
        <text:list-item>
          <text:p text:style-name="P21">export<text:line-break/>Ejemplo: export VARIABLE=valor<text:line-break/>Descripción: Establece variables de entorno.<text:line-break/></text:p>
        </text:list-item>
        <text:list-item>
          <text:p text:style-name="P21">unset<text:line-break/>Ejemplo: unset VARIABLE<text:line-break/>Descripción: Elimina variables de entorno.<text:line-break/></text:p>
        </text:list-item>
        <text:list-item>
          <text:p text:style-name="P21">sudo<text:line-break/>Ejemplo: sudo apt-get update<text:line-break/>Descripción: Ejecuta comandos con privilegios de superusuario.<text:line-break/></text:p>
        </text:list-item>
        <text:list-item>
          <text:p text:style-name="P21">passwd<text:line-break/>Ejemplo: passwd usuario<text:line-break/>Descripción: Cambia la contraseña del usuario.<text:line-break/>Ejemplo: passwd<text:line-break/>Descripción: Cambia la contraseña del usuario actual.<text:line-break/></text:p>
        </text:list-item>
        <text:list-item>
          <text:p text:style-name="P21"><text:soft-page-break/>adduser<text:line-break/>Ejemplo: adduser nuevo_usuario<text:line-break/>Descripción: Agrega un nuevo usuario al sistema.<text:line-break/></text:p>
        </text:list-item>
        <text:list-item>
          <text:p text:style-name="P21">deluser<text:line-break/>Ejemplo: deluser usuario<text:line-break/>Descripción: Elimina un usuario del sistema.<text:line-break/></text:p>
        </text:list-item>
        <text:list-item>
          <text:p text:style-name="P21">groupadd<text:line-break/>Ejemplo: groupadd nuevo_grupo<text:line-break/>Descripción: Crea un nuevo grupo.<text:line-break/></text:p>
        </text:list-item>
        <text:list-item>
          <text:p text:style-name="P21">groupdel<text:line-break/>Ejemplo: groupdel grupo<text:line-break/>Descripción: Elimina un grupo.<text:line-break/></text:p>
        </text:list-item>
        <text:list-item>
          <text:p text:style-name="P21">usermod<text:line-break/>Ejemplo: usermod -aG grupo usuario<text:line-break/>Descripción: Modifica los atributos de un usuario.<text:line-break/></text:p>
        </text:list-item>
        <text:list-item>
          <text:p text:style-name="P21">crontab<text:line-break/>Ejemplo: crontab -e<text:line-break/>Descripción: Edita el archivo de cron del usuario.<text:line-break/></text:p>
        </text:list-item>
        <text:list-item>
          <text:p text:style-name="P21">at<text:line-break/>Ejemplo: at now + 1 minute<text:line-break/>Descripción: Programa tareas para que se ejecuten en el futuro.<text:line-break/></text:p>
        </text:list-item>
        <text:list-item>
          <text:p text:style-name="P21">journalctl<text:line-break/>Ejemplo: journalctl -u apache2<text:line-break/>Descripción: Muestra los logs del sistema.<text:line-break/></text:p>
        </text:list-item>
        <text:list-item>
          <text:p text:style-name="P21">dmesg<text:line-break/>Ejemplo: dmesg | less<text:line-break/>Descripción: Muestra mensajes del kernel.<text:line-break/><text:line-break/><text:line-break/></text:p>
        </text:list-item>
        <text:list-item>
          <text:p text:style-name="P21"><text:soft-page-break/>lsblk<text:line-break/>Ejemplo: lsblk<text:line-break/>Descripción: Muestra información sobre los dispositivos de bloques.<text:line-break/></text:p>
        </text:list-item>
        <text:list-item>
          <text:p text:style-name="P21">fdisk<text:line-break/>Ejemplo: fdisk -l<text:line-break/>Descripción: Muestra las particiones del disco.<text:line-break/></text:p>
        </text:list-item>
        <text:list-item>
          <text:p text:style-name="P21">parted<text:line-break/>Ejemplo: parted /dev/sda<text:line-break/>Descripción: Herramienta para gestionar particiones de disco.<text:line-break/></text:p>
        </text:list-item>
        <text:list-item>
          <text:p text:style-name="P21">mount<text:line-break/>Ejemplo: mount /dev/sda1 /mnt<text:line-break/>Descripción: Monta un sistema de archivos.<text:line-break/></text:p>
        </text:list-item>
        <text:list-item>
          <text:p text:style-name="P21">umount<text:line-break/>Ejemplo: umount /mnt<text:line-break/>Descripción: Desmonta un sistema de archivos.<text:line-break/></text:p>
        </text:list-item>
        <text:list-item>
          <text:p text:style-name="P21">fsck<text:line-break/>Ejemplo: fsck /dev/sda1<text:line-break/>Descripción: Verifica y repara sistemas de archivos.<text:line-break/></text:p>
        </text:list-item>
        <text:list-item>
          <text:p text:style-name="P21">mkfs<text:line-break/>Ejemplo: mkfs.ext4 /dev/sda1<text:line-break/>Descripción: Crea un sistema de archivos en un dispositivo.<text:line-break/></text:p>
        </text:list-item>
        <text:list-item>
          <text:p text:style-name="P21">resize2fs<text:line-break/>Ejemplo: resize2fs /dev/sda1<text:line-break/>Descripción: Redimensiona un sistema de archivos ext2/ext3/ext4.<text:line-break/></text:p>
        </text:list-item>
        <text:list-item>
          <text:p text:style-name="P21">addgroup<text:line-break/>Ejemplo: addgroup nuevo_grupo<text:line-break/>Descripción: Crea un nuevo grupo en el sistema.<text:line-break/><text:line-break/><text:line-break/></text:p>
        </text:list-item>
        <text:list-item>
          <text:p text:style-name="P21"><text:soft-page-break/>delgroup<text:line-break/>Ejemplo: delgroup viejo_grupo<text:line-break/>Descripción: Elimina un grupo del sistema.<text:line-break/></text:p>
        </text:list-item>
        <text:list-item>
          <text:p text:style-name="P21">userdel<text:line-break/>Ejemplo: userdel usuario<text:line-break/>Descripción: Elimina un usuario y su directorio de inicio.<text:line-break/></text:p>
        </text:list-item>
        <text:list-item>
          <text:p text:style-name="P21">groups<text:line-break/>Ejemplo: groups usuario<text:line-break/>Descripción: Muestra los grupos a los que pertenece un usuario.<text:line-break/></text:p>
        </text:list-item>
        <text:list-item>
          <text:p text:style-name="P21">hostname<text:line-break/>Ejemplo: hostname<text:line-break/>Descripción: Muestra o cambia el nombre del host del sistema.<text:line-break/></text:p>
        </text:list-item>
        <text:list-item>
          <text:p text:style-name="P21">hostnamectl<text:line-break/>Ejemplo: hostnamectl set-hostname nuevo-hostname<text:line-break/>Descripción: Cambia el nombre del host y muestra la información del sistema.<text:line-break/></text:p>
        </text:list-item>
        <text:list-item>
          <text:p text:style-name="P21">date<text:line-break/>Ejemplo: date<text:line-break/>Descripción: Muestra la fecha y hora actuales.<text:line-break/></text:p>
        </text:list-item>
        <text:list-item>
          <text:p text:style-name="P21">cal<text:line-break/>Ejemplo: cal<text:line-break/>Descripción: Muestra un calendario del mes actual.<text:line-break/></text:p>
        </text:list-item>
        <text:list-item>
          <text:p text:style-name="P21">ping<text:line-break/>Ejemplo: ping google.com<text:line-break/>Descripción: Envía paquetes ICMP para verificar la conectividad de red.<text:line-break/></text:p>
        </text:list-item>
        <text:list-item>
          <text:p text:style-name="P21">traceroute<text:line-break/>Ejemplo: traceroute google.com<text:line-break/>Descripción: Muestra la ruta que toman los paquetes hasta un host.<text:line-break/><text:line-break/><text:line-break/></text:p>
        </text:list-item>
        <text:list-item>
          <text:p text:style-name="P21"><text:soft-page-break/>netstat<text:line-break/>Ejemplo: netstat -tuln<text:line-break/>Descripción: Muestra estadísticas de red y conexiones.<text:line-break/></text:p>
        </text:list-item>
        <text:list-item>
          <text:p text:style-name="P21">ss<text:line-break/>Ejemplo: ss -tuln<text:line-break/>Descripción: Muestra estadísticas de red (alternativa a netstat).<text:line-break/></text:p>
        </text:list-item>
        <text:list-item>
          <text:p text:style-name="P21">ifconfig<text:line-break/>Ejemplo: ifconfig<text:line-break/>Descripción: Muestra o configura las interfaces de red (reemplazado por ip en muchas distribuciones modernas).<text:line-break/></text:p>
        </text:list-item>
        <text:list-item>
          <text:p text:style-name="P21">wget<text:line-break/>Ejemplo: wget https://ejemplo.com/archivo.zip<text:line-break/>Descripción: Descarga archivos desde la web.<text:line-break/></text:p>
        </text:list-item>
        <text:list-item>
          <text:p text:style-name="P21">curl<text:line-break/>Ejemplo: curl -O https://ejemplo.com/archivo.zip<text:line-break/>Descripción: Transfiere datos desde o hacia un servidor.<text:line-break/></text:p>
        </text:list-item>
        <text:list-item>
          <text:p text:style-name="P21">scp<text:line-break/>Ejemplo: scp archivo.txt usuario@servidor:/ruta/destino<text:line-break/>Descripción: Copia archivos entre hosts en una red de manera segura.<text:line-break/></text:p>
        </text:list-item>
        <text:list-item>
          <text:p text:style-name="P21">rsync<text:line-break/>Ejemplo: rsync -avz /origen usuario@servidor:/destino<text:line-break/>Descripción: Sincroniza archivos y directorios de manera eficiente.<text:line-break/></text:p>
        </text:list-item>
        <text:list-item>
          <text:p text:style-name="P21">lsof<text:line-break/>Ejemplo: lsof -i :80<text:line-break/>Descripción: Lista archivos abiertos y los procesos asociados.<text:line-break/></text:p>
        </text:list-item>
        <text:list-item>
          <text:p text:style-name="P21">ncdu<text:line-break/>Ejemplo: ncdu /home<text:line-break/>Descripción: Muestra el uso de espacio en disco de forma interactiva.<text:line-break/><text:line-break/></text:p>
        </text:list-item>
        <text:list-item>
          <text:p text:style-name="P21"><text:soft-page-break/>htop<text:line-break/>Ejemplo: htop<text:line-break/>Descripción: Visualiza los procesos en ejecución en tiempo real con una interfaz mejorada respecto a top.<text:line-break/></text:p>
        </text:list-item>
        <text:list-item>
          <text:p text:style-name="P21">ufw<text:line-break/>Ejemplo: ufw allow 22/tcp<text:line-break/>Descripción: Firewall sencillo de configurar para manejar las reglas de iptables.</text:p>
        </text:list-item>
      </text:list>
      <text:p text:style-name="P30"/>
      <text:p text:style-name="P30"><text:line-break/></text:p>
      <text:p text:style-name="P30"/>
      <text:p text:style-name="P30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h text:style-name="P7" text:outline-level="2"><text:bookmark-start text:name="_Toc175230608"/><text:bookmark-start text:name="__RefHeading___Toc597_3506179662"/><text:soft-page-break/>Arch Linux<text:bookmark-end text:name="_Toc175230608"/><text:bookmark-end text:name="__RefHeading___Toc597_3506179662"/></text:h>
      <text:p text:style-name="P30"/>
      <text:list text:style-name="L4">
        <text:list-item>
          <text:p text:style-name="P23">ls<text:line-break/>Ejemplo: ls /var/log<text:line-break/>Descripción: Lista los archivos y directorios en el directorio especificado.<text:line-break/></text:p>
        </text:list-item>
        <text:list-item>
          <text:p text:style-name="P23">cd<text:line-break/>Ejemplo: cd /home/user<text:line-break/>Descripción: Cambia el directorio de trabajo actual.<text:line-break/></text:p>
        </text:list-item>
        <text:list-item>
          <text:p text:style-name="P23">pwd<text:line-break/>Ejemplo: pwd<text:line-break/>Descripción: Muestra el directorio de trabajo actual.<text:line-break/></text:p>
        </text:list-item>
        <text:list-item>
          <text:p text:style-name="P23">mkdir<text:line-break/>Ejemplo: mkdir nueva_carpeta<text:line-break/>Descripción: Crea un nuevo directorio.<text:line-break/></text:p>
        </text:list-item>
        <text:list-item>
          <text:p text:style-name="P23">rmdir<text:line-break/>Ejemplo: rmdir vieja_carpeta<text:line-break/>Descripción: Elimina un directorio vacío.<text:line-break/></text:p>
        </text:list-item>
        <text:list-item>
          <text:p text:style-name="P23">rm<text:line-break/>Ejemplo: rm archivo.txt<text:line-break/>Descripción: Elimina un archivo.<text:line-break/></text:p>
        </text:list-item>
        <text:list-item>
          <text:p text:style-name="P23">cp<text:line-break/>Ejemplo: cp archivo.txt copia_archivo.txt<text:line-break/>Descripción: Copia un archivo o directorio.<text:line-break/></text:p>
        </text:list-item>
        <text:list-item>
          <text:p text:style-name="P23">mv<text:line-break/>Ejemplo: mv archivo.txt /home/user/<text:line-break/>Descripción: Mueve o renombra archivos o directorios.<text:line-break/></text:p>
        </text:list-item>
        <text:list-item>
          <text:p text:style-name="P24">touch<text:line-break/>Ejemplo: touch nuevo_archivo.txt<text:line-break/>Descripción: Crea un archivo vacío o actualiza la fecha de modificación.</text:p>
        </text:list-item>
        <text:list-item>
          <text:p text:style-name="P24"><text:soft-page-break/>cat<text:line-break/>Ejemplo: cat archivo.txt<text:line-break/>Descripción: Muestra el contenido de un archivo.<text:line-break/></text:p>
        </text:list-item>
        <text:list-item>
          <text:p text:style-name="P23">more<text:line-break/>Ejemplo: more archivo.txt<text:line-break/>Descripción: Muestra el contenido de un archivo paginado.<text:line-break/></text:p>
        </text:list-item>
        <text:list-item>
          <text:p text:style-name="P23">less<text:line-break/>Ejemplo: less archivo.txt<text:line-break/>Descripción: Muestra el contenido de un archivo con capacidad de desplazamiento.<text:line-break/></text:p>
        </text:list-item>
        <text:list-item>
          <text:p text:style-name="P23">head<text:line-break/>Ejemplo: head -n 10 archivo.txt<text:line-break/>Descripción: Muestra las primeras líneas de un archivo.<text:line-break/></text:p>
        </text:list-item>
        <text:list-item>
          <text:p text:style-name="P23">tail<text:line-break/>Ejemplo: tail -n 10 archivo.txt<text:line-break/>Descripción: Muestra las últimas líneas de un archivo.<text:line-break/></text:p>
        </text:list-item>
        <text:list-item>
          <text:p text:style-name="P23">grep<text:line-break/>Ejemplo: grep "texto" archivo.txt<text:line-break/>Descripción: Busca una cadena de texto en un archivo.<text:line-break/></text:p>
        </text:list-item>
        <text:list-item>
          <text:p text:style-name="P23">find<text:line-break/>Ejemplo: find /home/user -name "*.txt"<text:line-break/>Descripción: Busca archivos y directorios que coincidan con un patrón.<text:line-break/></text:p>
        </text:list-item>
        <text:list-item>
          <text:p text:style-name="P23">locate<text:line-break/>Ejemplo: locate archivo.txt<text:line-break/>Descripción: Busca archivos en la base de datos de locate.<text:line-break/></text:p>
        </text:list-item>
        <text:list-item>
          <text:p text:style-name="P23">updatedb<text:line-break/>Ejemplo: sudo updatedb<text:line-break/>Descripción: Actualiza la base de datos de locate.<text:line-break/><text:line-break/></text:p>
        </text:list-item>
        <text:list-item>
          <text:p text:style-name="P23"><text:soft-page-break/>which<text:line-break/>Ejemplo: which ls<text:line-break/>Descripción: Muestra la ruta completa del comando.<text:line-break/></text:p>
        </text:list-item>
        <text:list-item>
          <text:p text:style-name="P23">whereis<text:line-break/>Ejemplo: whereis bash<text:line-break/>Descripción: Muestra la ubicación de binarios, archivos de man y fuentes.<text:line-break/></text:p>
        </text:list-item>
        <text:list-item>
          <text:p text:style-name="P23">man<text:line-break/>Ejemplo: man ls<text:line-break/>Descripción: Muestra el manual de un comando.<text:line-break/></text:p>
        </text:list-item>
        <text:list-item>
          <text:p text:style-name="P23">chmod<text:line-break/>Ejemplo: chmod 755 archivo.sh<text:line-break/>Descripción: Cambia los permisos de un archivo o directorio.<text:line-break/></text:p>
        </text:list-item>
        <text:list-item>
          <text:p text:style-name="P23">chown<text:line-break/>Ejemplo: sudo chown usuario:grupo archivo.txt<text:line-break/>Descripción: Cambia el propietario y grupo de un archivo o directorio.<text:line-break/></text:p>
        </text:list-item>
        <text:list-item>
          <text:p text:style-name="P23">ps<text:line-break/>Ejemplo: ps aux<text:line-break/>Descripción: Muestra los procesos en ejecución.<text:line-break/></text:p>
        </text:list-item>
        <text:list-item>
          <text:p text:style-name="P23">top<text:line-break/>Ejemplo: top<text:line-break/>Descripción: Muestra los procesos en ejecución en tiempo real.<text:line-break/></text:p>
        </text:list-item>
        <text:list-item>
          <text:p text:style-name="P23">kill<text:line-break/>Ejemplo: kill 1234<text:line-break/>Descripción: Envía una señal a un proceso (usualmente para terminarlo).<text:line-break/></text:p>
        </text:list-item>
        <text:list-item>
          <text:p text:style-name="P23">killall<text:line-break/>Ejemplo: killall httpd<text:line-break/>Descripción: Termina todos los procesos con el nombre especificado.<text:line-break/><text:line-break/><text:line-break/></text:p>
        </text:list-item>
        <text:list-item>
          <text:p text:style-name="P23"><text:soft-page-break/>pkill<text:line-break/>Ejemplo: pkill -f "httpd"<text:line-break/>Descripción: Termina procesos que coinciden con un patrón.<text:line-break/></text:p>
        </text:list-item>
        <text:list-item>
          <text:p text:style-name="P23">df<text:line-break/>Ejemplo: df -h<text:line-break/>Descripción: Muestra el uso del espacio en disco.<text:line-break/></text:p>
        </text:list-item>
        <text:list-item>
          <text:p text:style-name="P23">du<text:line-break/>Ejemplo: du -sh /home/user<text:line-break/>Descripción: Muestra el uso del espacio en disco de archivos y directorios.<text:line-break/></text:p>
        </text:list-item>
        <text:list-item>
          <text:p text:style-name="P23">free<text:line-break/>Ejemplo: free -h<text:line-break/>Descripción: Muestra el uso de la memoria.<text:line-break/></text:p>
        </text:list-item>
        <text:list-item>
          <text:p text:style-name="P23">uptime<text:line-break/>Ejemplo: uptime<text:line-break/>Descripción: Muestra el tiempo que el sistema ha estado en funcionamiento.<text:line-break/></text:p>
        </text:list-item>
        <text:list-item>
          <text:p text:style-name="P23">reboot<text:line-break/>Ejemplo: sudo reboot<text:line-break/>Descripción: Reinicia el sistema.<text:line-break/></text:p>
        </text:list-item>
        <text:list-item>
          <text:p text:style-name="P23">shutdown<text:line-break/>Ejemplo: sudo shutdown -h now<text:line-break/>Descripción: Apaga el sistema inmediatamente.<text:line-break/></text:p>
        </text:list-item>
        <text:list-item>
          <text:p text:style-name="P23">systemctl<text:line-break/>Ejemplo: systemctl status httpd<text:line-break/>Descripción: Administra servicios y unidades del sistema.<text:line-break/></text:p>
        </text:list-item>
        <text:list-item>
          <text:p text:style-name="P23">service<text:line-break/>Ejemplo: sudo service httpd start<text:line-break/>Descripción: Administra servicios del sistema (comando tradicional).<text:line-break/><text:line-break/><text:line-break/></text:p>
        </text:list-item>
        <text:list-item>
          <text:p text:style-name="P23"><text:soft-page-break/>journalctl<text:line-break/>Ejemplo: journalctl -xe<text:line-break/>Descripción: Muestra los logs del sistema.<text:line-break/></text:p>
        </text:list-item>
        <text:list-item>
          <text:p text:style-name="P23">crontab<text:line-break/>Ejemplo: crontab -e<text:line-break/>Descripción: Edita el archivo de cron del usuario.<text:line-break/></text:p>
        </text:list-item>
        <text:list-item>
          <text:p text:style-name="P23">at<text:line-break/>Ejemplo: at now + 5 minutes<text:line-break/>Descripción: Programa comandos para que se ejecuten en un momento específico.<text:line-break/></text:p>
        </text:list-item>
        <text:list-item>
          <text:p text:style-name="P23">systemctl enable<text:line-break/>Ejemplo: sudo systemctl enable httpd<text:line-break/>Descripción: Habilita un servicio para que se inicie al arrancar el sistema.<text:line-break/></text:p>
        </text:list-item>
        <text:list-item>
          <text:p text:style-name="P23">systemctl disable<text:line-break/>Ejemplo: sudo systemctl disable httpd<text:line-break/>Descripción: Deshabilita un servicio para que no se inicie al arrancar el sistema.<text:line-break/></text:p>
        </text:list-item>
        <text:list-item>
          <text:p text:style-name="P23">systemctl restart<text:line-break/>Ejemplo: sudo systemctl restart httpd<text:line-break/>Descripción: Reinicia un servicio.<text:line-break/></text:p>
        </text:list-item>
        <text:list-item>
          <text:p text:style-name="P23">systemctl stop<text:line-break/>Ejemplo: sudo systemctl stop httpd<text:line-break/>Descripción: Detiene un servicio en ejecución.<text:line-break/></text:p>
        </text:list-item>
        <text:list-item>
          <text:p text:style-name="P23">systemctl start<text:line-break/>Ejemplo: sudo systemctl start httpd<text:line-break/>Descripción: Inicia un servicio.<text:line-break/></text:p>
        </text:list-item>
        <text:list-item>
          <text:p text:style-name="P23">pacman<text:line-break/>Ejemplo: sudo pacman -S vim<text:line-break/>Descripción: Administra paquetes y actualizaciones.<text:line-break/></text:p>
        </text:list-item>
        <text:list-item>
          <text:p text:style-name="P23"><text:soft-page-break/>yay<text:line-break/>Ejemplo: yay -S vim<text:line-break/>Descripción: Administra paquetes AUR (Arch User Repository).<text:line-break/></text:p>
        </text:list-item>
        <text:list-item>
          <text:p text:style-name="P23">pacman -Q<text:line-break/>Ejemplo: pacman -Q vim<text:line-break/>Descripción: Muestra información sobre un paquete instalado.<text:line-break/></text:p>
        </text:list-item>
        <text:list-item>
          <text:p text:style-name="P23">pacman -Syu<text:line-break/>Ejemplo: sudo pacman -Syu<text:line-break/>Descripción: Actualiza todos los paquetes del sistema.<text:line-break/></text:p>
        </text:list-item>
        <text:list-item>
          <text:p text:style-name="P23">pacman -R<text:line-break/>Ejemplo: sudo pacman -R vim<text:line-break/>Descripción: Elimina un paquete del sistema.<text:line-break/></text:p>
        </text:list-item>
        <text:list-item>
          <text:p text:style-name="P23">pacman -U<text:line-break/>Ejemplo: sudo pacman -U paquete.pkg.tar.zst<text:line-break/>Descripción: Instala un paquete desde un archivo.<text:line-break/></text:p>
        </text:list-item>
        <text:list-item>
          <text:p text:style-name="P23">dnf<text:line-break/>Ejemplo: sudo dnf install vim<text:line-break/>Descripción: Administra paquetes y actualizaciones (generalmente en Fedora).<text:line-break/></text:p>
        </text:list-item>
        <text:list-item>
          <text:p text:style-name="P23">rpm<text:line-break/>Ejemplo: rpm -q vim<text:line-break/>Descripción: Consulta el estado de los paquetes RPM.<text:line-break/></text:p>
        </text:list-item>
        <text:list-item>
          <text:p text:style-name="P23">lsblk<text:line-break/>Ejemplo: lsblk<text:line-break/>Descripción: Muestra información sobre los dispositivos de bloques.<text:line-break/></text:p>
        </text:list-item>
        <text:list-item>
          <text:p text:style-name="P23">blkid<text:line-break/>Ejemplo: blkid<text:line-break/>Descripción: Muestra información sobre los dispositivos de almacenamiento.<text:line-break/><text:line-break/><text:line-break/></text:p>
        </text:list-item>
        <text:list-item>
          <text:p text:style-name="P23"><text:soft-page-break/>fdisk<text:line-break/>Ejemplo: sudo fdisk -l<text:line-break/>Descripción: Muestra la tabla de particiones.<text:line-break/></text:p>
        </text:list-item>
        <text:list-item>
          <text:p text:style-name="P23">mkfs<text:line-break/>Ejemplo: sudo mkfs.ext4 /dev/sda1<text:line-break/>Descripción: Crea un sistema de archivos en una partición.<text:line-break/></text:p>
        </text:list-item>
        <text:list-item>
          <text:p text:style-name="P23">mount<text:line-break/>Ejemplo: sudo mount /dev/sda1 /mnt<text:line-break/>Descripción: Monta un sistema de archivos en un punto de montaje.<text:line-break/></text:p>
        </text:list-item>
        <text:list-item>
          <text:p text:style-name="P23">umount<text:line-break/>Ejemplo: sudo umount /mnt<text:line-break/>Descripción: Desmonta un sistema de archivos.<text:line-break/></text:p>
        </text:list-item>
        <text:list-item>
          <text:p text:style-name="P23">fsck<text:line-break/>Ejemplo: sudo fsck /dev/sda1<text:line-break/>Descripción: Comprueba y repara sistemas de archivos.<text:line-break/></text:p>
        </text:list-item>
        <text:list-item>
          <text:p text:style-name="P23">tar<text:line-break/>Ejemplo: tar -czvf archivo.tar.gz /path/to/dir<text:line-break/>Descripción: Crea un archivo tar comprimido con gzip.<text:line-break/></text:p>
        </text:list-item>
        <text:list-item>
          <text:p text:style-name="P23">gzip<text:line-break/>Ejemplo: gzip archivo.txt<text:line-break/>Descripción: Comprime un archivo usando gzip.<text:line-break/></text:p>
        </text:list-item>
        <text:list-item>
          <text:p text:style-name="P23">gunzip<text:line-break/>Ejemplo: gunzip archivo.txt.gz<text:line-break/>Descripción: Descomprime un archivo gzip.<text:line-break/></text:p>
        </text:list-item>
        <text:list-item>
          <text:p text:style-name="P23">zip<text:line-break/>Ejemplo: zip archivo.zip archivo.txt<text:line-break/>Descripción: Comprime archivos en un archivo zip.<text:line-break/><text:line-break/><text:line-break/></text:p>
        </text:list-item>
        <text:list-item>
          <text:p text:style-name="P23"><text:soft-page-break/>unzip<text:line-break/>Ejemplo: unzip archivo.zip<text:line-break/>Descripción: Descomprime archivos zip.<text:line-break/></text:p>
        </text:list-item>
        <text:list-item>
          <text:p text:style-name="P23">wget<text:line-break/>Ejemplo: wget http://example.com/archivo.txt<text:line-break/>Descripción: Descarga archivos de la web.<text:line-break/></text:p>
        </text:list-item>
        <text:list-item>
          <text:p text:style-name="P23">curl<text:line-break/>Ejemplo: curl -O http://example.com/archivo.txt<text:line-break/>Descripción: Transfiere datos desde o hacia un servidor.<text:line-break/></text:p>
        </text:list-item>
        <text:list-item>
          <text:p text:style-name="P23">scp<text:line-break/>Ejemplo: scp archivo.txt usuario@servidor:/ruta<text:line-break/>Descripción: Copia archivos entre hosts a través de SSH.<text:line-break/></text:p>
        </text:list-item>
        <text:list-item>
          <text:p text:style-name="P23">rsync<text:line-break/>Ejemplo: rsync -av /source/ /destination/<text:line-break/>Descripción: Sincroniza archivos y directorios entre ubicaciones.<text:line-break/></text:p>
        </text:list-item>
        <text:list-item>
          <text:p text:style-name="P23">chmod<text:line-break/>Ejemplo: chmod 755 script.sh<text:line-break/>Descripción: Cambia los permisos de un archivo o directorio.<text:line-break/></text:p>
        </text:list-item>
        <text:list-item>
          <text:p text:style-name="P23">chown<text:line-break/>Ejemplo: sudo chown usuario:grupo archivo.txt<text:line-break/>Descripción: Cambia el propietario y grupo de un archivo o directorio.<text:line-break/></text:p>
        </text:list-item>
        <text:list-item>
          <text:p text:style-name="P23">history<text:line-break/>Ejemplo: history<text:line-break/>Descripción: Muestra el historial de comandos ejecutados.<text:line-break/></text:p>
        </text:list-item>
        <text:list-item>
          <text:p text:style-name="P23">alias<text:line-break/>Ejemplo: alias ll='ls -la'<text:line-break/>Descripción: Crea un alias para un comando.<text:line-break/><text:line-break/><text:line-break/></text:p>
        </text:list-item>
        <text:list-item>
          <text:p text:style-name="P23"><text:soft-page-break/>unalias<text:line-break/>Ejemplo: unalias ll<text:line-break/>Descripción: Elimina un alias.<text:line-break/></text:p>
        </text:list-item>
        <text:list-item>
          <text:p text:style-name="P23">env<text:line-break/>Ejemplo: env<text:line-break/>Descripción: Muestra el entorno de variables.<text:line-break/></text:p>
        </text:list-item>
        <text:list-item>
          <text:p text:style-name="P23">export<text:line-break/>Ejemplo: export VARIABLE=valor<text:line-break/>Descripción: Establece variables de entorno.<text:line-break/></text:p>
        </text:list-item>
        <text:list-item>
          <text:p text:style-name="P23">unset<text:line-break/>Ejemplo: unset VARIABLE<text:line-break/>Descripción: Elimina variables de entorno.<text:line-break/></text:p>
        </text:list-item>
        <text:list-item>
          <text:p text:style-name="P23">sudo<text:line-break/>Ejemplo: sudo pacman -Syu<text:line-break/>Descripción: Ejecuta comandos con privilegios de superusuario.<text:line-break/></text:p>
        </text:list-item>
        <text:list-item>
          <text:p text:style-name="P23">passwd<text:line-break/>Ejemplo: passwd usuario<text:line-break/>Descripción: Cambia la contraseña del usuario.<text:line-break/></text:p>
        </text:list-item>
        <text:list-item>
          <text:p text:style-name="P23">useradd<text:line-break/>Ejemplo: sudo useradd nuevo_usuario<text:line-break/>Descripción: Agrega un nuevo usuario al sistema.<text:line-break/></text:p>
        </text:list-item>
        <text:list-item>
          <text:p text:style-name="P23">userdel<text:line-break/>Ejemplo: sudo userdel usuario<text:line-break/>Descripción: Elimina un usuario del sistema.<text:line-break/></text:p>
        </text:list-item>
        <text:list-item>
          <text:p text:style-name="P23">groupadd<text:line-break/>Ejemplo: sudo groupadd nuevo_grupo<text:line-break/>Descripción: Crea un nuevo grupo.<text:line-break/><text:line-break/><text:line-break/></text:p>
        </text:list-item>
        <text:list-item>
          <text:p text:style-name="P23"><text:soft-page-break/>groupdel<text:line-break/>Ejemplo: sudo groupdel grupo<text:line-break/>Descripción: Elimina un grupo.<text:line-break/></text:p>
        </text:list-item>
        <text:list-item>
          <text:p text:style-name="P23">usermod<text:line-break/>Ejemplo: sudo usermod -aG grupo usuario<text:line-break/>Descripción: Modifica atributos de usuario.<text:line-break/></text:p>
        </text:list-item>
        <text:list-item>
          <text:p text:style-name="P23">crontab<text:line-break/>Ejemplo: crontab -e<text:line-break/>Descripción: Edita el archivo de cron del usuario.<text:line-break/></text:p>
        </text:list-item>
        <text:list-item>
          <text:p text:style-name="P23">systemd-analyze<text:line-break/>Ejemplo: systemd-analyze blame<text:line-break/>Descripción: Muestra el tiempo de arranque del sistema.<text:line-break/></text:p>
        </text:list-item>
        <text:list-item>
          <text:p text:style-name="P23">systemd-cgls<text:line-break/>Ejemplo: systemd-cgls<text:line-break/>Descripción: Muestra la jerarquía de control de grupos del sistema.<text:line-break/></text:p>
        </text:list-item>
        <text:list-item>
          <text:p text:style-name="P23">systemd-cgtop<text:line-break/>Ejemplo: systemd-cgtop<text:line-break/>Descripción: Muestra la información en tiempo real de los grupos de control del sistema.<text:line-break/></text:p>
        </text:list-item>
        <text:list-item>
          <text:p text:style-name="P23">hwinfo<text:line-break/>Ejemplo: hwinfo --short<text:line-break/>Descripción: Muestra información del hardware del sistema.<text:line-break/></text:p>
        </text:list-item>
        <text:list-item>
          <text:p text:style-name="P23">lshw<text:line-break/>Ejemplo: lshw -short<text:line-break/>Descripción: Muestra un resumen del hardware del sistema.<text:line-break/></text:p>
        </text:list-item>
        <text:list-item>
          <text:p text:style-name="P23">inxi<text:line-break/>Ejemplo: inxi -Fxz<text:line-break/>Descripción: Muestra información del sistema en formato legible.<text:line-break/><text:line-break/></text:p>
        </text:list-item>
        <text:list-item>
          <text:p text:style-name="P23"><text:soft-page-break/>df<text:line-break/>Ejemplo: df -h<text:line-break/>Descripción: Muestra el uso del espacio en disco.<text:line-break/></text:p>
        </text:list-item>
        <text:list-item>
          <text:p text:style-name="P23">du<text:line-break/>Ejemplo: du -sh /home/user<text:line-break/>Descripción: Muestra el uso del espacio en disco de archivos y directorios.<text:line-break/></text:p>
        </text:list-item>
        <text:list-item>
          <text:p text:style-name="P23">iostat<text:line-break/>Ejemplo: iostat<text:line-break/>Descripción: Muestra estadísticas de entrada/salida de dispositivos.<text:line-break/></text:p>
        </text:list-item>
        <text:list-item>
          <text:p text:style-name="P23">vmstat<text:line-break/>Ejemplo: vmstat<text:line-break/>Descripción: Muestra estadísticas de memoria, procesos y paginación.<text:line-break/></text:p>
        </text:list-item>
        <text:list-item>
          <text:p text:style-name="P23">top<text:line-break/>Ejemplo: top<text:line-break/>Descripción: Muestra los procesos en ejecución y el uso de recursos en tiempo real.<text:line-break/></text:p>
        </text:list-item>
        <text:list-item>
          <text:p text:style-name="P23">htop<text:line-break/>Ejemplo: htop<text:line-break/>Descripción: Muestra una versión interactiva y colorida de top.<text:line-break/></text:p>
        </text:list-item>
        <text:list-item>
          <text:p text:style-name="P23">iotop<text:line-break/>Ejemplo: iotop<text:line-break/>Descripción: Muestra las operaciones de entrada/salida en tiempo real.<text:line-break/></text:p>
        </text:list-item>
        <text:list-item>
          <text:p text:style-name="P23">netstat<text:line-break/>Ejemplo: netstat -tuln<text:line-break/>Descripción: Muestra estadísticas de red y conexiones.<text:line-break/></text:p>
        </text:list-item>
        <text:list-item>
          <text:p text:style-name="P23">ifconfig<text:line-break/>Ejemplo: ifconfig<text:line-break/>Descripción: Muestra o configura las interfaces de red.<text:line-break/><text:line-break/></text:p>
        </text:list-item>
        <text:list-item>
          <text:p text:style-name="P23"><text:soft-page-break/>ip<text:line-break/>Ejemplo: ip addr show<text:line-break/>Descripción: Muestra o configura las interfaces de red y direcciones IP.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line-break/><text:line-break/></text:p>
      <text:p text:style-name="P9"/>
      <text:h text:style-name="P7" text:outline-level="2"><text:bookmark-start text:name="_Toc175230609"/><text:bookmark-start text:name="__RefHeading___Toc603_3506179662"/><text:soft-page-break/>Red Hat<text:bookmark-end text:name="_Toc175230609"/><text:bookmark-end text:name="__RefHeading___Toc603_3506179662"/></text:h>
      <text:p text:style-name="P9"/>
      <text:list text:style-name="L5">
        <text:list-item>
          <text:p text:style-name="P25">ls<text:line-break/>Ejemplo: ls /var/log<text:line-break/>Descripción: Lista los archivos y directorios en el directorio especificado.<text:line-break/></text:p>
        </text:list-item>
        <text:list-item>
          <text:p text:style-name="P25">cd<text:line-break/>Ejemplo: cd /home/user<text:line-break/>Descripción: Cambia el directorio de trabajo actual.<text:line-break/></text:p>
        </text:list-item>
        <text:list-item>
          <text:p text:style-name="P25">pwd<text:line-break/>Ejemplo: pwd<text:line-break/>Descripción: Muestra el directorio de trabajo actual.<text:line-break/></text:p>
        </text:list-item>
        <text:list-item>
          <text:p text:style-name="P25">mkdir<text:line-break/>Ejemplo: mkdir nueva_carpeta<text:line-break/>Descripción: Crea un nuevo directorio.<text:line-break/></text:p>
        </text:list-item>
        <text:list-item>
          <text:p text:style-name="P25">rmdir<text:line-break/>Ejemplo: rmdir vieja_carpeta<text:line-break/>Descripción: Elimina un directorio vacío.<text:line-break/></text:p>
        </text:list-item>
        <text:list-item>
          <text:p text:style-name="P25">rm<text:line-break/>Ejemplo: rm archivo.txt<text:line-break/>Descripción: Elimina un archivo.<text:line-break/></text:p>
        </text:list-item>
        <text:list-item>
          <text:p text:style-name="P25">cp<text:line-break/>Ejemplo: cp archivo.txt copia_archivo.txt<text:line-break/>Descripción: Copia un archivo o directorio.<text:line-break/></text:p>
        </text:list-item>
        <text:list-item>
          <text:p text:style-name="P25">mv<text:line-break/>Ejemplo: mv archivo.txt /home/user/<text:line-break/>Descripción: Mueve o renombra archivos o directorios.<text:line-break/></text:p>
        </text:list-item>
        <text:list-item>
          <text:p text:style-name="P25">touch<text:line-break/>Ejemplo: touch nuevo_archivo.txt<text:line-break/>Descripción: Crea un archivo vacío o actualiza la fecha de modificación.<text:line-break/></text:p>
        </text:list-item>
        <text:list-item>
          <text:p text:style-name="P25"><text:soft-page-break/>cat<text:line-break/>Ejemplo: cat archivo.txt<text:line-break/>Descripción: Muestra el contenido de un archivo.<text:line-break/></text:p>
        </text:list-item>
        <text:list-item>
          <text:p text:style-name="P25">more<text:line-break/>Ejemplo: more archivo.txt<text:line-break/>Descripción: Muestra el contenido de un archivo paginado.<text:line-break/></text:p>
        </text:list-item>
        <text:list-item>
          <text:p text:style-name="P25">less<text:line-break/>Ejemplo: less archivo.txt<text:line-break/>Descripción: Muestra el contenido de un archivo con capacidad de desplazamiento.<text:line-break/></text:p>
        </text:list-item>
        <text:list-item>
          <text:p text:style-name="P25">head<text:line-break/>Ejemplo: head -n 10 archivo.txt<text:line-break/>Descripción: Muestra las primeras líneas de un archivo.<text:line-break/></text:p>
        </text:list-item>
        <text:list-item>
          <text:p text:style-name="P25">tail<text:line-break/>Ejemplo: tail -n 10 archivo.txt<text:line-break/>Descripción: Muestra las últimas líneas de un archivo.<text:line-break/></text:p>
        </text:list-item>
        <text:list-item>
          <text:p text:style-name="P25">grep<text:line-break/>Ejemplo: grep "texto" archivo.txt<text:line-break/>Descripción: Busca una cadena de texto en un archivo.<text:line-break/></text:p>
        </text:list-item>
        <text:list-item>
          <text:p text:style-name="P25">find<text:line-break/>Ejemplo: find /home/user -name "*.txt"<text:line-break/>Descripción: Busca archivos y directorios que coincidan con un patrón.<text:line-break/></text:p>
        </text:list-item>
        <text:list-item>
          <text:p text:style-name="P25">locate<text:line-break/>Ejemplo: locate archivo.txt<text:line-break/>Descripción: Busca archivos en la base de datos de locate.<text:line-break/></text:p>
        </text:list-item>
        <text:list-item>
          <text:p text:style-name="P25">updatedb<text:line-break/>Ejemplo: sudo updatedb<text:line-break/>Descripción: Actualiza la base de datos de locate.<text:line-break/><text:line-break/></text:p>
        </text:list-item>
        <text:list-item>
          <text:p text:style-name="P25"><text:soft-page-break/>which<text:line-break/>Ejemplo: which ls<text:line-break/>Descripción: Muestra la ruta completa del comando<text:line-break/></text:p>
        </text:list-item>
        <text:list-item>
          <text:p text:style-name="P25">whereis<text:line-break/>Ejemplo: whereis bash<text:line-break/>Descripción: Muestra la ubicación de binarios, archivos de man y fuentes.<text:line-break/></text:p>
        </text:list-item>
        <text:list-item>
          <text:p text:style-name="P25">man<text:line-break/>Ejemplo: man ls<text:line-break/>Descripción: Muestra el manual de un comando.<text:line-break/></text:p>
        </text:list-item>
        <text:list-item>
          <text:p text:style-name="P25">chmod<text:line-break/>Ejemplo: chmod 755 archivo.sh<text:line-break/>Descripción: Cambia los permisos de un archivo o directorio.<text:line-break/></text:p>
        </text:list-item>
        <text:list-item>
          <text:p text:style-name="P25">chown<text:line-break/>Ejemplo: sudo chown usuario:grupo archivo.txt<text:line-break/>Descripción: Cambia el propietario y grupo de un archivo o directorio.<text:line-break/></text:p>
        </text:list-item>
        <text:list-item>
          <text:p text:style-name="P25">ps<text:line-break/>Ejemplo: ps aux<text:line-break/>Descripción: Muestra los procesos en ejecución.<text:line-break/></text:p>
        </text:list-item>
        <text:list-item>
          <text:p text:style-name="P25">top<text:line-break/>Ejemplo: top<text:line-break/>Descripción: Muestra los procesos en ejecución en tiempo real.<text:line-break/></text:p>
        </text:list-item>
        <text:list-item>
          <text:p text:style-name="P25">kill<text:line-break/>Ejemplo: kill 1234<text:line-break/>Descripción: Envía una señal a un proceso (usualmente para terminarlo).<text:line-break/></text:p>
        </text:list-item>
        <text:list-item>
          <text:p text:style-name="P25">killall<text:line-break/>Ejemplo: killall httpd<text:line-break/>Descripción: Termina todos los procesos con el nombre especificado.<text:line-break/><text:line-break/><text:line-break/></text:p>
        </text:list-item>
        <text:list-item>
          <text:p text:style-name="P25"><text:soft-page-break/>pkill<text:line-break/>Ejemplo: pkill -f "httpd"<text:line-break/>Descripción: Termina procesos que coinciden con un patrón.<text:line-break/></text:p>
        </text:list-item>
        <text:list-item>
          <text:p text:style-name="P25">df<text:line-break/>Ejemplo: df -h<text:line-break/>Descripción: Muestra el uso del espacio en disco.<text:line-break/></text:p>
        </text:list-item>
        <text:list-item>
          <text:p text:style-name="P25">du<text:line-break/>Ejemplo: du -sh /home/user<text:line-break/>Descripción: Muestra el uso del espacio en disco de archivos y directorios.<text:line-break/></text:p>
        </text:list-item>
        <text:list-item>
          <text:p text:style-name="P25">free<text:line-break/>Ejemplo: free -h<text:line-break/>Descripción: Muestra el uso de la memoria.<text:line-break/></text:p>
        </text:list-item>
        <text:list-item>
          <text:p text:style-name="P25">uptime<text:line-break/>Ejemplo: uptime<text:line-break/>Descripción: Muestra el tiempo que el sistema ha estado en funcionamiento.<text:line-break/></text:p>
        </text:list-item>
        <text:list-item>
          <text:p text:style-name="P25">reboot<text:line-break/>Ejemplo: sudo reboot<text:line-break/>Descripción: Reinicia el sistema.<text:line-break/></text:p>
        </text:list-item>
        <text:list-item>
          <text:p text:style-name="P25">shutdown<text:line-break/>Ejemplo: sudo shutdown -h now<text:line-break/>Descripción: Apaga el sistema inmediatamente.<text:line-break/></text:p>
        </text:list-item>
        <text:list-item>
          <text:p text:style-name="P25">systemctl<text:line-break/>Ejemplo: systemctl status httpd<text:line-break/>Descripción: Administra servicios y unidades del sistema.<text:line-break/></text:p>
        </text:list-item>
        <text:list-item>
          <text:p text:style-name="P25">service<text:line-break/>Ejemplo: sudo service httpd status<text:line-break/>Descripción: Administra servicios del sistema (comando tradicional).<text:line-break/><text:line-break/><text:line-break/></text:p>
        </text:list-item>
        <text:list-item>
          <text:p text:style-name="P25"><text:soft-page-break/>journalctl<text:line-break/>Ejemplo: journalctl -xe<text:line-break/>Descripción: Muestra los logs del sistema.<text:line-break/></text:p>
        </text:list-item>
        <text:list-item>
          <text:p text:style-name="P25">crontab<text:line-break/>Ejemplo: crontab -e<text:line-break/>Descripción: Edita el archivo de cron del usuario.<text:line-break/></text:p>
        </text:list-item>
        <text:list-item>
          <text:p text:style-name="P25">crontab -l<text:line-break/>Ejemplo: crontab -l<text:line-break/>Descripción: Muestra el archivo de cron del usuario.<text:line-break/></text:p>
        </text:list-item>
        <text:list-item>
          <text:p text:style-name="P25">at<text:line-break/>Ejemplo: at now + 5 minutes<text:line-break/>Descripción: Programa comandos para que se ejecuten en un momento específico.<text:line-break/></text:p>
        </text:list-item>
        <text:list-item>
          <text:p text:style-name="P25">systemctl enable<text:line-break/>Ejemplo: sudo systemctl enable httpd<text:line-break/>Descripción: Habilita un servicio para que se inicie al arrancar el sistema.<text:line-break/></text:p>
        </text:list-item>
        <text:list-item>
          <text:p text:style-name="P25">systemctl disable<text:line-break/>Ejemplo: sudo systemctl disable httpd<text:line-break/>Descripción: Deshabilita un servicio para que no se inicie al arrancar el sistema.<text:line-break/></text:p>
        </text:list-item>
        <text:list-item>
          <text:p text:style-name="P25">systemctl restart<text:line-break/>Ejemplo: sudo systemctl restart httpd<text:line-break/>Descripción: Reinicia un servicio.<text:line-break/></text:p>
        </text:list-item>
        <text:list-item>
          <text:p text:style-name="P25">systemctl stop<text:line-break/>Ejemplo: sudo systemctl stop httpd<text:line-break/>Descripción: Detiene un servicio en ejecución.<text:line-break/></text:p>
        </text:list-item>
        <text:list-item>
          <text:p text:style-name="P25">systemctl start<text:line-break/>Ejemplo: sudo systemctl start httpd<text:line-break/>Descripción: Inicia un servicio.<text:line-break/></text:p>
        </text:list-item>
        <text:list-item>
          <text:p text:style-name="P25"><text:soft-page-break/>yum<text:line-break/>Ejemplo: sudo yum install vim<text:line-break/>Descripción: Administra paquetes y actualizaciones (en versiones anteriores a RHEL 8).<text:line-break/></text:p>
        </text:list-item>
        <text:list-item>
          <text:p text:style-name="P25">dnf<text:line-break/>Ejemplo: sudo dnf install vim<text:line-break/>Descripción: Administra paquetes y actualizaciones (en RHEL 8 y versiones posteriores).<text:line-break/></text:p>
        </text:list-item>
        <text:list-item>
          <text:p text:style-name="P25">rpm<text:line-break/>Ejemplo: rpm -q vim<text:line-break/>Descripción: Consulta el estado de los paquetes RPM.<text:line-break/></text:p>
        </text:list-item>
        <text:list-item>
          <text:p text:style-name="P25">rpm -i<text:line-break/>Ejemplo: sudo rpm -i paquete.rpm<text:line-break/>Descripción: Instala un paquete RPM.<text:line-break/></text:p>
        </text:list-item>
        <text:list-item>
          <text:p text:style-name="P25">rpm -e<text:line-break/>Ejemplo: sudo rpm -e vim<text:line-break/>Descripción: Elimina un paquete RPM.<text:line-break/></text:p>
        </text:list-item>
        <text:list-item>
          <text:p text:style-name="P25">rpm -U<text:line-break/>Ejemplo: sudo rpm -U paquete.rpm<text:line-break/>Descripción: Actualiza un paquete RPM.<text:line-break/></text:p>
        </text:list-item>
        <text:list-item>
          <text:p text:style-name="P25">yum list<text:line-break/>Ejemplo: yum list installed<text:line-break/>Descripción: Muestra la lista de paquetes instalados.<text:line-break/></text:p>
        </text:list-item>
        <text:list-item>
          <text:p text:style-name="P25">yum update<text:line-break/>Ejemplo: sudo yum update<text:line-break/>Descripción: Actualiza todos los paquetes del sistema.<text:line-break/></text:p>
        </text:list-item>
        <text:list-item>
          <text:p text:style-name="P25">dnf list<text:line-break/>Ejemplo: dnf list installed<text:line-break/>Descripción: Muestra la lista de paquetes instalados (en versiones recientes).<text:line-break/></text:p>
        </text:list-item>
        <text:list-item>
          <text:p text:style-name="P25"><text:soft-page-break/>dnf update<text:line-break/>Ejemplo: sudo dnf update<text:line-break/>Descripción: Actualiza todos los paquetes del sistema (en versiones recientes).<text:line-break/></text:p>
        </text:list-item>
        <text:list-item>
          <text:p text:style-name="P25">yum search<text:line-break/>Ejemplo: yum search httpd<text:line-break/>Descripción: Busca paquetes que coincidan con el patrón.<text:line-break/></text:p>
        </text:list-item>
        <text:list-item>
          <text:p text:style-name="P25">dnf search<text:line-break/>Ejemplo: dnf search httpd<text:line-break/>Descripción: Busca paquetes que coincidan con el patrón (en versiones recientes).<text:line-break/></text:p>
        </text:list-item>
        <text:list-item>
          <text:p text:style-name="P25">yum info<text:line-break/>Ejemplo: yum info vim<text:line-break/>Descripción: Muestra información sobre un paquete.<text:line-break/></text:p>
        </text:list-item>
        <text:list-item>
          <text:p text:style-name="P25">dnf info<text:line-break/>Ejemplo: dnf info vim<text:line-break/>Descripción: Muestra información sobre un paquete (en versiones recientes).<text:line-break/></text:p>
        </text:list-item>
        <text:list-item>
          <text:p text:style-name="P25">yum groupinstall<text:line-break/>Ejemplo: sudo yum groupinstall "Development Tools"<text:line-break/>Descripción: Instala un grupo de paquetes.<text:line-break/></text:p>
        </text:list-item>
        <text:list-item>
          <text:p text:style-name="P25">dnf groupinstall<text:line-break/>Ejemplo: sudo dnf groupinstall "Development Tools"<text:line-break/>Descripción: Instala un grupo de paquetes (en versiones recientes).<text:line-break/></text:p>
        </text:list-item>
        <text:list-item>
          <text:p text:style-name="P25">yum remove<text:line-break/>Ejemplo: sudo yum remove vim<text:line-break/>Descripción: Elimina un paquete.<text:line-break/></text:p>
        </text:list-item>
        <text:list-item>
          <text:p text:style-name="P25">dnf remove<text:line-break/>Ejemplo: sudo dnf remove vim<text:line-break/>Descripción: Elimina un paquete (en versiones recientes).<text:line-break/><text:line-break/></text:p>
        </text:list-item>
        <text:list-item>
          <text:p text:style-name="P25"><text:soft-page-break/>service<text:line-break/>Ejemplo: sudo service httpd status<text:line-break/>Descripción: Administra servicios del sistema (comando tradicional).<text:line-break/></text:p>
        </text:list-item>
        <text:list-item>
          <text:p text:style-name="P25">systemctl status<text:line-break/>Ejemplo: sudo systemctl status httpd<text:line-break/>Descripción: Muestra el estado de un servicio.<text:line-break/></text:p>
        </text:list-item>
        <text:list-item>
          <text:p text:style-name="P25">journalctl -u<text:line-break/>Ejemplo: journalctl -u httpd<text:line-break/>Descripción: Muestra los logs de un servicio específico.<text:line-break/></text:p>
        </text:list-item>
        <text:list-item>
          <text:p text:style-name="P25">hostname<text:line-break/>Ejemplo: hostname<text:line-break/>Descripción: Muestra o configura el nombre del host.<text:line-break/></text:p>
        </text:list-item>
        <text:list-item>
          <text:p text:style-name="P25">hostnamectl<text:line-break/>Ejemplo: hostnamectl set-hostname nuevo-hostname<text:line-break/>Descripción: Muestra o configura el nombre del host y otros detalles del sistema.<text:line-break/></text:p>
        </text:list-item>
        <text:list-item>
          <text:p text:style-name="P25">ifconfig<text:line-break/>Ejemplo: ifconfig<text:line-break/>Descripción: Muestra información sobre las interfaces de red.<text:line-break/></text:p>
        </text:list-item>
        <text:list-item>
          <text:p text:style-name="P25">ip<text:line-break/>Ejemplo: ip addr show<text:line-break/>Descripción: Muestra información sobre las interfaces de red (comando moderno).<text:line-break/></text:p>
        </text:list-item>
        <text:list-item>
          <text:p text:style-name="P25">ping<text:line-break/>Ejemplo: ping google.com<text:line-break/>Descripción: Envía paquetes ICMP para verificar la conectividad de red.<text:line-break/></text:p>
        </text:list-item>
        <text:list-item>
          <text:p text:style-name="P25">traceroute<text:line-break/>Ejemplo: traceroute google.com<text:line-break/>Descripción: Muestra la ruta que toman los paquetes hasta un host.<text:line-break/></text:p>
        </text:list-item>
        <text:list-item>
          <text:p text:style-name="P25"><text:soft-page-break/>netstat<text:line-break/>Ejemplo: netstat -an<text:line-break/>Descripción: Muestra estadísticas de red y conexiones.</text:p>
        </text:list-item>
      </text:list>
      <text:p text:style-name="P26"/>
      <text:list text:continue-numbering="true" text:style-name="L5">
        <text:list-item>
          <text:p text:style-name="P25">ss<text:line-break/>Ejemplo: ss -tuln<text:line-break/>Descripción: Muestra estadísticas de sockets (comando moderno).<text:line-break/></text:p>
        </text:list-item>
        <text:list-item>
          <text:p text:style-name="P25">route<text:line-break/>Ejemplo: route -n<text:line-break/>Descripción: Muestra o configura la tabla de enrutamiento.<text:line-break/></text:p>
        </text:list-item>
        <text:list-item>
          <text:p text:style-name="P25">ip route<text:line-break/>Ejemplo: ip route show<text:line-break/>Descripción: Muestra la tabla de enrutamiento (comando moderno).<text:line-break/></text:p>
        </text:list-item>
        <text:list-item>
          <text:p text:style-name="P25">nmcli<text:line-break/>Ejemplo: nmcli dev status<text:line-break/>Descripción: Muestra el estado de las interfaces de red y otras configuraciones de NetworkManager.<text:line-break/></text:p>
        </text:list-item>
        <text:list-item>
          <text:p text:style-name="P25">firewalld<text:line-break/>Ejemplo: sudo firewall-cmd --state<text:line-break/>Descripción: Administra el firewall dinámico (comando para verificar el estado del firewall).<text:line-break/></text:p>
        </text:list-item>
        <text:list-item>
          <text:p text:style-name="P25">iptables<text:line-break/>Ejemplo: sudo iptables -L<text:line-break/>Descripción: Muestra o configura reglas de firewall (comando tradicional).<text:line-break/></text:p>
        </text:list-item>
        <text:list-item>
          <text:p text:style-name="P25">system-config-firewall<text:line-break/>Ejemplo: system-config-firewall<text:line-break/>Descripción: Herramienta gráfica para configurar el firewall (en versiones anteriores).<text:line-break/></text:p>
        </text:list-item>
        <text:list-item>
          <text:p text:style-name="P25">selinux<text:line-break/>Ejemplo: sestatus<text:line-break/>Descripción: Muestra el estado de SELinux.</text:p>
        </text:list-item>
        <text:list-item>
          <text:p text:style-name="P25"><text:soft-page-break/>setenforce<text:line-break/>Ejemplo: sudo setenforce 0<text:line-break/>Descripción: Cambia el modo de operación de SELinux (0 = permisivo, 1 = habilitado).<text:line-break/></text:p>
        </text:list-item>
        <text:list-item>
          <text:p text:style-name="P25">getenforce<text:line-break/>Ejemplo: getenforce<text:line-break/>Descripción: Muestra el estado actual de SELinux.<text:line-break/></text:p>
        </text:list-item>
        <text:list-item>
          <text:p text:style-name="P25">semanage<text:line-break/>Ejemplo: semanage port -l<text:line-break/>Descripción: Administra políticas de SELinux.<text:line-break/></text:p>
        </text:list-item>
        <text:list-item>
          <text:p text:style-name="P25">chcon<text:line-break/>Ejemplo: chcon -t httpd_sys_content_t archivo.txt<text:line-break/>Descripción: Cambia el contexto de seguridad de un archivo.<text:line-break/></text:p>
        </text:list-item>
        <text:list-item>
          <text:p text:style-name="P25">semanage fcontext<text:line-break/>Ejemplo: semanage fcontext -a -t httpd_sys_content_t '/var/www(/.*)?'<text:line-break/>Descripción: Administra los contextos de archivos de SELinux.<text:line-break/></text:p>
        </text:list-item>
        <text:list-item>
          <text:p text:style-name="P25">restorecon<text:line-break/>Ejemplo: restorecon -Rv /var/www<text:line-break/>Descripción: Restaura los contextos de archivos a su configuración predeterminada.<text:line-break/></text:p>
        </text:list-item>
        <text:list-item>
          <text:p text:style-name="P25">getfacl<text:line-break/>Ejemplo: getfacl archivo.txt<text:line-break/>Descripción: Muestra las listas de control de acceso (ACL) de un archivo.<text:line-break/></text:p>
        </text:list-item>
        <text:list-item>
          <text:p text:style-name="P25">setfacl<text:line-break/>Ejemplo: setfacl -m u:usuario:rwx archivo.txt<text:line-break/>Descripción: Configura las listas de control de acceso (ACL) de un archivo.<text:line-break/></text:p>
        </text:list-item>
        <text:list-item>
          <text:p text:style-name="P25">tar<text:line-break/>Ejemplo: tar -czvf archivo.tar.gz /path/to/dir<text:line-break/>Descripción: Crea un archivo tar comprimido con gzip.<text:line-break/></text:p>
        </text:list-item>
        <text:list-item>
          <text:p text:style-name="P25"><text:soft-page-break/>gzip<text:line-break/>Ejemplo: gzip archivo.txt<text:line-break/>Descripción: Comprime un archivo usando gzip.<text:line-break/></text:p>
        </text:list-item>
        <text:list-item>
          <text:p text:style-name="P25">gunzip<text:line-break/>Ejemplo: gunzip archivo.txt.gz<text:line-break/>Descripción: Descomprime un archivo gzip.<text:line-break/></text:p>
        </text:list-item>
        <text:list-item>
          <text:p text:style-name="P25">zip<text:line-break/>Ejemplo: zip archivo.zip archivo.txt<text:line-break/>Descripción: Comprime archivos en un archivo zip.<text:line-break/></text:p>
        </text:list-item>
        <text:list-item>
          <text:p text:style-name="P25">unzip<text:line-break/>Ejemplo: unzip archivo.zip<text:line-break/>Descripción: Descomprime archivos de un archivo zip.<text:line-break/></text:p>
        </text:list-item>
        <text:list-item>
          <text:p text:style-name="P25">dd<text:line-break/>Ejemplo: dd if=/dev/sda of=/path/to/backup.img<text:line-break/>Descripción: Copia y convierte archivos y dispositivos.<text:line-break/></text:p>
        </text:list-item>
        <text:list-item>
          <text:p text:style-name="P25">mkfs<text:line-break/>Ejemplo: mkfs.ext4 /dev/sdb1<text:line-break/>Descripción: Crea un sistema de archivos en una partición.<text:line-break/></text:p>
        </text:list-item>
        <text:list-item>
          <text:p text:style-name="P25">mount<text:line-break/>Ejemplo: sudo mount /dev/sdb1 /mnt<text:line-break/>Descripción: Monta un sistema de archivos en un punto de montaje.<text:line-break/></text:p>
        </text:list-item>
        <text:list-item>
          <text:p text:style-name="P25">umount<text:line-break/>Ejemplo: sudo umount /mnt<text:line-break/>Descripción: Desmonta un sistema de archivos.<text:line-break/></text:p>
        </text:list-item>
        <text:list-item>
          <text:p text:style-name="P25">fsck<text:line-break/>Ejemplo: sudo fsck /dev/sdb1<text:line-break/>Descripción: Comprueba y repara sistemas de archivos.<text:line-break/><text:line-break/><text:line-break/></text:p>
        </text:list-item>
        <text:list-item>
          <text:p text:style-name="P25"><text:soft-page-break/>systemd-analyze<text:line-break/>Ejemplo: systemd-analyze blame<text:line-break/>Descripción: Muestra el tiempo de arranque del sistema y el tiempo que toma cada servicio en el inicio.</text:p>
        </text:list-item>
      </text:list>
      <text:p text:style-name="P9"/>
      <text:p text:style-name="P9"/>
      <text:p text:style-name="P30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h text:style-name="P5" text:outline-level="1"><text:bookmark-start text:name="_Toc175230610"/><text:bookmark-start text:name="__RefHeading___Toc599_3506179662"/><text:soft-page-break/>Mac<text:bookmark-end text:name="_Toc175230610"/><text:bookmark-end text:name="__RefHeading___Toc599_3506179662"/></text:h>
      <text:p text:style-name="P30"/>
      <text:list text:style-name="L6">
        <text:list-item>
          <text:p text:style-name="P27">ls<text:line-break/>Ejemplo: ls /Users<text:line-break/>Descripción: Lista los archivos y directorios en el directorio actual.<text:line-break/></text:p>
        </text:list-item>
        <text:list-item>
          <text:p text:style-name="P27">cd<text:line-break/>Ejemplo: cd /Applications<text:line-break/>Descripción: Cambia el directorio de trabajo actual.<text:line-break/></text:p>
        </text:list-item>
        <text:list-item>
          <text:p text:style-name="P27">pwd<text:line-break/>Ejemplo: pwd<text:line-break/>Descripción: Muestra el directorio de trabajo actual.<text:line-break/></text:p>
        </text:list-item>
        <text:list-item>
          <text:p text:style-name="P27">mkdir<text:line-break/>Ejemplo: mkdir nueva_carpeta<text:line-break/>Descripción: Crea un nuevo directorio.<text:line-break/></text:p>
        </text:list-item>
        <text:list-item>
          <text:p text:style-name="P27">rmdir<text:line-break/>Ejemplo: rmdir vieja_carpeta<text:line-break/>Descripción: Elimina un directorio vacío.<text:line-break/></text:p>
        </text:list-item>
        <text:list-item>
          <text:p text:style-name="P27">rm<text:line-break/>Ejemplo: rm archivo.txt<text:line-break/>Descripción: Elimina un archivo.<text:line-break/></text:p>
        </text:list-item>
        <text:list-item>
          <text:p text:style-name="P27">cp<text:line-break/>Ejemplo: cp archivo.txt copia_archivo.txt<text:line-break/>Descripción: Copia un archivo o directorio.<text:line-break/></text:p>
        </text:list-item>
        <text:list-item>
          <text:p text:style-name="P27">mv<text:line-break/>Ejemplo: mv archivo.txt /Users/user/<text:line-break/>Descripción: Mueve o renombra archivos o directorios.<text:line-break/></text:p>
        </text:list-item>
        <text:list-item>
          <text:p text:style-name="P27">touch<text:line-break/>Ejemplo: touch nuevo_archivo.txt<text:line-break/>Descripción: Crea un archivo vacío o actualiza la fecha de modificación.</text:p>
        </text:list-item>
        <text:list-item>
          <text:p text:style-name="P27"><text:soft-page-break/>cat<text:line-break/>Ejemplo: cat archivo.txt<text:line-break/>Descripción: Muestra el contenido de un archivo.<text:line-break/></text:p>
        </text:list-item>
        <text:list-item>
          <text:p text:style-name="P27">more<text:line-break/>Ejemplo: more archivo.txt<text:line-break/>Descripción: Muestra el contenido de un archivo paginado.<text:line-break/></text:p>
        </text:list-item>
        <text:list-item>
          <text:p text:style-name="P27">less<text:line-break/>Ejemplo: less archivo.txt<text:line-break/>Descripción: Muestra el contenido de un archivo con capacidad de desplazamiento.<text:line-break/></text:p>
        </text:list-item>
        <text:list-item>
          <text:p text:style-name="P27">head<text:line-break/>Ejemplo: head -n 10 archivo.txt<text:line-break/>Descripción: Muestra las primeras líneas de un archivo.<text:line-break/></text:p>
        </text:list-item>
        <text:list-item>
          <text:p text:style-name="P27">tail<text:line-break/>Ejemplo: tail -n 10 archivo.txt<text:line-break/>Descripción: Muestra las últimas líneas de un archivo.<text:line-break/></text:p>
        </text:list-item>
        <text:list-item>
          <text:p text:style-name="P27">grep<text:line-break/>Ejemplo: grep "texto" archivo.txt<text:line-break/>Descripción: Busca una cadena de texto en un archivo.<text:line-break/></text:p>
        </text:list-item>
        <text:list-item>
          <text:p text:style-name="P27">find<text:line-break/>Ejemplo: find /Users/user -name "*.txt"<text:line-break/>Descripción: Busca archivos y directorios que coincidan con un patrón.<text:line-break/></text:p>
        </text:list-item>
        <text:list-item>
          <text:p text:style-name="P27">locate<text:line-break/>Ejemplo: locate archivo.txt<text:line-break/>Descripción: Busca archivos en la base de datos de locate.<text:line-break/></text:p>
        </text:list-item>
        <text:list-item>
          <text:p text:style-name="P27">updatedb<text:line-break/>Ejemplo: sudo /usr/libexec/locate.updatedb<text:line-break/>Descripción: Actualiza la base de datos de locate.<text:line-break/><text:line-break/></text:p>
        </text:list-item>
        <text:list-item>
          <text:p text:style-name="P27"><text:soft-page-break/>which<text:line-break/>Ejemplo: which ls<text:line-break/>Descripción: Muestra la ruta completa del comando.<text:line-break/></text:p>
        </text:list-item>
        <text:list-item>
          <text:p text:style-name="P27">whereis<text:line-break/>Ejemplo: whereis bash<text:line-break/>Descripción: Muestra la ubicación de binarios, archivos de man y fuentes.<text:line-break/></text:p>
        </text:list-item>
        <text:list-item>
          <text:p text:style-name="P27">man<text:line-break/>Ejemplo: man ls<text:line-break/>Descripción: Muestra el manual de un comando.<text:line-break/></text:p>
        </text:list-item>
        <text:list-item>
          <text:p text:style-name="P27">chmod<text:line-break/>Ejemplo: chmod 755 archivo.sh<text:line-break/>Descripción: Cambia los permisos de un archivo o directorio.<text:line-break/></text:p>
        </text:list-item>
        <text:list-item>
          <text:p text:style-name="P27">chown<text:line-break/>Ejemplo: sudo chown usuario:grupo archivo.txt<text:line-break/>Descripción: Cambia el propietario y grupo de un archivo o directorio.<text:line-break/></text:p>
        </text:list-item>
        <text:list-item>
          <text:p text:style-name="P27">ps<text:line-break/>Ejemplo: ps aux<text:line-break/>Descripción: Muestra los procesos en ejecución.<text:line-break/></text:p>
        </text:list-item>
        <text:list-item>
          <text:p text:style-name="P27">top<text:line-break/>Ejemplo: top<text:line-break/>Descripción: Muestra los procesos en ejecución en tiempo real.<text:line-break/></text:p>
        </text:list-item>
        <text:list-item>
          <text:p text:style-name="P27">kill<text:line-break/>Ejemplo: kill 1234<text:line-break/>Descripción: Envía una señal a un proceso (usualmente para terminarlo).<text:line-break/></text:p>
        </text:list-item>
        <text:list-item>
          <text:p text:style-name="P27">killall<text:line-break/>Ejemplo: killall Safari<text:line-break/>Descripción: Termina todos los procesos con el nombre especificado.<text:line-break/><text:line-break/><text:line-break/></text:p>
        </text:list-item>
        <text:list-item>
          <text:p text:style-name="P27"><text:soft-page-break/>pkill<text:line-break/>Ejemplo: pkill -f "Safari"<text:line-break/>Descripción: Termina procesos que coinciden con un patrón.<text:line-break/></text:p>
        </text:list-item>
        <text:list-item>
          <text:p text:style-name="P27">df<text:line-break/>Ejemplo: df -h<text:line-break/>Descripción: Muestra el uso del espacio en disco.<text:line-break/></text:p>
        </text:list-item>
        <text:list-item>
          <text:p text:style-name="P27">du<text:line-break/>Ejemplo: du -sh /Users/user<text:line-break/>Descripción: Muestra el uso del espacio en disco de archivos y directorios.<text:line-break/></text:p>
        </text:list-item>
        <text:list-item>
          <text:p text:style-name="P27">free<text:line-break/>Ejemplo: vm_stat<text:line-break/>Descripción: Muestra el uso de la memoria (en macOS, vm_stat reemplaza a free).<text:line-break/></text:p>
        </text:list-item>
        <text:list-item>
          <text:p text:style-name="P27">uptime<text:line-break/>Ejemplo: uptime<text:line-break/>Descripción: Muestra el tiempo que el sistema ha estado en funcionamiento.<text:line-break/></text:p>
        </text:list-item>
        <text:list-item>
          <text:p text:style-name="P27">reboot<text:line-break/>Ejemplo: sudo reboot<text:line-break/>Descripción: Reinicia el sistema.<text:line-break/></text:p>
        </text:list-item>
        <text:list-item>
          <text:p text:style-name="P27">shutdown<text:line-break/>Ejemplo: sudo shutdown -h now<text:line-break/>Descripción: Apaga el sistema inmediatamente.<text:line-break/></text:p>
        </text:list-item>
        <text:list-item>
          <text:p text:style-name="P27">systemsetup<text:line-break/>Ejemplo: sudo systemsetup -settimezone "America/New_York"<text:line-break/>Descripción: Configura varios aspectos del sistema, como la zona horaria.<text:line-break/></text:p>
        </text:list-item>
        <text:list-item>
          <text:p text:style-name="P27">softwareupdate<text:line-break/>Ejemplo: sudo softwareupdate -i -a<text:line-break/>Descripción: Instala actualizaciones de software disponibles.<text:line-break/><text:line-break/></text:p>
        </text:list-item>
        <text:list-item>
          <text:p text:style-name="P27"><text:soft-page-break/>diskutil<text:line-break/>Ejemplo: diskutil list<text:line-break/>Descripción: Muestra información sobre los discos y particiones.<text:line-break/></text:p>
        </text:list-item>
        <text:list-item>
          <text:p text:style-name="P27">defaults<text:line-break/>Ejemplo: defaults read com.apple.finder<text:line-break/>Descripción: Lee o escribe preferencias del sistema.<text:line-break/></text:p>
        </text:list-item>
        <text:list-item>
          <text:p text:style-name="P27">security<text:line-break/>Ejemplo: security list-keychains<text:line-break/>Descripción: Administra y lista los llaveros de seguridad.<text:line-break/></text:p>
        </text:list-item>
        <text:list-item>
          <text:p text:style-name="P27">networksetup<text:line-break/>Ejemplo: networksetup -listallnetworkservices<text:line-break/>Descripción: Administra configuraciones de red.<text:line-break/></text:p>
        </text:list-item>
        <text:list-item>
          <text:p text:style-name="P27">ping<text:line-break/>Ejemplo: ping google.com<text:line-break/>Descripción: Envía paquetes ICMP para verificar la conectividad de red.<text:line-break/></text:p>
        </text:list-item>
        <text:list-item>
          <text:p text:style-name="P27">traceroute<text:line-break/>Ejemplo: traceroute google.com<text:line-break/>Descripción: Muestra la ruta que toman los paquetes hasta un host.<text:line-break/></text:p>
        </text:list-item>
        <text:list-item>
          <text:p text:style-name="P27">netstat<text:line-break/>Ejemplo: netstat -an<text:line-break/>Descripción: Muestra estadísticas de red y conexiones.<text:line-break/></text:p>
        </text:list-item>
        <text:list-item>
          <text:p text:style-name="P27">ifconfig<text:line-break/>Ejemplo: ifconfig<text:line-break/>Descripción: Muestra o configura las interfaces de red.<text:line-break/></text:p>
        </text:list-item>
        <text:list-item>
          <text:p text:style-name="P27">ipconfig<text:line-break/>Ejemplo: ipconfig getifaddr en0<text:line-break/>Descripción: Muestra la dirección IP de una interfaz específica.<text:line-break/><text:line-break/><text:line-break/></text:p>
        </text:list-item>
        <text:list-item>
          <text:p text:style-name="P27"><text:soft-page-break/>scutil<text:line-break/>Ejemplo: scutil --dns<text:line-break/>Descripción: Muestra y configura información sobre la red.<text:line-break/></text:p>
        </text:list-item>
        <text:list-item>
          <text:p text:style-name="P27">system_profiler<text:line-break/>Ejemplo: system_profiler SPHardwareDataType<text:line-break/>Descripción: Muestra información detallada sobre el hardware del sistema.<text:line-break/></text:p>
        </text:list-item>
        <text:list-item>
          <text:p text:style-name="P27">mdutil<text:line-break/>Ejemplo: mdutil -s /<text:line-break/>Descripción: Muestra el estado del índice de Spotlight.<text:line-break/></text:p>
        </text:list-item>
        <text:list-item>
          <text:p text:style-name="P27">csrutil<text:line-break/>Ejemplo: csrutil status<text:line-break/>Descripción: Muestra el estado de la Protección de Integridad del Sistema (SIP).<text:line-break/></text:p>
        </text:list-item>
        <text:list-item>
          <text:p text:style-name="P27">launchctl<text:line-break/>Ejemplo: launchctl list<text:line-break/>Descripción: Administra los servicios de launchd.<text:line-break/></text:p>
        </text:list-item>
        <text:list-item>
          <text:p text:style-name="P27">brew<text:line-break/>Ejemplo: brew install git<text:line-break/>Descripción: Administra paquetes y aplicaciones con Homebrew.<text:line-break/></text:p>
        </text:list-item>
        <text:list-item>
          <text:p text:style-name="P27">git<text:line-break/>Ejemplo: git clone https://github.com/user/repo.git<text:line-break/>Descripción: Administra repositorios Git.<text:line-break/></text:p>
        </text:list-item>
        <text:list-item>
          <text:p text:style-name="P27">xcode-select<text:line-break/>Ejemplo: xcode-select --install<text:line-break/>Descripción: Administra la selección de la línea de comandos de Xcode.<text:line-break/></text:p>
        </text:list-item>
        <text:list-item>
          <text:p text:style-name="P27">open<text:line-break/>Ejemplo: open archivo.txt<text:line-break/>Descripción: Abre un archivo o aplicación.<text:line-break/><text:line-break/></text:p>
        </text:list-item>
        <text:list-item>
          <text:p text:style-name="P27"><text:soft-page-break/>history<text:line-break/>Ejemplo: history<text:line-break/>Descripción: Muestra el historial de comandos ejecutados.<text:line-break/></text:p>
        </text:list-item>
        <text:list-item>
          <text:p text:style-name="P27">alias<text:line-break/>Ejemplo: alias ll='ls -l'<text:line-break/>Descripción: Crea un alias para un comando.<text:line-break/></text:p>
        </text:list-item>
        <text:list-item>
          <text:p text:style-name="P27">unalias<text:line-break/>Ejemplo: unalias ll<text:line-break/>Descripción: Elimina un alias.<text:line-break/></text:p>
        </text:list-item>
        <text:list-item>
          <text:p text:style-name="P27">env<text:line-break/>Ejemplo: env<text:line-break/>Descripción: Muestra el entorno de variables.<text:line-break/></text:p>
        </text:list-item>
        <text:list-item>
          <text:p text:style-name="P27">export<text:line-break/>Ejemplo: export VARIABLE=valor<text:line-break/>Descripción: Establece variables de entorno.<text:line-break/></text:p>
        </text:list-item>
        <text:list-item>
          <text:p text:style-name="P27">unset<text:line-break/>Ejemplo: unset VARIABLE<text:line-break/>Descripción: Elimina variables de entorno.<text:line-break/></text:p>
        </text:list-item>
        <text:list-item>
          <text:p text:style-name="P27">sudo<text:line-break/>Ejemplo: sudo softwareupdate -i -a<text:line-break/>Descripción: Ejecuta comandos con privilegios de superusuario.<text:line-break/></text:p>
        </text:list-item>
        <text:list-item>
          <text:p text:style-name="P27">passwd<text:line-break/>Ejemplo: passwd usuario<text:line-break/>Descripción: Cambia la contraseña del usuario (en macOS, se usa passwd con sudo para cambios de usuario).<text:line-break/></text:p>
        </text:list-item>
        <text:list-item>
          <text:p text:style-name="P27">useradd<text:line-break/>Ejemplo: sudo dscl . -create /Users/nuevo_usuario<text:line-break/>Descripción: Agrega un nuevo usuario (se usa dscl en lugar de useradd).<text:line-break/><text:line-break/></text:p>
        </text:list-item>
        <text:list-item>
          <text:p text:style-name="P27"><text:soft-page-break/>userdel<text:line-break/>Ejemplo: sudo dscl . -delete /Users/usuario<text:line-break/>Descripción: Elimina un usuario (se usa dscl en lugar de userdel).<text:line-break/></text:p>
        </text:list-item>
        <text:list-item>
          <text:p text:style-name="P27">groupadd<text:line-break/>Ejemplo: sudo dscl . -create /Groups/nuevo_grupo<text:line-break/>Descripción: Crea un nuevo grupo (se usa dscl en lugar de groupadd).<text:line-break/></text:p>
        </text:list-item>
        <text:list-item>
          <text:p text:style-name="P27">groupdel<text:line-break/>Ejemplo: sudo dscl . -delete /Groups/grupo<text:line-break/>Descripción: Elimina un grupo (se usa dscl en lugar de groupdel).<text:line-break/></text:p>
        </text:list-item>
        <text:list-item>
          <text:p text:style-name="P27">usermod<text:line-break/>Ejemplo: sudo dscl . -append /Groups/grupo GroupMembership usuario<text:line-break/>Descripción: Modifica atributos de usuario (se usa dscl en lugar de usermod).<text:line-break/></text:p>
        </text:list-item>
        <text:list-item>
          <text:p text:style-name="P27">crontab<text:line-break/>Ejemplo: crontab -e<text:line-break/>Descripción: Edita el archivo de cron del usuario.<text:line-break/></text:p>
        </text:list-item>
        <text:list-item>
          <text:p text:style-name="P27">dscacheutil<text:line-break/>Ejemplo: dscacheutil -flushcache<text:line-break/>Descripción: Limpia la caché de DNS del sistema.<text:line-break/></text:p>
        </text:list-item>
        <text:list-item>
          <text:p text:style-name="P27">xcodebuild<text:line-break/>Ejemplo: xcodebuild -version<text:line-break/>Descripción: Ejecuta comandos de construcción de Xcode desde la línea de comandos.<text:line-break/></text:p>
        </text:list-item>
        <text:list-item>
          <text:p text:style-name="P27">xcrun<text:line-break/>Ejemplo: xcrun --find xcodebuild<text:line-break/>Descripción: Ubica herramientas de Xcode en la línea de comandos.<text:line-break/></text:p>
        </text:list-item>
        <text:list-item>
          <text:p text:style-name="P27">sqlite3<text:line-break/>Ejemplo: sqlite3 base_de_datos.db<text:line-break/>Descripción: Accede a bases de datos SQLite.<text:line-break/><text:line-break/></text:p>
        </text:list-item>
        <text:list-item>
          <text:p text:style-name="P27"><text:soft-page-break/>pmset<text:line-break/>Ejemplo: pmset -g<text:line-break/>Descripción: Muestra o configura las opciones de administración de energía.<text:line-break/></text:p>
        </text:list-item>
        <text:list-item>
          <text:p text:style-name="P27">tmutil<text:line-break/>Ejemplo: tmutil listlocalsnapshots /<text:line-break/>Descripción: Administra Time Machine desde la línea de comandos.<text:line-break/></text:p>
        </text:list-item>
        <text:list-item>
          <text:p text:style-name="P27">fs_usage<text:line-break/>Ejemplo: fs_usage<text:line-break/>Descripción: Muestra el uso del sistema de archivos en tiempo real.<text:line-break/></text:p>
        </text:list-item>
        <text:list-item>
          <text:p text:style-name="P27">nettop<text:line-break/>Ejemplo: nettop<text:line-break/>Descripción: Muestra estadísticas de red en tiempo real.<text:line-break/></text:p>
        </text:list-item>
        <text:list-item>
          <text:p text:style-name="P27">ioreg<text:line-break/>Ejemplo: ioreg -l<text:line-break/>Descripción: Muestra información sobre la jerarquía de dispositivos de I/O.<text:line-break/></text:p>
        </text:list-item>
        <text:list-item>
          <text:p text:style-name="P27">hdiutil<text:line-break/>Ejemplo: hdiutil attach imagen.dmg<text:line-break/>Descripción: Manipula imágenes de disco y volúmenes.<text:line-break/></text:p>
        </text:list-item>
        <text:list-item>
          <text:p text:style-name="P27">echo<text:line-break/>Ejemplo: echo "Hola Mundo"<text:line-break/>Descripción: Muestra un mensaje en la pantalla.<text:line-break/></text:p>
        </text:list-item>
        <text:list-item>
          <text:p text:style-name="P18"><text:span text:style-name="Fuente_20_de_20_párrafo_20_predeter."><text:span text:style-name="T12">date<text:line-break/>Ejemplo: date<text:line-break/>Descripción: Muestra la fecha y hora actuales.<text:line-break/></text:span></text:span></text:p>
        </text:list-item>
        <text:list-item>
          <text:p text:style-name="P20"><text:s/>alias<text:line-break/>Ejemplo: alias ll='ls -l'<text:line-break/>Descripción: Crea un alias para un comando.<text:line-break/><text:line-break/><text:line-break/></text:p>
        </text:list-item>
        <text:list-item>
          <text:p text:style-name="P27"><text:soft-page-break/>unalias<text:line-break/>Ejemplo: unalias ll<text:line-break/>Descripción: Elimina un alias.<text:line-break/></text:p>
        </text:list-item>
        <text:list-item>
          <text:p text:style-name="P27">crontab<text:line-break/>Ejemplo: crontab -e<text:line-break/>Descripción: Edita el archivo de cron del usuario.<text:line-break/></text:p>
        </text:list-item>
        <text:list-item>
          <text:p text:style-name="P27">dscl<text:line-break/>Ejemplo: dscl . -list /Users<text:line-break/>Descripción: Administra el directorio de servicios de configuración.<text:line-break/></text:p>
        </text:list-item>
        <text:list-item>
          <text:p text:style-name="P27">chmod<text:line-break/>Ejemplo: chmod 644 archivo.txt<text:line-break/>Descripción: Cambia los permisos de un archivo o directorio.<text:line-break/></text:p>
        </text:list-item>
        <text:list-item>
          <text:p text:style-name="P27">chgrp<text:line-break/>Ejemplo: chgrp grupo archivo.txt<text:line-break/>Descripción: Cambia el grupo de un archivo o directorio.<text:line-break/></text:p>
        </text:list-item>
        <text:list-item>
          <text:p text:style-name="P27">mdls<text:line-break/>Ejemplo: mdls archivo.txt<text:line-break/>Descripción: Muestra los metadatos de un archivo.<text:line-break/></text:p>
        </text:list-item>
        <text:list-item>
          <text:p text:style-name="P27">spctl<text:line-break/>Ejemplo: spctl --status<text:line-break/>Descripción: Muestra el estado de las políticas de seguridad de Gatekeeper.<text:line-break/></text:p>
        </text:list-item>
        <text:list-item>
          <text:p text:style-name="P27">csrutil<text:line-break/>Ejemplo: csrutil status<text:line-break/>Descripción: Muestra el estado de la Protección de Integridad del Sistema (SIP).<text:line-break/></text:p>
        </text:list-item>
        <text:list-item>
          <text:p text:style-name="P27">plutil<text:line-break/>Ejemplo: plutil -convert json archivo.plist<text:line-break/>Descripción: Convierte y valida archivos de propiedades (plist).<text:line-break/><text:line-break/></text:p>
        </text:list-item>
        <text:list-item>
          <text:p text:style-name="P27"><text:soft-page-break/>sw_vers<text:line-break/>Ejemplo: sw_vers<text:line-break/>Descripción: Muestra la versión del sistema operativo macOS.<text:line-break/><text:line-break/></text:p>
        </text:list-item>
        <text:list-item>
          <text:p text:style-name="P27">system_profiler<text:line-break/>Ejemplo: system_profiler SPNetworkDataType<text:line-break/>Descripción: Proporciona detalles sobre la configuración de red del sistema.<text:line-break/></text:p>
        </text:list-item>
        <text:list-item>
          <text:p text:style-name="P27">pmset<text:line-break/>Ejemplo: pmset -g<text:line-break/>Descripción: Muestra o configura las opciones de administración de energía.<text:line-break/></text:p>
        </text:list-item>
        <text:list-item>
          <text:p text:style-name="P27">log<text:line-break/>Ejemplo: log show --predicate 'eventMessage contains "error"'<text:line-break/>Descripción: Muestra el registro del sistema.<text:line-break/></text:p>
        </text:list-item>
        <text:list-item>
          <text:p text:style-name="P27">killall<text:line-break/>Ejemplo: killall Finder<text:line-break/>Descripción: Termina todos los procesos con el nombre especificado.<text:line-break/></text:p>
        </text:list-item>
        <text:list-item>
          <text:p text:style-name="P27">hdiutil<text:line-break/>Ejemplo: hdiutil create -size 10g -type SPARSEBUNDLE -fs HFS+J -volname "Backup" ~/Desktop/Backup.sparsebundle<text:line-break/>Descripción: Manipula imágenes de disco y volúmenes.<text:line-break/></text:p>
        </text:list-item>
        <text:list-item>
          <text:p text:style-name="P27">iotop<text:line-break/>Ejemplo: iotop<text:line-break/>Descripción: Muestra las operaciones de entrada/salida en tiempo real.<text:line-break/></text:p>
        </text:list-item>
        <text:list-item>
          <text:p text:style-name="P27">openssl<text:line-break/>Ejemplo: openssl enc -aes-256-cbc -in archivo.txt -out archivo.enc<text:line-break/>Descripción: Herramienta de línea de comandos para criptografía.<text:line-break/></text:p>
        </text:list-item>
        <text:list-item>
          <text:p text:style-name="P27">pmset<text:line-break/>Ejemplo: pmset -g<text:line-break/>Descripción: Muestra las configuraciones de administración de energía.<text:line-break/></text:p>
        </text:list-item>
        <text:list-item>
          <text:p text:style-name="P27"><text:soft-page-break/>xargs<text:line-break/>Ejemplo: find . -name '*.txt' | xargs cat<text:line-break/>Descripción: Construye y ejecuta comandos usando argumentos de entrada.</text:p>
        </text:list-item>
      </text:list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18thCentury" svg:font-family="18thCentury" style:font-pitch="variable"/>
    <style:font-face style:name="AcmeFont" svg:font-family="AcmeFont" style:font-pitch="variable"/>
    <style:font-face style:name="Alfredo" svg:font-family="Alfredo" style:font-pitch="variable"/>
    <style:font-face style:name="Almonte Snow" svg:font-family="'Almonte Snow'" style:font-pitch="variable"/>
    <style:font-face style:name="Arial" svg:font-family="Arial" style:font-family-generic="swiss" style:font-pitch="variable"/>
    <style:font-face style:name="Asimov" svg:font-family="Asimov" style:font-family-generic="swiss" style:font-pitch="variable"/>
    <style:font-face style:name="Baby Kruffy" svg:font-family="'Baby Kruffy'" style:font-pitch="variable"/>
    <style:font-face style:name="Bauhaus 93" svg:font-family="'Bauhaus 93'" style:font-family-generic="decorative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wiss" style:font-pitch="variable"/>
    <style:font-face style:name="OpenSymbol" svg:font-family="OpenSymbol" style:font-family-generic="system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Segoe U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Segoe U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3%"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Standard" style:class="text">
      <style:paragraph-properties fo:margin-top="0cm" fo:margin-bottom="0cm" style:contextual-spacing="false" fo:line-height="85%" fo:hyphenation-ladder-count="no-limit"/>
      <style:text-properties fo:text-transform="uppercase" fo:color="#44546a" loext:opacity="100%" style:font-name="Calibri Light" fo:font-family="'Calibri Light'" style:font-family-generic="swiss" style:font-pitch="variable" fo:font-size="36pt" fo:letter-spacing="-0.026cm" style:font-name-asian="Calibri Light" style:font-family-asian="'Calibri Light'" style:font-family-generic-asian="swiss" style:font-pitch-asian="variable" style:font-size-asian="36pt" style:font-name-complex="Calibri Light" style:font-family-complex="'Calibri Light'" style:font-family-generic-complex="swiss" style:font-pitch-complex="variable" style:font-size-complex="36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706cm" fo:margin-bottom="0.071cm" style:contextual-spacing="false" fo:line-height="100%" fo:keep-together="always" fo:hyphenation-ladder-count="no-limit" fo:keep-with-next="always"/>
      <style:text-properties fo:color="#1f3864" loext:opacity="100%" style:font-name="Calibri Light" fo:font-family="'Calibri Light'" style:font-family-generic="swiss" style:font-pitch="variable" fo:font-size="18pt" style:font-name-asian="Calibri Light" style:font-family-asian="'Calibri Light'" style:font-family-generic-asian="swiss" style:font-pitch-asian="variable" style:font-size-asian="18pt" style:font-name-complex="Calibri Light" style:font-family-complex="'Calibri Light'" style:font-family-generic-complex="swiss" style:font-pitch-complex="variable" style:font-size-complex="18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4pt" style:font-name-asian="Calibri Light" style:font-family-asian="'Calibri Light'" style:font-family-generic-asian="swiss" style:font-pitch-asian="variable" style:font-size-asian="14pt" style:font-name-complex="Calibri Light" style:font-family-complex="'Calibri Light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2pt" style:font-name-asian="Calibri Light" style:font-family-asian="'Calibri Light'" style:font-family-generic-asian="swiss" style:font-pitch-asian="variable" style:font-size-asian="12pt" style:font-name-complex="Calibri Light" style:font-family-complex="'Calibri Light'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style:contextual-spacing="false" fo:keep-together="always" fo:hyphenation-ladder-count="no-limit" fo:keep-with-next="always"/>
      <style:text-properties fo:text-transform="uppercase" fo:color="#2f5496" loext:opacity="100%" style:font-name="Calibri Light" fo:font-family="'Calibri Light'" style:font-family-generic="swiss" style:font-pitch="variable" style:font-name-asian="Calibri Light" style:font-family-asian="'Calibri Light'" style:font-family-generic-asian="swiss" style:font-pitch-asian="variable" style:font-name-complex="Calibri Light" style:font-family-complex="'Calibri Light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style:contextual-spacing="false" fo:keep-together="always" fo:hyphenation-ladder-count="no-limit" fo:keep-with-next="always"/>
      <style:text-properties fo:text-transform="uppercase" fo:color="#1f3864" loext:opacity="100%" style:font-name="Calibri Light" fo:font-family="'Calibri Light'" style:font-family-generic="swiss" style:font-pitch="variable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style:contextual-spacing="false" fo:keep-together="always" fo:hyphenation-ladder-count="no-limit" fo:keep-with-next="always"/>
      <style:text-properties fo:color="#1f3864" loext:opacity="100%" style:font-name="Calibri Light" fo:font-family="'Calibri Light'" style:font-family-generic="swiss" style:font-pitch="variable" fo:font-weight="bold" style:font-name-asian="Calibri Light" style:font-family-asian="'Calibri Light'" style:font-family-generic-asian="swiss" style:font-pitch-asian="variable" style:font-weight-asian="bold" style:font-name-complex="Calibri Light" style:font-family-complex="'Calibri Light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style:contextual-spacing="false" fo:keep-together="always" fo:hyphenation-ladder-count="no-limit" fo:keep-with-next="always"/>
      <style:text-properties fo:color="#1f3864" loext:opacity="100%" style:font-name="Calibri Light" fo:font-family="'Calibri Light'" style:font-family-generic="swiss" style:font-pitch="variable" fo:font-style="italic" fo:font-weight="bold" style:font-name-asian="Calibri Light" style:font-family-asian="'Calibri Light'" style:font-family-generic-asian="swiss" style:font-pitch-asian="variable" style:font-style-asian="italic" style:font-weight-asian="bold" style:font-name-complex="Calibri Light" style:font-family-complex="'Calibri Light'" style:font-family-generic-complex="swiss" style:font-pitch-complex="variable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style:contextual-spacing="false" fo:keep-together="always" fo:hyphenation-ladder-count="no-limit" fo:keep-with-next="always"/>
      <style:text-properties fo:color="#1f3864" loext:opacity="100%" style:font-name="Calibri Light" fo:font-family="'Calibri Light'" style:font-family-generic="swiss" style:font-pitch="variable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 style:next-style-name="Standard">
      <style:paragraph-properties fo:line-height="100%" fo:hyphenation-ladder-count="no-limit"/>
      <style:text-properties fo:font-variant="small-caps" fo:color="#44546a" loext:opacity="100%"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Standard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Standard" style:next-style-name="Standard" style:class="chapter">
      <style:paragraph-properties fo:margin-top="0cm" fo:margin-bottom="0.423cm" style:contextual-spacing="false" fo:line-height="100%" fo:hyphenation-ladder-count="no-limit"/>
      <style:text-properties fo:color="#4472c4" loext:opacity="100%" style:font-name="Calibri Light" fo:font-family="'Calibri Light'" style:font-family-generic="swiss" style:font-pitch="variable" fo:font-size="14pt" style:font-name-asian="Calibri Light" style:font-family-asian="'Calibri Light'" style:font-family-generic-asian="swiss" style:font-pitch-asian="variable" style:font-size-asian="14pt" style:font-name-complex="Calibri Light" style:font-family-complex="'Calibri Light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Sin_20_espaciado" style:display-name="Sin espaciado" style:family="paragraph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ita" style:family="paragraph" style:parent-style-name="Standard" style:next-style-name="Standard">
      <style:paragraph-properties fo:margin-left="1.27cm" fo:margin-top="0.212cm" fo:margin-bottom="0.212cm" style:contextual-spacing="false" fo:hyphenation-ladder-count="no-limit">
        <style:tab-stops/>
      </style:paragraph-properties>
      <style:text-properties fo:color="#44546a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Cita_20_destacada" style:display-name="Cita destacada" style:family="paragraph" style:parent-style-name="Standard" style:next-style-name="Standard">
      <style:paragraph-properties fo:margin-left="1.27cm" fo:margin-top="0.494cm" fo:margin-bottom="0.423cm" style:contextual-spacing="false" fo:line-height="100%" fo:text-align="center" style:justify-single-word="false" fo:hyphenation-ladder-count="no-limit">
        <style:tab-stops/>
      </style:paragraph-properties>
      <style:text-properties fo:color="#44546a" loext:opacity="100%" style:font-name="Calibri Light" fo:font-family="'Calibri Light'" style:font-family-generic="swiss" style:font-pitch="variable" fo:font-size="16pt" fo:letter-spacing="-0.011cm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Título_20_de_20_índice" style:display-name="Título de índice" style:family="paragraph" style:parent-style-name="Heading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1" style:list-style-name="" style:class="index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5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499cm" fo:hyphenation-ladder-count="no-limit">
        <style:tab-stops>
          <style:tab-stop style:position="14.501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1cm" fo:hyphenation-ladder-count="no-limit">
        <style:tab-stops>
          <style:tab-stop style:position="14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fo:hyphenate="tru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1" style:display-name="TD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DC_20_2" style:display-name="TDC 2" style:family="paragraph" style:parent-style-name="Normal" style:next-style-name="Normal" style:auto-update="true">
      <style:paragraph-properties fo:margin-left="0.388cm" fo:margin-top="0cm" fo:margin-bottom="0.176cm" style:contextual-spacing="fals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ítulo_20_1_20_Car" style:display-name="Título 1 Car" style:family="text" style:parent-style-name="Fuente_20_de_20_párrafo_20_predeter.">
      <style:text-properties fo:color="#1f3864" loext:opacity="100%" style:font-name="Calibri Light" fo:font-family="'Calibri Light'" style:font-family-generic="swiss" style:font-pitch="variable" fo:font-size="18pt" style:font-name-asian="Segoe UI" style:font-family-asian="'Segoe UI'" style:font-family-generic-asian="swiss" style:font-pitch-asian="variable" style:font-size-asian="18pt" style:font-name-complex="Tahoma" style:font-family-complex="Tahoma" style:font-family-generic-complex="swiss" style:font-pitch-complex="variable" style:font-size-complex="18pt"/>
    </style:style>
    <style:style style:name="Título_20_2_20_Car" style:display-name="Título 2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16pt" style:font-name-asian="Segoe UI" style:font-family-asian="'Segoe UI'" style:font-family-generic-asian="swiss" style:font-pitch-asian="variable" style:font-size-asian="16pt" style:font-name-complex="Tahoma" style:font-family-complex="Tahoma" style:font-family-generic-complex="swiss" style:font-pitch-complex="variable" style:font-size-complex="16pt"/>
    </style:style>
    <style:style style:name="Título_20_3_20_Car" style:display-name="Título 3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14pt" style:font-name-asian="Segoe UI" style:font-family-asian="'Segoe U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ítulo_20_4_20_Car" style:display-name="Título 4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12pt" style:font-name-asian="Segoe UI" style:font-family-asian="'Segoe UI'" style:font-family-generic-asian="swiss" style:font-pitch-asian="variable" style:font-size-asian="12pt" style:font-name-complex="Tahoma" style:font-family-complex="Tahoma" style:font-family-generic-complex="swiss" style:font-pitch-complex="variable" style:font-size-complex="12pt"/>
    </style:style>
    <style:style style:name="Título_20_5_20_Car" style:display-name="Título 5 Car" style:family="text" style:parent-style-name="Fuente_20_de_20_párrafo_20_predeter.">
      <style:text-properties fo:text-transform="uppercase" fo:color="#2f5496" loext:opacity="100%" style:font-name="Calibri Light" fo:font-family="'Calibri Light'" style:font-family-generic="swiss" style:font-pitch="variable" style:font-name-asian="Segoe UI" style:font-family-asian="'Segoe UI'" style:font-family-generic-asian="swiss" style:font-pitch-asian="variable" style:font-name-complex="Tahoma" style:font-family-complex="Tahoma" style:font-family-generic-complex="swiss" style:font-pitch-complex="variable"/>
    </style:style>
    <style:style style:name="Título_20_6_20_Car" style:display-name="Título 6 Car" style:family="text" style:parent-style-name="Fuente_20_de_20_párrafo_20_predeter.">
      <style:text-properties fo:text-transform="uppercase" fo:color="#1f3864" loext:opacity="100%" style:font-name="Calibri Light" fo:font-family="'Calibri Light'" style:font-family-generic="swiss" style:font-pitch="variable" fo:font-style="italic" style:font-name-asian="Segoe UI" style:font-family-asian="'Segoe UI'" style:font-family-generic-asian="swiss" style:font-pitch-asian="variable" style:font-style-asian="italic" style:font-name-complex="Tahoma" style:font-family-complex="Tahoma" style:font-family-generic-complex="swiss" style:font-pitch-complex="variable" style:font-style-complex="italic"/>
    </style:style>
    <style:style style:name="Título_20_7_20_Car" style:display-name="Título 7 Car" style:family="text" style:parent-style-name="Fuente_20_de_20_párrafo_20_predeter.">
      <style:text-properties fo:color="#1f3864" loext:opacity="100%" style:font-name="Calibri Light" fo:font-family="'Calibri Light'" style:font-family-generic="swiss" style:font-pitch="variable" fo:font-weight="bold" style:font-name-asian="Segoe UI" style:font-family-asian="'Segoe UI'" style:font-family-generic-asian="swiss" style:font-pitch-asian="variable" style:font-weight-asian="bold" style:font-name-complex="Tahoma" style:font-family-complex="Tahoma" style:font-family-generic-complex="swiss" style:font-pitch-complex="variable" style:font-weight-complex="bold"/>
    </style:style>
    <style:style style:name="Título_20_8_20_Car" style:display-name="Título 8 Car" style:family="text" style:parent-style-name="Fuente_20_de_20_párrafo_20_predeter.">
      <style:text-properties fo:color="#1f3864" loext:opacity="100%" style:font-name="Calibri Light" fo:font-family="'Calibri Light'" style:font-family-generic="swiss" style:font-pitch="variable" fo:font-style="italic" fo:font-weight="bold" style:font-name-asian="Segoe UI" style:font-family-asian="'Segoe UI'" style:font-family-generic-asian="swiss" style:font-pitch-asian="variable" style:font-style-asian="italic" style:font-weight-asian="bold" style:font-name-complex="Tahoma" style:font-family-complex="Tahoma" style:font-family-generic-complex="swiss" style:font-pitch-complex="variable" style:font-style-complex="italic" style:font-weight-complex="bold"/>
    </style:style>
    <style:style style:name="Título_20_9_20_Car" style:display-name="Título 9 Car" style:family="text" style:parent-style-name="Fuente_20_de_20_párrafo_20_predeter.">
      <style:text-properties fo:color="#1f3864" loext:opacity="100%" style:font-name="Calibri Light" fo:font-family="'Calibri Light'" style:font-family-generic="swiss" style:font-pitch="variable" fo:font-style="italic" style:font-name-asian="Segoe UI" style:font-family-asian="'Segoe UI'" style:font-family-generic-asian="swiss" style:font-pitch-asian="variable" style:font-style-asian="italic" style:font-name-complex="Tahoma" style:font-family-complex="Tahoma" style:font-family-generic-complex="swiss" style:font-pitch-complex="variable" style:font-style-complex="italic"/>
    </style:style>
    <style:style style:name="Título_20_Car" style:display-name="Título Car" style:family="text" style:parent-style-name="Fuente_20_de_20_párrafo_20_predeter.">
      <style:text-properties fo:text-transform="uppercase" fo:color="#44546a" loext:opacity="100%" style:font-name="Calibri Light" fo:font-family="'Calibri Light'" style:font-family-generic="swiss" style:font-pitch="variable" fo:font-size="36pt" fo:letter-spacing="-0.026cm" style:font-name-asian="Segoe UI" style:font-family-asian="'Segoe UI'" style:font-family-generic-asian="swiss" style:font-pitch-asian="variable" style:font-size-asian="36pt" style:font-name-complex="Tahoma" style:font-family-complex="Tahoma" style:font-family-generic-complex="swiss" style:font-pitch-complex="variable" style:font-size-complex="36pt"/>
    </style:style>
    <style:style style:name="Subtítulo_20_Car" style:display-name="Subtítulo Car" style:family="text" style:parent-style-name="Fuente_20_de_20_párrafo_20_predeter.">
      <style:text-properties fo:color="#4472c4" loext:opacity="100%" style:font-name="Calibri Light" fo:font-family="'Calibri Light'" style:font-family-generic="swiss" style:font-pitch="variable" fo:font-size="14pt" style:font-name-asian="Segoe UI" style:font-family-asian="'Segoe UI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Énfasis" style:family="text" style:parent-style-name="Fuente_20_de_20_párrafo_20_predeter.">
      <style:text-properties fo:font-style="italic" style:font-style-asian="italic" style:font-style-complex="italic"/>
    </style:style>
    <style:style style:name="Cita_20_Car" style:display-name="Cita Car" style:family="text" style:parent-style-name="Fuente_20_de_20_párrafo_20_predeter.">
      <style:text-properties fo:color="#44546a" loext:opacity="100%" fo:font-size="12pt" style:font-size-asian="12pt" style:font-size-complex="12pt"/>
    </style:style>
    <style:style style:name="Cita_20_destacada_20_Car" style:display-name="Cita destacada Car" style:family="text" style:parent-style-name="Fuente_20_de_20_párrafo_20_predeter.">
      <style:text-properties fo:color="#44546a" loext:opacity="100%" style:font-name="Calibri Light" fo:font-family="'Calibri Light'" style:font-family-generic="swiss" style:font-pitch="variable" fo:font-size="16pt" fo:letter-spacing="-0.011cm" style:font-name-asian="Segoe UI" style:font-family-asian="'Segoe UI'" style:font-family-generic-asian="swiss" style:font-pitch-asian="variable" style:font-size-asian="16pt" style:font-name-complex="Tahoma" style:font-family-complex="Tahoma" style:font-family-generic-complex="swiss" style:font-pitch-complex="variable" style:font-size-complex="16pt"/>
    </style:style>
    <style:style style:name="Énfasis_20_sutil" style:display-name="Énfasis sutil" style:family="text" style:parent-style-name="Fuente_20_de_20_párrafo_20_predeter.">
      <style:text-properties fo:color="#595959" loext:opacity="100%" fo:font-style="italic" style:font-style-asian="italic" style:font-style-complex="italic"/>
    </style:style>
    <style:style style:name="Énfasis_20_intenso" style:display-name="Énfasis intenso" style:family="text" style:parent-style-name="Fuente_20_de_20_párrafo_20_predeter.">
      <style:text-properties fo:font-style="italic" fo:font-weight="bold" style:font-style-asian="italic" style:font-weight-asian="bold" style:font-style-complex="italic" style:font-weight-complex="bold"/>
    </style:style>
    <style:style style:name="Referencia_20_sutil" style:display-name="Referencia sutil" style:family="text" style:parent-style-name="Fuente_20_de_20_párrafo_20_predeter.">
      <style:text-properties fo:font-variant="small-caps" fo:color="#595959" loext:opacity="100%" style:text-underline-style="none"/>
    </style:style>
    <style:style style:name="Referencia_20_intensa" style:display-name="Referencia intensa" style:family="text" style:parent-style-name="Fuente_20_de_20_párrafo_20_predeter.">
      <style:text-properties fo:font-variant="small-caps" fo:color="#44546a" loext:opacity="100%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ítulo_20_del_20_libro" style:display-name="Título del libro" style:family="text" style:parent-style-name="Fuente_20_de_20_párrafo_20_predeter.">
      <style:text-properties fo:font-variant="small-caps" fo:letter-spacing="0.018cm"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xto_20_en_20_negrita" style:display-name="Texto en negrita" style:family="text" style:parent-style-name="Fuente_20_de_20_párrafo_20_predeter.">
      <style:text-properties fo:font-weight="bold" style:font-weight-asian="bold" style:font-weight-complex="bold"/>
    </style:style>
    <style:style style:name="Código_20_HTML" style:display-name="Código HTML" style:family="text" style:parent-style-name="Fuente_20_de_20_párrafo_20_predeter.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2" style:display-name="WW_CharLFO2LVL2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-0.02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Header"/>
      </style:header>
      <style:footer>
        <text:p text:style-name="MP1"><text:page-number text:select-page="current">2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meta:initial-creator>zzz</meta:initial-creator>
    <meta:creation-date>2024-08-16T22:09:00Z</meta:creation-date>
    <dc:date>2024-08-22T15:52:49.881000000</dc:date>
    <meta:editing-cycles>120</meta:editing-cycles>
    <meta:editing-duration>PT4H33M20S</meta:editing-duration>
    <meta:print-date>2024-08-22T15:40:03.561000000</meta:print-date>
    <meta:printed-by>Archivos PDF</meta:printed-by>
    <meta:document-statistic meta:table-count="0" meta:image-count="0" meta:object-count="0" meta:page-count="75" meta:paragraph-count="625" meta:word-count="8479" meta:character-count="61024" meta:non-whitespace-character-count="53047"/>
    <meta:user-defined meta:name="AppVersion">16.0000</meta:user-defined>
    <meta:template xlink:type="simple" xlink:actuate="onRequest" xlink:title="" xlink:href="Normal.dotm"/>
  </office:meta>
</office:document-meta>
</file>